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Thumbnails/thumbnail.png" manifest:media-type="image/png"/>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manifest.rdf" manifest:media-type="application/rdf+xml"/>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4" manifest:media-type=""/>
  <manifest:file-entry manifest:full-path="meta.xml" manifest:media-type="text/xml"/>
  <manifest:file-entry manifest:full-path="styles.xml" manifest:media-type="text/xml"/>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3" manifest:media-type="application/vnd.oasis.opendocument.formula"/>
  <manifest:file-entry manifest:full-path="settings.xml" manifest:media-type="text/xml"/>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Configurations2/" manifest:media-type="application/vnd.sun.xml.ui.configuration"/>
  <manifest:file-entry manifest:full-path="Object 1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content.xml" manifest:media-type="text/xml"/>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686*"/>
    </style:style>
    <style:style style:name="Таблица5.B" style:family="table-column">
      <style:table-column-properties style:column-width="1.0611in" style:rel-column-width="1528*"/>
    </style:style>
    <style:style style:name="Таблица5.C" style:family="table-column">
      <style:table-column-properties style:column-width="1.0021in" style:rel-column-width="1443*"/>
    </style:style>
    <style:style style:name="Таблица5.D" style:family="table-column">
      <style:table-column-properties style:column-width="1.25in" style:rel-column-width="1800*"/>
    </style:style>
    <style:style style:name="Таблица5.E" style:family="table-column">
      <style:table-column-properties style:column-width="1.1208in" style:rel-column-width="1614*"/>
    </style:style>
    <style:style style:name="Таблица5.F" style:family="table-column">
      <style:table-column-properties style:column-width="0.8833in" style:rel-column-width="1272*"/>
    </style:style>
    <style:style style:name="Таблица5.G" style:family="table-column">
      <style:table-column-properties style:column-width="0.8993in" style:rel-column-width="1295*"/>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686*"/>
    </style:style>
    <style:style style:name="Таблица6.B" style:family="table-column">
      <style:table-column-properties style:column-width="1.0611in" style:rel-column-width="1528*"/>
    </style:style>
    <style:style style:name="Таблица6.C" style:family="table-column">
      <style:table-column-properties style:column-width="1.0021in" style:rel-column-width="1443*"/>
    </style:style>
    <style:style style:name="Таблица6.D" style:family="table-column">
      <style:table-column-properties style:column-width="1.25in" style:rel-column-width="1800*"/>
    </style:style>
    <style:style style:name="Таблица6.E" style:family="table-column">
      <style:table-column-properties style:column-width="1.1208in" style:rel-column-width="1614*"/>
    </style:style>
    <style:style style:name="Таблица6.F" style:family="table-column">
      <style:table-column-properties style:column-width="0.8833in" style:rel-column-width="1272*"/>
    </style:style>
    <style:style style:name="Таблица6.G" style:family="table-column">
      <style:table-column-properties style:column-width="0.8993in" style:rel-column-width="1295*"/>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1"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2"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3"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5"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6"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8"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0"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2"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1ef" style:font-size-asian="14pt" style:font-size-complex="14pt"/>
    </style:style>
    <style:style style:name="P35"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6" style:family="paragraph" style:parent-style-name="Text_20_body">
      <style:paragraph-properties fo:text-indent="0in" style:auto-text-indent="false"/>
      <style:text-properties style:font-name="Times New Roman" fo:font-size="14pt" officeooo:rsid="00bf82e3" style:font-size-asian="14pt" style:font-size-complex="14pt"/>
    </style:style>
    <style:style style:name="P37"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38"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39"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0"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1"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2"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43"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44"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45"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46"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47"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48"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49"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0"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1"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2"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53" style:family="paragraph" style:parent-style-name="Standard">
      <style:paragraph-properties fo:text-indent="0in" style:auto-text-indent="false"/>
      <style:text-properties style:font-name="Times New Roman" officeooo:paragraph-rsid="00355dfd"/>
    </style:style>
    <style:style style:name="P54" style:family="paragraph" style:parent-style-name="Standard">
      <style:paragraph-properties fo:margin-left="0.4925in" fo:text-indent="0in" style:auto-text-indent="false"/>
      <style:text-properties style:font-name="Times New Roman" officeooo:paragraph-rsid="00355dfd"/>
    </style:style>
    <style:style style:name="P55" style:family="paragraph" style:parent-style-name="Standard">
      <style:paragraph-properties fo:margin-left="0.4925in" fo:text-indent="0in" style:auto-text-indent="false"/>
      <style:text-properties style:font-name="Times New Roman" officeooo:paragraph-rsid="0041ec9a"/>
    </style:style>
    <style:style style:name="P56" style:family="paragraph" style:parent-style-name="Standard">
      <style:text-properties style:font-name="Times New Roman" officeooo:paragraph-rsid="0041ec9a"/>
    </style:style>
    <style:style style:name="P57" style:family="paragraph" style:parent-style-name="Standard">
      <style:paragraph-properties fo:text-align="center" style:justify-single-word="false" fo:text-indent="0in" style:auto-text-indent="false"/>
    </style:style>
    <style:style style:name="P58" style:family="paragraph" style:parent-style-name="Frame_20_contents">
      <style:paragraph-properties fo:margin-top="0.0417in" fo:margin-bottom="0in" style:contextual-spacing="false" fo:text-align="center" style:justify-single-word="false" fo:text-indent="0in" style:auto-text-indent="false"/>
    </style:style>
    <style:style style:name="P59" style:family="paragraph" style:parent-style-name="Standard">
      <style:paragraph-properties fo:margin-top="0.0417in" fo:margin-bottom="0in" style:contextual-spacing="false" fo:text-align="center" style:justify-single-word="false"/>
    </style:style>
    <style:style style:name="P60" style:family="paragraph" style:parent-style-name="Standard">
      <style:paragraph-properties fo:text-align="center" style:justify-single-word="false"/>
    </style:style>
    <style:style style:name="P61"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6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79e22" fo:background-color="#ffff00" style:font-size-asian="14pt" style:font-weight-asian="normal" style:font-size-complex="14pt" style:font-weight-complex="normal"/>
    </style:style>
    <style:style style:name="P6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64"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65"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66" style:family="paragraph" style:parent-style-name="Table_20_Contents">
      <style:paragraph-properties fo:text-align="center" style:justify-single-word="false"/>
      <style:text-properties style:font-name="Times New Roman3" fo:font-size="14pt"/>
    </style:style>
    <style:style style:name="P67" style:family="paragraph" style:parent-style-name="Table_20_Contents">
      <style:paragraph-properties fo:text-align="center" style:justify-single-word="false"/>
      <style:text-properties style:font-name="Times New Roman3" fo:font-size="14pt" officeooo:paragraph-rsid="009d5aba"/>
    </style:style>
    <style:style style:name="P68"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69"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70"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71"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72" style:family="paragraph" style:parent-style-name="Text_20_body">
      <style:text-properties officeooo:paragraph-rsid="00775295"/>
    </style:style>
    <style:style style:name="P73"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74" style:family="paragraph" style:parent-style-name="Text_20_body">
      <style:text-properties fo:font-size="14pt" style:font-size-asian="14pt" style:font-size-complex="14pt"/>
    </style:style>
    <style:style style:name="P75" style:family="paragraph" style:parent-style-name="Text_20_body">
      <style:text-properties fo:font-size="14pt" officeooo:rsid="00627995" officeooo:paragraph-rsid="00627995" style:font-size-asian="14pt" style:font-size-complex="14pt"/>
    </style:style>
    <style:style style:name="P76" style:family="paragraph" style:parent-style-name="Text_20_body">
      <style:text-properties fo:font-size="14pt" officeooo:rsid="00650c2c" officeooo:paragraph-rsid="00650c2c" style:font-size-asian="14pt" style:font-size-complex="14pt"/>
    </style:style>
    <style:style style:name="P77"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78" style:family="paragraph" style:parent-style-name="Text_20_body">
      <style:text-properties fo:font-size="14pt" officeooo:rsid="0067c9e2" officeooo:paragraph-rsid="0067c9e2" style:font-size-asian="14pt" style:font-size-complex="14pt"/>
    </style:style>
    <style:style style:name="P79" style:family="paragraph" style:parent-style-name="Text_20_body">
      <style:text-properties fo:font-size="14pt" officeooo:rsid="006b1599" officeooo:paragraph-rsid="006cd798" style:font-size-asian="14pt" style:font-size-complex="14pt"/>
    </style:style>
    <style:style style:name="P80"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81" style:family="paragraph" style:parent-style-name="Text_20_body">
      <style:text-properties fo:font-size="14pt" officeooo:rsid="006b1599" officeooo:paragraph-rsid="006b1599" style:font-size-asian="14pt" style:font-size-complex="14pt"/>
    </style:style>
    <style:style style:name="P82" style:family="paragraph" style:parent-style-name="Text_20_body">
      <style:text-properties fo:font-size="14pt" officeooo:rsid="006cc2a7" officeooo:paragraph-rsid="006cc2a7" style:font-size-asian="14pt" style:font-size-complex="14pt"/>
    </style:style>
    <style:style style:name="P83" style:family="paragraph" style:parent-style-name="Text_20_body">
      <style:text-properties fo:font-size="14pt" officeooo:rsid="006e692f" officeooo:paragraph-rsid="006e692f" style:font-size-asian="14pt" style:font-size-complex="14pt"/>
    </style:style>
    <style:style style:name="P84" style:family="paragraph" style:parent-style-name="Text_20_body">
      <style:text-properties fo:font-size="14pt" officeooo:rsid="006e692f" officeooo:paragraph-rsid="0073474d" style:font-size-asian="14pt" style:font-size-complex="14pt"/>
    </style:style>
    <style:style style:name="P85"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86" style:family="paragraph" style:parent-style-name="Text_20_body">
      <style:text-properties fo:font-size="14pt" officeooo:rsid="0075c8ac" officeooo:paragraph-rsid="0075c8ac" style:font-size-asian="14pt" style:font-size-complex="14pt"/>
    </style:style>
    <style:style style:name="P87"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88" style:family="paragraph" style:parent-style-name="Text_20_body">
      <style:text-properties fo:font-size="14pt" officeooo:rsid="0081cd69" officeooo:paragraph-rsid="0081cd69" style:font-size-asian="14pt" style:font-size-complex="14pt"/>
    </style:style>
    <style:style style:name="P89"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90" style:family="paragraph" style:parent-style-name="Text_20_body">
      <style:text-properties fo:font-size="14pt" officeooo:rsid="0073474d" officeooo:paragraph-rsid="0073474d" style:font-size-asian="14pt" style:font-size-complex="14pt"/>
    </style:style>
    <style:style style:name="P91" style:family="paragraph" style:parent-style-name="Text_20_body">
      <style:text-properties fo:font-size="14pt" officeooo:rsid="006415f9" officeooo:paragraph-rsid="006415f9" style:font-size-asian="14pt" style:font-size-complex="14pt"/>
    </style:style>
    <style:style style:name="P92" style:family="paragraph" style:parent-style-name="Text_20_body">
      <style:text-properties fo:font-size="14pt" officeooo:rsid="007f208f" officeooo:paragraph-rsid="007f208f" style:font-size-asian="14pt" style:font-size-complex="14pt"/>
    </style:style>
    <style:style style:name="P93"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94" style:family="paragraph" style:parent-style-name="Text_20_body">
      <style:text-properties fo:font-size="14pt" officeooo:rsid="007f208f" officeooo:paragraph-rsid="0082ffbf" style:font-size-asian="14pt" style:font-size-complex="14pt"/>
    </style:style>
    <style:style style:name="P95" style:family="paragraph" style:parent-style-name="Text_20_body">
      <style:text-properties fo:font-size="14pt" officeooo:rsid="0082ffbf" officeooo:paragraph-rsid="0082ffbf" style:font-size-asian="14pt" style:font-size-complex="14pt"/>
    </style:style>
    <style:style style:name="P96"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97" style:family="paragraph" style:parent-style-name="Text_20_body">
      <style:text-properties fo:font-size="14pt" officeooo:rsid="00832bc0" officeooo:paragraph-rsid="00832bc0" style:font-size-asian="14pt" style:font-size-complex="14pt"/>
    </style:style>
    <style:style style:name="P98"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99" style:family="paragraph" style:parent-style-name="Text_20_body">
      <style:text-properties fo:font-size="14pt" officeooo:rsid="0083bfeb" officeooo:paragraph-rsid="0083bfeb" style:font-size-asian="14pt" style:font-size-complex="14pt"/>
    </style:style>
    <style:style style:name="P100" style:family="paragraph" style:parent-style-name="Text_20_body">
      <style:text-properties fo:font-size="14pt" officeooo:rsid="00843126" officeooo:paragraph-rsid="00843126" style:font-size-asian="14pt" style:font-size-complex="14pt"/>
    </style:style>
    <style:style style:name="P101"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02"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03" style:family="paragraph" style:parent-style-name="Text_20_body">
      <style:text-properties fo:font-size="14pt" officeooo:rsid="00aff6e8" officeooo:paragraph-rsid="00aff6e8" style:font-size-asian="14pt" style:font-size-complex="14pt"/>
    </style:style>
    <style:style style:name="P104" style:family="paragraph" style:parent-style-name="Text_20_body">
      <style:text-properties fo:font-size="14pt" officeooo:rsid="007a69b1" officeooo:paragraph-rsid="007a69b1" fo:background-color="#ffff00" style:font-size-asian="14pt" style:font-size-complex="14pt"/>
    </style:style>
    <style:style style:name="P105" style:family="paragraph" style:parent-style-name="Text_20_body">
      <style:text-properties officeooo:rsid="00879dbb" officeooo:paragraph-rsid="00879dbb"/>
    </style:style>
    <style:style style:name="P106" style:family="paragraph" style:parent-style-name="Text_20_body">
      <style:text-properties officeooo:rsid="00930c3a" officeooo:paragraph-rsid="00930c3a"/>
    </style:style>
    <style:style style:name="P107" style:family="paragraph" style:parent-style-name="Text_20_body">
      <style:paragraph-properties fo:text-align="center" style:justify-single-word="false"/>
      <style:text-properties officeooo:rsid="00930c3a" officeooo:paragraph-rsid="00930c3a"/>
    </style:style>
    <style:style style:name="P108" style:family="paragraph" style:parent-style-name="Text_20_body">
      <style:paragraph-properties fo:text-align="center" style:justify-single-word="false"/>
      <style:text-properties officeooo:rsid="00930c3a" officeooo:paragraph-rsid="00963cb8"/>
    </style:style>
    <style:style style:name="P109" style:family="paragraph" style:parent-style-name="Text_20_body">
      <style:paragraph-properties fo:text-align="center" style:justify-single-word="false"/>
      <style:text-properties officeooo:rsid="00930c3a" officeooo:paragraph-rsid="0097c26e"/>
    </style:style>
    <style:style style:name="P110" style:family="paragraph" style:parent-style-name="Text_20_body">
      <style:paragraph-properties fo:text-align="center" style:justify-single-word="false"/>
      <style:text-properties officeooo:rsid="00930c3a" officeooo:paragraph-rsid="009b8388"/>
    </style:style>
    <style:style style:name="P111" style:family="paragraph" style:parent-style-name="Text_20_body">
      <style:text-properties officeooo:rsid="0094ff60" officeooo:paragraph-rsid="0094ff60"/>
    </style:style>
    <style:style style:name="P112" style:family="paragraph" style:parent-style-name="Text_20_body">
      <style:text-properties officeooo:rsid="00963cb8" officeooo:paragraph-rsid="00963cb8"/>
    </style:style>
    <style:style style:name="P113" style:family="paragraph" style:parent-style-name="Text_20_body">
      <style:text-properties officeooo:rsid="00963cb8" officeooo:paragraph-rsid="0097c26e"/>
    </style:style>
    <style:style style:name="P114" style:family="paragraph" style:parent-style-name="Text_20_body">
      <style:text-properties officeooo:rsid="0097c26e" officeooo:paragraph-rsid="0097c26e"/>
    </style:style>
    <style:style style:name="P115" style:family="paragraph" style:parent-style-name="Text_20_body">
      <style:text-properties officeooo:rsid="0099c0f9" officeooo:paragraph-rsid="0099c0f9"/>
    </style:style>
    <style:style style:name="P116" style:family="paragraph" style:parent-style-name="Text_20_body">
      <style:text-properties officeooo:rsid="009d5aba" officeooo:paragraph-rsid="009d5aba"/>
    </style:style>
    <style:style style:name="P117" style:family="paragraph" style:parent-style-name="Text_20_body">
      <style:paragraph-properties fo:text-indent="0in" style:auto-text-indent="false"/>
      <style:text-properties officeooo:rsid="009d5aba" officeooo:paragraph-rsid="009d5aba"/>
    </style:style>
    <style:style style:name="P118" style:family="paragraph" style:parent-style-name="Text_20_body">
      <style:text-properties officeooo:rsid="00a2bfc8" officeooo:paragraph-rsid="00a2bfc8"/>
    </style:style>
    <style:style style:name="P119" style:family="paragraph" style:parent-style-name="Text_20_body">
      <style:text-properties fo:language="uk" fo:country="UA" officeooo:rsid="00930c3a" officeooo:paragraph-rsid="00930c3a"/>
    </style:style>
    <style:style style:name="P120" style:family="paragraph" style:parent-style-name="Text_20_body">
      <style:text-properties fo:language="uk" fo:country="UA" officeooo:rsid="00963cb8" officeooo:paragraph-rsid="00963cb8"/>
    </style:style>
    <style:style style:name="P121" style:family="paragraph" style:parent-style-name="Text_20_body">
      <style:text-properties fo:language="uk" fo:country="UA" officeooo:rsid="00963cb8" officeooo:paragraph-rsid="0097c26e"/>
    </style:style>
    <style:style style:name="P122" style:family="paragraph" style:parent-style-name="Text_20_body">
      <style:text-properties fo:language="uk" fo:country="UA" officeooo:rsid="0097c26e" officeooo:paragraph-rsid="0097c26e"/>
    </style:style>
    <style:style style:name="P123" style:family="paragraph" style:parent-style-name="Text_20_body">
      <style:text-properties fo:language="uk" fo:country="UA" officeooo:rsid="0099c0f9" officeooo:paragraph-rsid="0099c0f9"/>
    </style:style>
    <style:style style:name="P124" style:family="paragraph" style:parent-style-name="Text_20_body">
      <style:text-properties fo:language="uk" fo:country="UA" officeooo:rsid="0094a6b9" officeooo:paragraph-rsid="0094a6b9"/>
    </style:style>
    <style:style style:name="P125" style:family="paragraph" style:parent-style-name="Вступление-Приложение">
      <style:paragraph-properties fo:break-before="page"/>
    </style:style>
    <style:style style:name="P126" style:family="paragraph" style:parent-style-name="Text_20_body">
      <style:paragraph-properties fo:text-indent="0in" style:auto-text-indent="false"/>
      <style:text-properties officeooo:paragraph-rsid="00df90bd"/>
    </style:style>
    <style:style style:name="P127" style:family="paragraph" style:parent-style-name="Text_20_body">
      <style:paragraph-properties fo:text-indent="0in" style:auto-text-indent="false"/>
      <style:text-properties officeooo:rsid="00895716" officeooo:paragraph-rsid="00ddb863"/>
    </style:style>
    <style:style style:name="P128" style:family="paragraph" style:parent-style-name="Text_20_body">
      <style:paragraph-properties fo:text-indent="0in" style:auto-text-indent="false"/>
    </style:style>
    <style:style style:name="P129" style:family="paragraph" style:parent-style-name="Text_20_body">
      <style:text-properties officeooo:rsid="00c9fa93" officeooo:paragraph-rsid="00c9fa93"/>
    </style:style>
    <style:style style:name="P130" style:family="paragraph" style:parent-style-name="Text_20_body">
      <style:paragraph-properties fo:text-indent="0in" style:auto-text-indent="false"/>
      <style:text-properties officeooo:rsid="00c9fa93" officeooo:paragraph-rsid="00c9fa93"/>
    </style:style>
    <style:style style:name="P131" style:family="paragraph" style:parent-style-name="Text_20_body">
      <style:text-properties officeooo:rsid="00cbb2e9" officeooo:paragraph-rsid="00cbb2e9"/>
    </style:style>
    <style:style style:name="P132" style:family="paragraph" style:parent-style-name="Text_20_body">
      <style:text-properties officeooo:paragraph-rsid="00dbff2d"/>
    </style:style>
    <style:style style:name="P133"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134"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135"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136"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137"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138" style:family="paragraph" style:parent-style-name="Frame_20_contents">
      <style:paragraph-properties fo:text-align="center" style:justify-single-word="false" fo:text-indent="0in" style:auto-text-indent="false"/>
    </style:style>
    <style:style style:name="P139"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140"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141" style:family="paragraph" style:parent-style-name="Contents_20_2">
      <style:paragraph-properties fo:text-align="justify" style:justify-single-word="false"/>
      <style:text-properties officeooo:paragraph-rsid="00d6351f"/>
    </style:style>
    <style:style style:name="P142" style:family="paragraph" style:parent-style-name="Contents_20_2">
      <style:paragraph-properties fo:text-align="justify" style:justify-single-word="false"/>
      <style:text-properties officeooo:paragraph-rsid="00e7c7e3"/>
    </style:style>
    <style:style style:name="P143" style:family="paragraph" style:parent-style-name="Contents_20_2">
      <style:paragraph-properties fo:text-align="justify" style:justify-single-word="false"/>
    </style:style>
    <style:style style:name="P144" style:family="paragraph" style:parent-style-name="Heading_20_1" style:list-style-name="WWNum1">
      <style:paragraph-properties fo:break-before="page"/>
      <style:text-properties officeooo:paragraph-rsid="00d6351f"/>
    </style:style>
    <style:style style:name="P145" style:family="paragraph" style:parent-style-name="Heading_20_1" style:list-style-name="WWNum1">
      <style:paragraph-properties fo:break-before="page"/>
      <style:text-properties officeooo:paragraph-rsid="00d7cb6f"/>
    </style:style>
    <style:style style:name="P146" style:family="paragraph" style:parent-style-name="Heading_20_1" style:list-style-name="WWNum1">
      <style:paragraph-properties fo:break-before="page"/>
      <style:text-properties officeooo:paragraph-rsid="0108cee3"/>
    </style:style>
    <style:style style:name="P147" style:family="paragraph" style:parent-style-name="Heading_20_2" style:list-style-name="WWNum1">
      <style:paragraph-properties fo:margin-left="0in" fo:text-indent="0.4925in" style:auto-text-indent="false"/>
      <style:text-properties officeooo:paragraph-rsid="00ddb863"/>
    </style:style>
    <style:style style:name="P148" style:family="paragraph" style:parent-style-name="Heading_20_2" style:list-style-name="WWNum1">
      <style:paragraph-properties fo:margin-left="0in" fo:text-indent="0.4925in" style:auto-text-indent="false"/>
      <style:text-properties officeooo:paragraph-rsid="00df90bd"/>
    </style:style>
    <style:style style:name="P149" style:family="paragraph" style:parent-style-name="Heading_20_2" style:list-style-name="WWNum1">
      <style:paragraph-properties fo:margin-left="0in" fo:text-indent="0.4925in" style:auto-text-indent="false"/>
      <style:text-properties officeooo:paragraph-rsid="00e2efac"/>
    </style:style>
    <style:style style:name="P150"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51"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52"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5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154"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15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156"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157"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158"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159"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160"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161"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16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163"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164"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65"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166"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167"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169"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170"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171"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172"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174"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175"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177"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178"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179"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180"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181"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182" style:family="paragraph" style:parent-style-name="Standard">
      <style:paragraph-properties fo:line-height="150%" fo:text-indent="0in" style:auto-text-indent="false"/>
      <style:text-properties style:font-name="Times New Roman" officeooo:paragraph-rsid="00306942"/>
    </style:style>
    <style:style style:name="P183"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184"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185"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186"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187" style:family="paragraph" style:parent-style-name="Standard">
      <style:paragraph-properties fo:line-height="115%" fo:text-indent="0in" style:auto-text-indent="false"/>
      <style:text-properties style:font-name="Times New Roman" officeooo:paragraph-rsid="00355dfd"/>
    </style:style>
    <style:style style:name="P188" style:family="paragraph" style:parent-style-name="Standard">
      <style:paragraph-properties fo:text-indent="0in" style:auto-text-indent="false"/>
      <style:text-properties style:font-name="Times New Roman" officeooo:paragraph-rsid="00355dfd"/>
    </style:style>
    <style:style style:name="P189"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19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191"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19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193"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194"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195"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196"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197"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198" style:family="paragraph" style:parent-style-name="Standard">
      <style:paragraph-properties fo:text-align="center" style:justify-single-word="false"/>
    </style:style>
    <style:style style:name="P199" style:family="paragraph" style:parent-style-name="Standard">
      <style:paragraph-properties fo:text-align="center" style:justify-single-word="false" fo:text-indent="0in" style:auto-text-indent="false"/>
    </style:style>
    <style:style style:name="P20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20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20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203" style:family="paragraph" style:parent-style-name="Standard">
      <style:paragraph-properties fo:text-indent="0in" style:auto-text-indent="false"/>
      <style:text-properties officeooo:paragraph-rsid="00efea64"/>
    </style:style>
    <style:style style:name="P204" style:family="paragraph" style:parent-style-name="Standard">
      <style:paragraph-properties fo:orphans="0" fo:widows="0" fo:text-indent="0in" style:auto-text-indent="false"/>
      <style:text-properties officeooo:paragraph-rsid="0108cee3"/>
    </style:style>
    <style:style style:name="P205" style:family="paragraph" style:parent-style-name="Standard">
      <style:paragraph-properties fo:margin-top="0in" fo:margin-bottom="0in" style:contextual-spacing="false" fo:text-align="center" style:justify-single-word="false" fo:orphans="2" fo:widows="2" fo:text-indent="0in" style:auto-text-indent="false"/>
      <style:text-properties officeooo:paragraph-rsid="0108cee3" style:letter-kerning="false" fo:background-color="transparent" style:font-name-asian="Calibri1" style:language-asian="en" style:country-asian="US" style:font-name-complex="F" style:font-size-complex="11pt" style:language-complex="ar" style:country-complex="SA"/>
    </style:style>
    <style:style style:name="P206" style:family="paragraph" style:parent-style-name="Standard">
      <style:paragraph-properties fo:margin-top="0in" fo:margin-bottom="0in" style:contextual-spacing="false" fo:orphans="2" fo:widows="2" fo:text-indent="0in" style:auto-text-indent="false"/>
      <style:text-properties officeooo:paragraph-rsid="0108cee3" style:letter-kerning="false" fo:background-color="transparent" style:font-name-asian="Calibri1" style:language-asian="en" style:country-asian="US" style:font-name-complex="F" style:font-size-complex="11pt" style:language-complex="ar" style:country-complex="SA"/>
    </style:style>
    <style:style style:name="P207" style:family="paragraph" style:parent-style-name="Standard">
      <style:paragraph-properties fo:margin-top="0in" fo:margin-bottom="0in" style:contextual-spacing="false" fo:text-align="start" style:justify-single-word="false" fo:orphans="2" fo:widows="2" fo:text-indent="0in" style:auto-text-indent="false"/>
      <style:text-properties officeooo:paragraph-rsid="0108cee3" style:letter-kerning="false" fo:background-color="transparent" style:font-name-asian="Calibri1" style:language-asian="en" style:country-asian="US" style:font-name-complex="F" style:font-size-complex="11pt" style:language-complex="ar" style:country-complex="SA"/>
    </style:style>
    <style:style style:name="P208"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209"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210" style:family="paragraph" style:parent-style-name="Table_20_Contents">
      <style:paragraph-properties fo:text-align="justify" style:justify-single-word="false"/>
      <style:text-properties style:font-name="Times New Roman3" fo:font-size="14pt" officeooo:paragraph-rsid="00d400f8"/>
    </style:style>
    <style:style style:name="P211" style:family="paragraph" style:parent-style-name="Table_20_Contents">
      <style:paragraph-properties fo:text-align="justify" style:justify-single-word="false"/>
      <style:text-properties style:font-name="Times New Roman3" fo:font-size="14pt" officeooo:paragraph-rsid="00efea64"/>
    </style:style>
    <style:style style:name="P212"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213"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214"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215" style:family="paragraph" style:parent-style-name="Table_20_Contents">
      <style:paragraph-properties fo:text-align="end" style:justify-single-word="false"/>
      <style:text-properties style:font-name="Times New Roman3" fo:font-size="14pt" officeooo:paragraph-rsid="00efea64"/>
    </style:style>
    <style:style style:name="P216"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217"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218"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219"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220"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221"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222"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223"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224"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225"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226"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227" style:family="paragraph" style:parent-style-name="Table_20_Contents">
      <style:paragraph-properties fo:text-align="end" style:justify-single-word="false"/>
      <style:text-properties style:font-name="Times New Roman" fo:font-size="14pt" style:font-size-asian="14pt" style:font-size-complex="14pt"/>
    </style:style>
    <style:style style:name="P228"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29" style:family="paragraph" style:parent-style-name="Text_20_body" style:list-style-name="Numbering_20_123"/>
    <style:style style:name="P230" style:family="paragraph" style:parent-style-name="Text_20_body" style:list-style-name="Numbering_20_123">
      <style:text-properties fo:font-size="14pt" style:font-size-asian="14pt" style:font-size-complex="14pt"/>
    </style:style>
    <style:style style:name="P231" style:family="paragraph" style:parent-style-name="Text_20_body" style:list-style-name="Numbering_20_123">
      <style:text-properties officeooo:rsid="00895716" officeooo:paragraph-rsid="00895716"/>
    </style:style>
    <style:style style:name="P232" style:family="paragraph" style:parent-style-name="Text_20_body" style:list-style-name="Numbering_20_123">
      <style:text-properties officeooo:rsid="00895716" officeooo:paragraph-rsid="008bcc41"/>
    </style:style>
    <style:style style:name="P233" style:family="paragraph" style:parent-style-name="Text_20_body" style:list-style-name="Numbering_20_123">
      <style:text-properties officeooo:rsid="00895716" officeooo:paragraph-rsid="008b83cb"/>
    </style:style>
    <style:style style:name="P234" style:family="paragraph" style:parent-style-name="Text_20_body" style:list-style-name="Numbering_20_123">
      <style:text-properties officeooo:rsid="008a67bf" officeooo:paragraph-rsid="008a67bf"/>
    </style:style>
    <style:style style:name="P235" style:family="paragraph" style:parent-style-name="Text_20_body" style:list-style-name="Numbering_20_123">
      <style:text-properties officeooo:rsid="008b83cb" officeooo:paragraph-rsid="008b83cb"/>
    </style:style>
    <style:style style:name="P236" style:family="paragraph" style:parent-style-name="Text_20_body" style:list-style-name="Numbering_20_123">
      <style:text-properties officeooo:rsid="008d5881" officeooo:paragraph-rsid="00aa7a2f"/>
    </style:style>
    <style:style style:name="P237" style:family="paragraph" style:parent-style-name="Text_20_body" style:list-style-name="Numbering_20_123">
      <style:text-properties officeooo:rsid="008d5881" officeooo:paragraph-rsid="00abce28"/>
    </style:style>
    <style:style style:name="P238" style:family="paragraph" style:parent-style-name="Text_20_body" style:list-style-name="Numbering_20_123">
      <style:text-properties officeooo:rsid="008d5881" officeooo:paragraph-rsid="00b7c943"/>
    </style:style>
    <style:style style:name="P239" style:family="paragraph" style:parent-style-name="Text_20_body" style:list-style-name="Numbering_20_123">
      <style:text-properties officeooo:rsid="008d5881" officeooo:paragraph-rsid="00b855e6"/>
    </style:style>
    <style:style style:name="P240" style:family="paragraph" style:parent-style-name="Text_20_body" style:list-style-name="Numbering_20_123">
      <style:text-properties officeooo:rsid="008d5881" officeooo:paragraph-rsid="008d5881"/>
    </style:style>
    <style:style style:name="P241" style:family="paragraph" style:parent-style-name="Text_20_body" style:list-style-name="Numbering_20_123">
      <style:text-properties officeooo:rsid="008d5881" officeooo:paragraph-rsid="008ef5da"/>
    </style:style>
    <style:style style:name="P242" style:family="paragraph" style:parent-style-name="Text_20_body" style:list-style-name="Numbering_20_123">
      <style:paragraph-properties fo:text-align="start" style:justify-single-word="false"/>
      <style:text-properties officeooo:rsid="008d5881" officeooo:paragraph-rsid="00b3d23f"/>
    </style:style>
    <style:style style:name="P243" style:family="paragraph" style:parent-style-name="Text_20_body" style:list-style-name="Numbering_20_123">
      <style:paragraph-properties fo:text-align="start" style:justify-single-word="false"/>
      <style:text-properties officeooo:rsid="008d5881" officeooo:paragraph-rsid="00b7c943"/>
    </style:style>
    <style:style style:name="P244" style:family="paragraph" style:parent-style-name="Text_20_body" style:list-style-name="Numbering_20_123">
      <style:paragraph-properties fo:text-align="start" style:justify-single-word="false"/>
      <style:text-properties officeooo:rsid="008d5881" officeooo:paragraph-rsid="00b855e6"/>
    </style:style>
    <style:style style:name="P245" style:family="paragraph" style:parent-style-name="Text_20_body" style:list-style-name="Numbering_20_123">
      <style:text-properties officeooo:rsid="00abce28" officeooo:paragraph-rsid="00abce28"/>
    </style:style>
    <style:style style:name="P246" style:family="paragraph" style:parent-style-name="Text_20_body" style:list-style-name="Numbering_20_123">
      <style:text-properties officeooo:rsid="00abce28" officeooo:paragraph-rsid="00abfbf8"/>
    </style:style>
    <style:style style:name="P247" style:family="paragraph" style:parent-style-name="Text_20_body" style:list-style-name="Numbering_20_123">
      <style:text-properties officeooo:rsid="008ef5da" officeooo:paragraph-rsid="00aa7a2f"/>
    </style:style>
    <style:style style:name="P248" style:family="paragraph" style:parent-style-name="Text_20_body" style:list-style-name="Numbering_20_123">
      <style:text-properties officeooo:rsid="008ef5da" officeooo:paragraph-rsid="008ef5da"/>
    </style:style>
    <style:style style:name="P249" style:family="paragraph" style:parent-style-name="Text_20_body" style:list-style-name="Numbering_20_123">
      <style:paragraph-properties fo:break-before="page"/>
      <style:text-properties officeooo:rsid="008ef5da" officeooo:paragraph-rsid="008ef5da"/>
    </style:style>
    <style:style style:name="P250" style:family="paragraph" style:parent-style-name="Text_20_body" style:list-style-name="Numbering_20_123">
      <style:text-properties officeooo:rsid="008ef5da" officeooo:paragraph-rsid="00abce28"/>
    </style:style>
    <style:style style:name="P251" style:family="paragraph" style:parent-style-name="Text_20_body" style:list-style-name="Numbering_20_123">
      <style:text-properties officeooo:rsid="008ef5da" officeooo:paragraph-rsid="008f690e"/>
    </style:style>
    <style:style style:name="P252" style:family="paragraph" style:parent-style-name="Text_20_body" style:list-style-name="Numbering_20_123">
      <style:text-properties officeooo:rsid="008ef5da" officeooo:paragraph-rsid="0090b768"/>
    </style:style>
    <style:style style:name="P253" style:family="paragraph" style:parent-style-name="Text_20_body" style:list-style-name="Numbering_20_123">
      <style:text-properties officeooo:rsid="00aa7a2f" officeooo:paragraph-rsid="00aa7a2f"/>
    </style:style>
    <style:style style:name="P254" style:family="paragraph" style:parent-style-name="Text_20_body" style:list-style-name="Numbering_20_123">
      <style:text-properties officeooo:rsid="00aff6e8" officeooo:paragraph-rsid="00aff6e8"/>
    </style:style>
    <style:style style:name="P255" style:family="paragraph" style:parent-style-name="Text_20_body" style:list-style-name="Numbering_20_123">
      <style:text-properties fo:font-style="normal" officeooo:rsid="008ef5da" officeooo:paragraph-rsid="00ad0f70" style:font-style-asian="normal" style:font-style-complex="normal"/>
    </style:style>
    <style:style style:name="P256" style:family="paragraph" style:parent-style-name="Text_20_body" style:list-style-name="Numbering_20_123">
      <style:text-properties fo:font-style="normal" officeooo:rsid="008ef5da" officeooo:paragraph-rsid="00ae8776" style:font-style-asian="normal" style:font-style-complex="normal"/>
    </style:style>
    <style:style style:name="P257" style:family="paragraph" style:parent-style-name="Text_20_body" style:list-style-name="Numbering_20_123">
      <style:text-properties fo:font-style="normal" officeooo:rsid="008ef5da" officeooo:paragraph-rsid="008ef5da" style:font-style-asian="normal" style:font-style-complex="normal"/>
    </style:style>
    <style:style style:name="P258" style:family="paragraph" style:parent-style-name="Text_20_body" style:list-style-name="Numbering_20_123">
      <style:text-properties fo:font-style="normal" officeooo:rsid="008ef5da" officeooo:paragraph-rsid="0090b768" style:font-style-asian="normal" style:font-style-complex="normal"/>
    </style:style>
    <style:style style:name="P259" style:family="paragraph" style:parent-style-name="Text_20_body" style:list-style-name="Numbering_20_123">
      <style:text-properties fo:font-style="normal" officeooo:rsid="00af4406" officeooo:paragraph-rsid="00af4406" style:font-style-asian="normal" style:font-style-complex="normal"/>
    </style:style>
    <style:style style:name="P260" style:family="paragraph" style:parent-style-name="Text_20_body" style:list-style-name="Numbering_20_123">
      <style:text-properties fo:font-style="normal" officeooo:rsid="00af4406" officeooo:paragraph-rsid="00b164fc" style:font-style-asian="normal" style:font-style-complex="normal"/>
    </style:style>
    <style:style style:name="P261" style:family="paragraph" style:parent-style-name="Text_20_body" style:list-style-name="Numbering_20_123">
      <style:text-properties fo:font-style="normal" officeooo:rsid="00af4406" officeooo:paragraph-rsid="00b358d5" style:font-style-asian="normal" style:font-style-complex="normal"/>
    </style:style>
    <style:style style:name="P262" style:family="paragraph" style:parent-style-name="Text_20_body" style:list-style-name="Numbering_20_123">
      <style:text-properties fo:font-style="normal" officeooo:rsid="00af4406" officeooo:paragraph-rsid="00b7c943" style:font-style-asian="normal" style:font-style-complex="normal"/>
    </style:style>
    <style:style style:name="P263" style:family="paragraph" style:parent-style-name="Text_20_body" style:list-style-name="Numbering_20_123">
      <style:text-properties fo:font-style="normal" officeooo:rsid="00af4406" officeooo:paragraph-rsid="00b855e6" style:font-style-asian="normal" style:font-style-complex="normal"/>
    </style:style>
    <style:style style:name="P264" style:family="paragraph" style:parent-style-name="Text_20_body" style:list-style-name="Numbering_20_123">
      <style:text-properties fo:font-style="normal" officeooo:rsid="00aff6e8" officeooo:paragraph-rsid="00aff6e8" style:font-style-asian="normal" style:font-style-complex="normal"/>
    </style:style>
    <style:style style:name="P265" style:family="paragraph" style:parent-style-name="Text_20_body" style:list-style-name="Numbering_20_123">
      <style:text-properties fo:font-style="normal" officeooo:rsid="00b164fc" officeooo:paragraph-rsid="00b164fc" style:font-style-asian="normal" style:font-style-complex="normal"/>
    </style:style>
    <style:style style:name="P266" style:family="paragraph" style:parent-style-name="Text_20_body" style:list-style-name="Numbering_20_123">
      <style:text-properties fo:font-style="normal" officeooo:rsid="00b164fc" officeooo:paragraph-rsid="00b358d5" style:font-style-asian="normal" style:font-style-complex="normal"/>
    </style:style>
    <style:style style:name="P267" style:family="paragraph" style:parent-style-name="Text_20_body" style:list-style-name="Numbering_20_123">
      <style:text-properties fo:font-style="normal" officeooo:rsid="00b164fc" officeooo:paragraph-rsid="00b7c943" style:font-style-asian="normal" style:font-style-complex="normal"/>
    </style:style>
    <style:style style:name="P268" style:family="paragraph" style:parent-style-name="Text_20_body" style:list-style-name="Numbering_20_123">
      <style:text-properties fo:font-style="normal" officeooo:rsid="00b164fc" officeooo:paragraph-rsid="00b855e6" style:font-style-asian="normal" style:font-style-complex="normal"/>
    </style:style>
    <style:style style:name="P269"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270" style:family="paragraph" style:parent-style-name="Text_20_body" style:list-style-name="Numbering_20_123">
      <style:text-properties fo:font-style="normal" officeooo:rsid="0090b768" officeooo:paragraph-rsid="0090b768" style:font-style-asian="normal" style:font-style-complex="normal"/>
    </style:style>
    <style:style style:name="P271" style:family="paragraph" style:parent-style-name="Text_20_body" style:list-style-name="Numbering_20_123">
      <style:text-properties officeooo:rsid="00abfbf8" officeooo:paragraph-rsid="00b3d23f"/>
    </style:style>
    <style:style style:name="P272" style:family="paragraph" style:parent-style-name="Text_20_body" style:list-style-name="Numbering_20_123">
      <style:text-properties officeooo:rsid="00abfbf8" officeooo:paragraph-rsid="00abfbf8"/>
    </style:style>
    <style:style style:name="P273" style:family="paragraph" style:parent-style-name="Text_20_body" style:list-style-name="Numbering_20_123">
      <style:paragraph-properties fo:text-align="start" style:justify-single-word="false"/>
      <style:text-properties officeooo:rsid="00b3d23f" officeooo:paragraph-rsid="00b3d23f"/>
    </style:style>
    <style:style style:name="P274" style:family="paragraph" style:parent-style-name="Text_20_body" style:list-style-name="Numbering_20_123">
      <style:paragraph-properties fo:text-align="start" style:justify-single-word="false"/>
      <style:text-properties officeooo:rsid="00b3d23f" officeooo:paragraph-rsid="00b7c943"/>
    </style:style>
    <style:style style:name="P275" style:family="paragraph" style:parent-style-name="Text_20_body" style:list-style-name="Numbering_20_123">
      <style:paragraph-properties fo:text-align="start" style:justify-single-word="false"/>
      <style:text-properties officeooo:rsid="00b3d23f" officeooo:paragraph-rsid="00b855e6"/>
    </style:style>
    <style:style style:name="P276" style:family="paragraph" style:parent-style-name="Text_20_body" style:list-style-name="Numbering_20_123">
      <style:text-properties officeooo:rsid="008f690e" officeooo:paragraph-rsid="008f690e"/>
    </style:style>
    <style:style style:name="P277" style:family="paragraph" style:parent-style-name="Text_20_body" style:list-style-name="Numbering_20_123">
      <style:text-properties officeooo:rsid="0090b768" officeooo:paragraph-rsid="0090b768"/>
    </style:style>
    <style:style style:name="P278" style:family="paragraph" style:parent-style-name="Text_20_body">
      <style:text-properties officeooo:paragraph-rsid="009354b0"/>
    </style:style>
    <style:style style:name="P279" style:family="paragraph" style:parent-style-name="Text_20_body">
      <style:text-properties officeooo:rsid="00a788c0" officeooo:paragraph-rsid="00a54eaa"/>
    </style:style>
    <style:style style:name="P280" style:family="paragraph" style:parent-style-name="Text_20_body">
      <style:paragraph-properties fo:text-align="center" style:justify-single-word="false" fo:text-indent="0in" style:auto-text-indent="false"/>
      <style:text-properties officeooo:rsid="00fb9f91" officeooo:paragraph-rsid="00fb9f91"/>
    </style:style>
    <style:style style:name="P281" style:family="paragraph" style:parent-style-name="Text_20_body" style:list-style-name="Numbering_20_ABC"/>
    <style:style style:name="P282" style:family="paragraph" style:parent-style-name="Text_20_body" style:list-style-name="Numbering_20_ABC">
      <style:text-properties officeooo:paragraph-rsid="0107e581"/>
    </style:style>
    <style:style style:name="P283" style:family="paragraph" style:parent-style-name="Text_20_body" style:list-style-name="Numbering_20_ivx"/>
    <style:style style:name="P284" style:family="paragraph" style:parent-style-name="Text_20_body" style:list-style-name="Numbering_20_ivx">
      <style:text-properties officeooo:paragraph-rsid="0106c350"/>
    </style:style>
    <style:style style:name="P285" style:family="paragraph" style:parent-style-name="Text_20_body" style:list-style-name="Numbering_20_ivx">
      <style:text-properties officeooo:paragraph-rsid="0107e581"/>
    </style:style>
    <style:style style:name="P286" style:family="paragraph" style:parent-style-name="Text_20_body">
      <style:paragraph-properties fo:text-indent="0in" style:auto-text-indent="false"/>
    </style:style>
    <style:style style:name="P287" style:family="paragraph" style:parent-style-name="Text_20_body">
      <style:paragraph-properties fo:text-indent="0in" style:auto-text-indent="false"/>
      <style:text-properties officeooo:paragraph-rsid="0107e581"/>
    </style:style>
    <style:style style:name="P288" style:family="paragraph" style:parent-style-name="Text_20_body">
      <style:text-properties officeooo:rsid="01087ef1" officeooo:paragraph-rsid="01087ef1"/>
    </style:style>
    <style:style style:name="P289" style:family="paragraph" style:parent-style-name="ВСТУП">
      <style:paragraph-properties fo:break-before="page"/>
      <style:text-properties style:font-name="Times New Roman" officeooo:paragraph-rsid="0041ec9a"/>
    </style:style>
    <style:style style:name="P290" style:family="paragraph" style:parent-style-name="ВСТУП">
      <style:paragraph-properties fo:break-before="page"/>
      <style:text-properties style:font-name="Times New Roman" officeooo:paragraph-rsid="0104140b"/>
    </style:style>
    <style:style style:name="P291" style:family="paragraph">
      <loext:graphic-properties draw:fill="solid" draw:fill-color="#ffffff"/>
      <style:paragraph-properties fo:text-align="start"/>
      <style:text-properties fo:color="#000000" loext:opacity="100%" fo:font-size="18pt"/>
    </style:style>
    <style:style style:name="P292" style:family="paragraph">
      <loext:graphic-properties draw:fill="solid" draw:fill-color="#ffffff"/>
      <style:paragraph-properties fo:text-align="start"/>
    </style:style>
    <style:style style:name="P293" style:family="paragraph">
      <loext:graphic-properties draw:fill="none"/>
      <style:paragraph-properties fo:text-align="start"/>
    </style:style>
    <style:style style:name="P294" style:family="paragraph">
      <loext:graphic-properties draw:fill="none"/>
      <style:paragraph-properties fo:text-align="start"/>
      <style:text-properties fo:font-size="18pt"/>
    </style:style>
    <style:style style:name="P295"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fo:font-style="italic" style:font-style-asian="italic"/>
    </style:style>
    <style:style style:name="T8" style:family="text">
      <style:text-properties fo:font-style="italic" style:font-style-asian="italic"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officeooo:rsid="008ef5da" style:font-style-asian="italic" style:font-style-complex="italic"/>
    </style:style>
    <style:style style:name="T12" style:family="text">
      <style:text-properties fo:font-style="italic" officeooo:rsid="008f690e" style:font-style-asian="italic" style:font-style-complex="italic"/>
    </style:style>
    <style:style style:name="T13" style:family="text">
      <style:text-properties fo:font-style="italic" officeooo:rsid="0090b768" style:font-style-asian="italic" style:font-style-complex="italic"/>
    </style:style>
    <style:style style:name="T14" style:family="text">
      <style:text-properties fo:font-style="italic" officeooo:rsid="00aa7a2f" style:font-style-asian="italic" style:font-style-complex="italic"/>
    </style:style>
    <style:style style:name="T15" style:family="text">
      <style:text-properties fo:font-style="italic" officeooo:rsid="00abce28" style:font-style-asian="italic" style:font-style-complex="italic"/>
    </style:style>
    <style:style style:name="T16" style:family="text">
      <style:text-properties fo:font-style="italic" officeooo:rsid="00abfbf8" style:font-style-asian="italic" style:font-style-complex="italic"/>
    </style:style>
    <style:style style:name="T17" style:family="text">
      <style:text-properties fo:font-style="italic" officeooo:rsid="00af4406" style:font-style-asian="italic" style:font-style-complex="italic"/>
    </style:style>
    <style:style style:name="T18" style:family="text">
      <style:text-properties fo:font-style="italic" officeooo:rsid="00aff6e8" style:font-style-asian="italic" style:font-style-complex="italic"/>
    </style:style>
    <style:style style:name="T19" style:family="text">
      <style:text-properties fo:font-style="italic" officeooo:rsid="00b164fc" style:font-style-asian="italic" style:font-style-complex="italic"/>
    </style:style>
    <style:style style:name="T20" style:family="text">
      <style:text-properties fo:font-style="italic" officeooo:rsid="00b358d5" style:font-style-asian="italic" style:font-style-complex="italic"/>
    </style:style>
    <style:style style:name="T21" style:family="text">
      <style:text-properties fo:font-style="italic" officeooo:rsid="00b3d23f" style:font-style-asian="italic" style:font-style-complex="italic"/>
    </style:style>
    <style:style style:name="T22" style:family="text">
      <style:text-properties fo:font-style="italic" officeooo:rsid="00b7c943" style:font-style-asian="italic" style:font-style-complex="italic"/>
    </style:style>
    <style:style style:name="T23" style:family="text">
      <style:text-properties fo:font-style="italic" officeooo:rsid="00b855e6" style:font-style-asian="italic" style:font-style-complex="italic"/>
    </style:style>
    <style:style style:name="T24" style:family="text">
      <style:text-properties fo:font-style="italic" officeooo:rsid="0041ec9a" style:font-style-asian="italic"/>
    </style:style>
    <style:style style:name="T25" style:family="text">
      <style:text-properties fo:font-style="italic" fo:background-color="#ffff00" loext:char-shading-value="0" style:font-style-asian="italic"/>
    </style:style>
    <style:style style:name="T26" style:family="text">
      <style:text-properties fo:font-style="italic" fo:background-color="transparent" loext:char-shading-value="0" style:font-style-asian="italic" style:font-style-complex="italic" style:font-weight-complex="bold"/>
    </style:style>
    <style:style style:name="T27" style:family="text">
      <style:text-properties fo:font-style="italic" officeooo:rsid="0041ec9a" fo:background-color="transparent" loext:char-shading-value="0" style:font-style-asian="italic"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language="en" fo:country="US"/>
    </style:style>
    <style:style style:name="T30" style:family="text">
      <style:text-properties fo:language="en" fo:country="US" style:text-underline-style="solid" style:text-underline-width="auto" style:text-underline-color="font-color" officeooo:rsid="002cd1f5"/>
    </style:style>
    <style:style style:name="T31" style:family="text">
      <style:text-properties fo:language="en" fo:country="US" fo:font-style="italic" fo:background-color="#ffff00" loext:char-shading-value="0" style:font-style-asian="italic"/>
    </style:style>
    <style:style style:name="T32" style:family="text">
      <style:text-properties fo:language="en" fo:country="US" fo:font-style="italic" style:font-style-asian="italic"/>
    </style:style>
    <style:style style:name="T33" style:family="text">
      <style:text-properties fo:language="en" fo:country="US" text:display="true"/>
    </style:style>
    <style:style style:name="T34" style:family="text">
      <style:text-properties fo:language="en" fo:country="US" fo:background-color="#00ff00"/>
    </style:style>
    <style:style style:name="T35" style:family="text">
      <style:text-properties style:language-asian="uk" style:country-asian="UA"/>
    </style:style>
    <style:style style:name="T36" style:family="text">
      <style:text-properties fo:color="#000000" loext:opacity="100%"/>
    </style:style>
    <style:style style:name="T37" style:family="text">
      <style:text-properties fo:color="#000000" loext:opacity="100%" fo:font-size="12pt" fo:language="uk" fo:country="UA" style:font-size-asian="12pt"/>
    </style:style>
    <style:style style:name="T38" style:family="text">
      <style:text-properties fo:color="#000000" loext:opacity="100%" fo:font-style="italic" style:font-style-asian="italic"/>
    </style:style>
    <style:style style:name="T39" style:family="text">
      <style:text-properties fo:color="#000000" loext:opacity="100%" fo:font-style="italic" officeooo:rsid="0041ec9a" fo:background-color="transparent" loext:char-shading-value="0" style:font-style-asian="italic"/>
    </style:style>
    <style:style style:name="T40" style:family="text">
      <style:text-properties fo:background-color="transparent" loext:char-shading-value="0"/>
    </style:style>
    <style:style style:name="T41" style:family="text">
      <style:text-properties officeooo:rsid="001644a2"/>
    </style:style>
    <style:style style:name="T42" style:family="text">
      <style:text-properties officeooo:rsid="002615f1"/>
    </style:style>
    <style:style style:name="T43" style:family="text">
      <style:text-properties fo:language="uk" fo:country="UA"/>
    </style:style>
    <style:style style:name="T44" style:family="text">
      <style:text-properties fo:language="uk" fo:country="UA" style:letter-kerning="false" style:font-name-asian="Calibri1" style:language-asian="en" style:country-asian="US" style:language-complex="ar" style:country-complex="SA"/>
    </style:style>
    <style:style style:name="T45" style:family="text">
      <style:text-properties fo:language="uk" fo:country="UA" style:letter-kerning="false" style:font-name-asian="Calibri1" style:language-asian="en" style:country-asian="US" style:font-size-complex="11pt" style:language-complex="ar" style:country-complex="SA"/>
    </style:style>
    <style:style style:name="T46" style:family="text">
      <style:text-properties fo:language="uk" fo:country="UA" fo:background-color="#ffff00" loext:char-shading-value="0"/>
    </style:style>
    <style:style style:name="T47" style:family="text">
      <style:text-properties fo:language="uk" fo:country="UA" style:font-weight-complex="bold"/>
    </style:style>
    <style:style style:name="T48" style:family="text">
      <style:text-properties fo:language="uk" fo:country="UA" style:language-asian="ru" style:country-asian="RU"/>
    </style:style>
    <style:style style:name="T49" style:family="text">
      <style:text-properties fo:language="uk" fo:country="UA" style:font-name-asian="Times New Roman1" style:language-asian="ru" style:country-asian="RU" style:font-name-complex="Times New Roman1" style:font-size-complex="14pt"/>
    </style:style>
    <style:style style:name="T50" style:family="text">
      <style:text-properties fo:language="uk" fo:country="UA" officeooo:rsid="00c6c235" style:font-name-asian="Times New Roman1" style:language-asian="ru" style:country-asian="RU" style:font-name-complex="Times New Roman1" style:font-size-complex="14pt"/>
    </style:style>
    <style:style style:name="T51" style:family="text">
      <style:text-properties fo:language="uk" fo:country="UA" style:text-underline-style="solid" style:text-underline-width="auto" style:text-underline-color="font-color" style:language-asian="ru" style:country-asian="RU"/>
    </style:style>
    <style:style style:name="T52" style:family="text">
      <style:text-properties fo:language="uk" fo:country="UA" style:text-underline-style="solid" style:text-underline-width="auto" style:text-underline-color="font-color" officeooo:rsid="00e95ff4"/>
    </style:style>
    <style:style style:name="T53" style:family="text">
      <style:text-properties fo:language="uk" fo:country="UA" officeooo:rsid="0015291a"/>
    </style:style>
    <style:style style:name="T54" style:family="text">
      <style:text-properties fo:language="uk" fo:country="UA" fo:background-color="transparent" loext:char-shading-value="0"/>
    </style:style>
    <style:style style:name="T55" style:family="text">
      <style:text-properties fo:language="uk" fo:country="UA" officeooo:rsid="003d9e10" fo:background-color="transparent" loext:char-shading-value="0"/>
    </style:style>
    <style:style style:name="T56" style:family="text">
      <style:text-properties fo:language="uk" fo:country="UA" officeooo:rsid="0048b445" fo:background-color="transparent" loext:char-shading-value="0"/>
    </style:style>
    <style:style style:name="T57" style:family="text">
      <style:text-properties fo:language="uk" fo:country="UA" fo:background-color="transparent" loext:char-shading-value="0"/>
    </style:style>
    <style:style style:name="T58" style:family="text">
      <style:text-properties fo:language="uk" fo:country="UA" officeooo:rsid="0108cee3" fo:background-color="transparent" loext:char-shading-value="0"/>
    </style:style>
    <style:style style:name="T59" style:family="text">
      <style:text-properties fo:language="uk" fo:country="UA" style:font-size-complex="14pt"/>
    </style:style>
    <style:style style:name="T60" style:family="text">
      <style:text-properties fo:language="uk" fo:country="UA" officeooo:rsid="003d9e10"/>
    </style:style>
    <style:style style:name="T61" style:family="text">
      <style:text-properties fo:language="uk" fo:country="UA" officeooo:rsid="0048b445"/>
    </style:style>
    <style:style style:name="T62" style:family="text">
      <style:text-properties fo:language="uk" fo:country="UA" officeooo:rsid="00963cb8"/>
    </style:style>
    <style:style style:name="T63" style:family="text">
      <style:text-properties fo:language="uk" fo:country="UA" officeooo:rsid="0097c26e"/>
    </style:style>
    <style:style style:name="T64" style:family="text">
      <style:text-properties fo:language="uk" fo:country="UA" officeooo:rsid="00930c3a"/>
    </style:style>
    <style:style style:name="T65" style:family="text">
      <style:text-properties fo:language="uk" fo:country="UA" officeooo:rsid="0099c0f9"/>
    </style:style>
    <style:style style:name="T66" style:family="text">
      <style:text-properties fo:language="uk" fo:country="UA" officeooo:rsid="009a480a"/>
    </style:style>
    <style:style style:name="T67" style:family="text">
      <style:text-properties fo:language="uk" fo:country="UA" officeooo:rsid="009b8388"/>
    </style:style>
    <style:style style:name="T68" style:family="text">
      <style:text-properties fo:language="uk" fo:country="UA" text:display="true"/>
    </style:style>
    <style:style style:name="T69" style:family="text">
      <style:text-properties fo:language="uk" fo:country="UA" fo:font-weight="bold" officeooo:rsid="00438aec" style:font-weight-asian="bold" style:font-weight-complex="bold"/>
    </style:style>
    <style:style style:name="T70" style:family="text">
      <style:text-properties fo:language="uk" fo:country="UA" fo:font-weight="bold" officeooo:rsid="00d6351f" style:font-weight-asian="bold" style:font-weight-complex="bold"/>
    </style:style>
    <style:style style:name="T71" style:family="text">
      <style:text-properties fo:language="uk" fo:country="UA" fo:font-weight="bold" officeooo:rsid="0044e1ef" style:font-weight-asian="bold" style:font-weight-complex="bold"/>
    </style:style>
    <style:style style:name="T72" style:family="text">
      <style:text-properties fo:language="uk" fo:country="UA" fo:font-weight="bold" officeooo:rsid="00d7cb6f" style:font-weight-asian="bold" style:font-weight-complex="bold"/>
    </style:style>
    <style:style style:name="T73" style:family="text">
      <style:text-properties fo:language="uk" fo:country="UA" officeooo:rsid="00e2efac"/>
    </style:style>
    <style:style style:name="T74" style:family="text">
      <style:text-properties fo:language="uk" fo:country="UA" officeooo:rsid="00e95ff4"/>
    </style:style>
    <style:style style:name="T75" style:family="text">
      <style:text-properties fo:language="uk" fo:country="UA" officeooo:rsid="00ec33f3"/>
    </style:style>
    <style:style style:name="T76" style:family="text">
      <style:text-properties fo:language="uk" fo:country="UA" fo:background-color="#00ff00"/>
    </style:style>
    <style:style style:name="T77" style:family="text">
      <style:text-properties fo:language="uk" fo:country="UA" officeooo:rsid="0108cee3"/>
    </style:style>
    <style:style style:name="T78" style:family="text">
      <style:text-properties fo:language="uk" fo:country="UA" officeooo:rsid="0108cee3" fo:background-color="#00ff00"/>
    </style:style>
    <style:style style:name="T79" style:family="text">
      <style:text-properties officeooo:rsid="001363ff"/>
    </style:style>
    <style:style style:name="T80" style:family="text">
      <style:text-properties officeooo:rsid="002cd1f5"/>
    </style:style>
    <style:style style:name="T81" style:family="text">
      <style:text-properties officeooo:rsid="0013681a"/>
    </style:style>
    <style:style style:name="T82" style:family="text">
      <style:text-properties style:font-weight-complex="bold"/>
    </style:style>
    <style:style style:name="T83" style:family="text">
      <style:text-properties officeooo:rsid="0013681a" style:font-weight-complex="bold"/>
    </style:style>
    <style:style style:name="T84" style:family="text">
      <style:text-properties officeooo:rsid="0015291a"/>
    </style:style>
    <style:style style:name="T85" style:family="text">
      <style:text-properties officeooo:rsid="00171648"/>
    </style:style>
    <style:style style:name="T86" style:family="text">
      <style:text-properties officeooo:rsid="00199215"/>
    </style:style>
    <style:style style:name="T87"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88"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89"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90" style:family="text">
      <style:text-properties fo:font-size="12pt" fo:language="uk" fo:country="UA" style:font-name-asian="Times New Roman1" style:font-size-asian="12pt" style:language-asian="ru" style:country-asian="RU" style:font-name-complex="Times New Roman1" style:font-size-complex="12pt"/>
    </style:style>
    <style:style style:name="T91" style:family="text">
      <style:text-properties fo:font-size="12pt" fo:language="uk" fo:country="UA" style:font-name-asian="Times New Roman1" style:font-size-asian="12pt" style:language-asian="ru" style:country-asian="RU" style:font-name-complex="Times New Roman1" style:font-size-complex="10pt"/>
    </style:style>
    <style:style style:name="T92"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3"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94"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95"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96" style:family="text">
      <style:text-properties fo:font-size="12pt" fo:language="uk" fo:country="UA" style:font-size-asian="12pt"/>
    </style:style>
    <style:style style:name="T97" style:family="text">
      <style:text-properties fo:font-size="12pt" fo:language="uk" fo:country="UA" officeooo:rsid="00c41aba" style:font-size-asian="12pt"/>
    </style:style>
    <style:style style:name="T98"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99"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100"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01" style:family="text">
      <style:text-properties style:text-underline-style="none"/>
    </style:style>
    <style:style style:name="T102" style:family="text">
      <style:text-properties style:text-underline-style="none" officeooo:rsid="00306942"/>
    </style:style>
    <style:style style:name="T103" style:family="text">
      <style:text-properties style:text-underline-style="none" officeooo:rsid="00c55d5f"/>
    </style:style>
    <style:style style:name="T104" style:family="text">
      <style:text-properties style:text-underline-style="none" officeooo:rsid="00c61fde"/>
    </style:style>
    <style:style style:name="T105" style:family="text">
      <style:text-properties style:language-asian="ru" style:country-asian="RU"/>
    </style:style>
    <style:style style:name="T106" style:family="text">
      <style:text-properties fo:background-color="#ffff00" loext:char-shading-value="0"/>
    </style:style>
    <style:style style:name="T107" style:family="text">
      <style:text-properties fo:font-variant="normal" fo:text-transform="none" style:font-name="Calibri" fo:font-size="11pt" fo:language="ru" fo:country="UA" style:letter-kerning="true" style:font-size-asian="11pt" style:language-asian="ru" style:country-asian="UA"/>
    </style:style>
    <style:style style:name="T108" style:family="text">
      <style:text-properties style:font-size-complex="14pt"/>
    </style:style>
    <style:style style:name="T109" style:family="text">
      <style:text-properties fo:font-size="8pt" style:font-size-asian="8pt"/>
    </style:style>
    <style:style style:name="T110" style:family="text">
      <style:text-properties officeooo:rsid="003d9e10"/>
    </style:style>
    <style:style style:name="T111" style:family="text">
      <style:text-properties fo:language="ru" fo:country="RU" style:font-size-complex="14pt"/>
    </style:style>
    <style:style style:name="T112" style:family="text">
      <style:text-properties fo:language="ru" fo:country="RU" officeooo:rsid="0104140b"/>
    </style:style>
    <style:style style:name="T113" style:family="text">
      <style:text-properties style:font-name="Times New Roman" fo:font-size="14pt" fo:font-weight="bold" style:font-size-asian="14pt" style:font-weight-asian="bold" style:font-size-complex="14pt" style:font-weight-complex="bold"/>
    </style:style>
    <style:style style:name="T114" style:family="text">
      <style:text-properties style:font-name="Times New Roman" fo:font-size="14pt" fo:font-weight="bold" officeooo:rsid="00dbff2d" style:font-size-asian="14pt" style:font-weight-asian="bold" style:font-size-complex="14pt" style:font-weight-complex="bold"/>
    </style:style>
    <style:style style:name="T115"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16" style:family="text">
      <style:text-properties style:font-name="Times New Roman" fo:language="uk" fo:country="UA" style:font-name-asian="Times New Roman1" style:language-asian="ru" style:country-asian="RU" style:font-name-complex="Times New Roman1" style:font-size-complex="14pt"/>
    </style:style>
    <style:style style:name="T117" style:family="text">
      <style:text-properties officeooo:rsid="00438aec"/>
    </style:style>
    <style:style style:name="T118" style:family="text">
      <style:text-properties style:use-window-font-color="true" loext:opacity="0%" fo:font-weight="normal" fo:background-color="#ffff00" loext:char-shading-value="0" style:font-weight-asian="normal" style:font-weight-complex="normal"/>
    </style:style>
    <style:style style:name="T119" style:family="text">
      <style:text-properties style:use-window-font-color="true" loext:opacity="0%" fo:font-weight="normal" officeooo:rsid="0044e642" fo:background-color="#ffff00" loext:char-shading-value="0" style:font-weight-asian="normal" style:font-weight-complex="normal"/>
    </style:style>
    <style:style style:name="T120" style:family="text">
      <style:text-properties style:use-window-font-color="true" loext:opacity="0%" fo:language="uk" fo:country="UA" style:text-underline-style="none"/>
    </style:style>
    <style:style style:name="T121" style:family="text">
      <style:text-properties style:use-window-font-color="true" loext:opacity="0%" fo:language="uk" fo:country="UA" style:text-underline-style="none" fo:background-color="transparent" loext:char-shading-value="0" text:display="true"/>
    </style:style>
    <style:style style:name="T122" style:family="text">
      <style:text-properties style:use-window-font-color="true" loext:opacity="0%" fo:language="uk" fo:country="UA" style:text-underline-style="none" officeooo:rsid="00e44d43" fo:background-color="transparent" loext:char-shading-value="0" text:display="true"/>
    </style:style>
    <style:style style:name="T123" style:family="text">
      <style:text-properties style:use-window-font-color="true" loext:opacity="0%" fo:language="uk" fo:country="UA" style:text-underline-style="none" text:display="true"/>
    </style:style>
    <style:style style:name="T124" style:family="text">
      <style:text-properties style:use-window-font-color="true" loext:opacity="0%" fo:language="uk" fo:country="UA" style:text-underline-style="none" officeooo:rsid="00e44d43" text:display="true"/>
    </style:style>
    <style:style style:name="T125"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26"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27"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28" style:family="text">
      <style:text-properties style:use-window-font-color="true" loext:opacity="0%" style:text-underline-style="none" fo:background-color="transparent" loext:char-shading-value="0" text:display="true"/>
    </style:style>
    <style:style style:name="T129" style:family="text">
      <style:text-properties style:use-window-font-color="true" loext:opacity="0%" style:text-underline-style="none" text:display="true"/>
    </style:style>
    <style:style style:name="T130"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31"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32"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33"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34"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37" style:family="text">
      <style:text-properties style:font-name="Arial" fo:font-style="italic" style:font-style-asian="italic"/>
    </style:style>
    <style:style style:name="T138" style:family="text">
      <style:text-properties officeooo:rsid="005f8da2"/>
    </style:style>
    <style:style style:name="T139" style:family="text">
      <style:text-properties officeooo:rsid="006415f9"/>
    </style:style>
    <style:style style:name="T140" style:family="text">
      <style:text-properties officeooo:rsid="0066e9a5"/>
    </style:style>
    <style:style style:name="T141" style:family="text">
      <style:text-properties officeooo:rsid="006995cb"/>
    </style:style>
    <style:style style:name="T142" style:family="text">
      <style:text-properties officeooo:rsid="006cd798"/>
    </style:style>
    <style:style style:name="T143" style:family="text">
      <style:text-properties officeooo:rsid="006f93e8"/>
    </style:style>
    <style:style style:name="T144" style:family="text">
      <style:text-properties officeooo:rsid="00714eed"/>
    </style:style>
    <style:style style:name="T145" style:family="text">
      <style:text-properties officeooo:rsid="0073474d"/>
    </style:style>
    <style:style style:name="T146" style:family="text">
      <style:text-properties officeooo:rsid="0074ad48"/>
    </style:style>
    <style:style style:name="T147" style:family="text">
      <style:text-properties officeooo:rsid="0077497c"/>
    </style:style>
    <style:style style:name="T148" style:family="text">
      <style:text-properties officeooo:rsid="00775295"/>
    </style:style>
    <style:style style:name="T149" style:family="text">
      <style:text-properties officeooo:rsid="007a69b1"/>
    </style:style>
    <style:style style:name="T150" style:family="text">
      <style:text-properties officeooo:rsid="007c66ca"/>
    </style:style>
    <style:style style:name="T151" style:family="text">
      <style:text-properties officeooo:rsid="007cf87b"/>
    </style:style>
    <style:style style:name="T152" style:family="text">
      <style:text-properties officeooo:rsid="007dded7"/>
    </style:style>
    <style:style style:name="T153" style:family="text">
      <style:text-properties officeooo:rsid="007f208f"/>
    </style:style>
    <style:style style:name="T154" style:family="text">
      <style:text-properties officeooo:rsid="007fd0e7"/>
    </style:style>
    <style:style style:name="T155" style:family="text">
      <style:text-properties officeooo:rsid="0081cd69"/>
    </style:style>
    <style:style style:name="T156" style:family="text">
      <style:text-properties officeooo:rsid="00843126"/>
    </style:style>
    <style:style style:name="T157" style:family="text">
      <style:text-properties fo:font-size="14pt" style:font-size-asian="14pt" style:font-size-complex="14pt"/>
    </style:style>
    <style:style style:name="T158" style:family="text">
      <style:text-properties fo:font-size="14pt" officeooo:rsid="00775295" style:font-size-asian="14pt" style:font-size-complex="14pt"/>
    </style:style>
    <style:style style:name="T159" style:family="text">
      <style:text-properties officeooo:rsid="008b5d6b"/>
    </style:style>
    <style:style style:name="T160" style:family="text">
      <style:text-properties officeooo:rsid="008b83cb"/>
    </style:style>
    <style:style style:name="T161" style:family="text">
      <style:text-properties officeooo:rsid="008bb774"/>
    </style:style>
    <style:style style:name="T162" style:family="text">
      <style:text-properties officeooo:rsid="008bcc41"/>
    </style:style>
    <style:style style:name="T163" style:family="text">
      <style:text-properties style:font-name="Times New Roman3" fo:font-size="14pt" officeooo:rsid="00879dbb"/>
    </style:style>
    <style:style style:name="T164" style:family="text">
      <style:text-properties style:font-name="Times New Roman3" fo:font-size="14pt" officeooo:rsid="008bcc41"/>
    </style:style>
    <style:style style:name="T165" style:family="text">
      <style:text-properties fo:font-style="normal" style:font-style-asian="normal" style:font-style-complex="normal"/>
    </style:style>
    <style:style style:name="T166" style:family="text">
      <style:text-properties fo:font-style="normal" officeooo:rsid="008ef5da" style:font-style-asian="normal" style:font-style-complex="normal"/>
    </style:style>
    <style:style style:name="T167" style:family="text">
      <style:text-properties fo:font-style="normal" officeooo:rsid="008f690e" style:font-style-asian="normal" style:font-style-complex="normal"/>
    </style:style>
    <style:style style:name="T168" style:family="text">
      <style:text-properties fo:font-style="normal" officeooo:rsid="0090b768" style:font-style-asian="normal" style:font-style-complex="normal"/>
    </style:style>
    <style:style style:name="T169" style:family="text">
      <style:text-properties fo:font-style="normal" officeooo:rsid="00aa7a2f" style:font-style-asian="normal" style:font-style-complex="normal"/>
    </style:style>
    <style:style style:name="T170" style:family="text">
      <style:text-properties fo:font-style="normal" officeooo:rsid="00abce28" style:font-style-asian="normal" style:font-style-complex="normal"/>
    </style:style>
    <style:style style:name="T171" style:family="text">
      <style:text-properties fo:font-style="normal" officeooo:rsid="00abfbf8" style:font-style-asian="normal" style:font-style-complex="normal"/>
    </style:style>
    <style:style style:name="T172" style:family="text">
      <style:text-properties fo:font-style="normal" officeooo:rsid="00b3d23f" style:font-style-asian="normal" style:font-style-complex="normal"/>
    </style:style>
    <style:style style:name="T173" style:family="text">
      <style:text-properties fo:font-style="normal" officeooo:rsid="00b855e6"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officeooo:rsid="009dfaac"/>
    </style:style>
    <style:style style:name="T176" style:family="text">
      <style:text-properties officeooo:rsid="009fb7b7"/>
    </style:style>
    <style:style style:name="T177" style:family="text">
      <style:text-properties officeooo:rsid="00a18cf9"/>
    </style:style>
    <style:style style:name="T178" style:family="text">
      <style:text-properties officeooo:rsid="00a88793"/>
    </style:style>
    <style:style style:name="T179" style:family="text">
      <style:text-properties officeooo:rsid="00aa7a2f"/>
    </style:style>
    <style:style style:name="T180" style:family="text">
      <style:text-properties officeooo:rsid="00abce28"/>
    </style:style>
    <style:style style:name="T181" style:family="text">
      <style:text-properties officeooo:rsid="008d5881"/>
    </style:style>
    <style:style style:name="T182" style:family="text">
      <style:text-properties officeooo:rsid="008ef5da"/>
    </style:style>
    <style:style style:name="T183" style:family="text">
      <style:text-properties officeooo:rsid="00ad0f70"/>
    </style:style>
    <style:style style:name="T184" style:family="text">
      <style:text-properties officeooo:rsid="00ae8776"/>
    </style:style>
    <style:style style:name="T185" style:family="text">
      <style:text-properties officeooo:rsid="00b58d42"/>
    </style:style>
    <style:style style:name="T186" style:family="text">
      <style:text-properties officeooo:rsid="00b7c943"/>
    </style:style>
    <style:style style:name="T187" style:family="text">
      <style:text-properties officeooo:rsid="00b855e6"/>
    </style:style>
    <style:style style:name="T188" style:family="text">
      <style:text-properties officeooo:rsid="00b9dadc"/>
    </style:style>
    <style:style style:name="T189" style:family="text">
      <style:text-properties officeooo:rsid="00be89e4"/>
    </style:style>
    <style:style style:name="T190" style:family="text">
      <style:text-properties officeooo:rsid="002c8d75"/>
    </style:style>
    <style:style style:name="T191" style:family="text">
      <style:text-properties officeooo:rsid="00c8d57a"/>
    </style:style>
    <style:style style:name="T192" style:family="text">
      <style:text-properties officeooo:rsid="00c9fa93"/>
    </style:style>
    <style:style style:name="T193" style:family="text">
      <style:text-properties officeooo:rsid="00cf63e1"/>
    </style:style>
    <style:style style:name="T194" style:family="text">
      <style:text-properties text:display="true"/>
    </style:style>
    <style:style style:name="T195" style:family="text">
      <style:text-properties style:font-name="Calibri" fo:font-size="11pt" fo:language="ru" fo:country="UA" style:letter-kerning="true" style:font-size-asian="11pt" style:language-asian="ru" style:country-asian="UA"/>
    </style:style>
    <style:style style:name="T196" style:family="text">
      <style:text-properties officeooo:rsid="00ebb25b"/>
    </style:style>
    <style:style style:name="T197" style:family="text">
      <style:text-properties officeooo:rsid="00f1e81a"/>
    </style:style>
    <style:style style:name="T198" style:family="text">
      <style:text-properties officeooo:rsid="00f2d89d"/>
    </style:style>
    <style:style style:name="T199" style:family="text">
      <style:text-properties officeooo:rsid="00f7aebd"/>
    </style:style>
    <style:style style:name="T200" style:family="text">
      <style:text-properties officeooo:rsid="00fb9f91"/>
    </style:style>
    <style:style style:name="T201" style:family="text">
      <style:text-properties officeooo:rsid="00fd2b38"/>
    </style:style>
    <style:style style:name="T202" style:family="text">
      <style:text-properties officeooo:rsid="00fd2d38"/>
    </style:style>
    <style:style style:name="T203" style:family="text">
      <style:text-properties officeooo:rsid="0104cb34"/>
    </style:style>
    <style:style style:name="T204" style:family="text">
      <style:text-properties fo:background-color="#00ff00"/>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gr1"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4" style:family="graphic">
      <style:graphic-properties style:writing-mode="lr-tb" loext:decorative="false" style:run-through="foreground"/>
    </style:style>
    <style:style style:name="gr5"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8"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9"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1"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3"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4"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custom-shape text:anchor-type="char" draw:z-index="67" draw:name="Прямоугольник 1" draw:style-name="gr14" draw:text-style-name="P295"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3">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6">КУРСОВА РОБОТА</text:p>
      <text:p text:style-name="P30" loext:marker-style-name="T43"><text:span text:style-name="T43">з __________________</text:span><text:span text:style-name="T52">«Основи програмування</text:span><text:span text:style-name="T74">»</text:span><text:span text:style-name="T43">___________________</text:span></text:p>
      <text:p text:style-name="P47">(назва дисципліни)</text:p>
      <text:p text:style-name="P166" loext:marker-style-name="T43"><text:span text:style-name="T43">на тему:__</text:span><text:span text:style-name="T93">Р</text:span><text:span text:style-name="T94">озв'язання СЛАР точними методами</text:span><text:span text:style-name="T43">__</text:span><text:span text:style-name="T75">_</text:span><text:span text:style-name="T43">_____________________</text:span></text:p>
      <text:p text:style-name="P30" loext:marker-style-name="T43"><text:span text:style-name="T43">____________________________________________________________</text:span></text:p>
      <text:p text:style-name="P170" loext:marker-style-name="T43"/>
      <text:p text:style-name="P6">Студента (ки, ів) __<text:span text:style-name="T5">1</text:span>__ курсу, групи _<text:span text:style-name="T5">ІП-35</text:span>_ </text:p>
      <text:p text:style-name="P28">Адаменко Арсен Богданович</text:p>
      <text:p text:style-name="P29"><text:span text:style-name="T46"/></text:p>
      <text:p text:style-name="P29"><text:span text:style-name="T43">Спеціальності 121 «</text:span><text:span text:style-name="T47">Інженерія програмного забезпечення</text:span><text:span text:style-name="T43">»</text:span></text:p>
      <text:p text:style-name="P9"><text:s/></text:p>
      <text:p text:style-name="P11">Керівник</text:p>
      <text:p text:style-name="P11"><text:span text:style-name="T196">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72" loext:marker-style-name="T45"/>
            <text:p text:style-name="P167" loext:marker-style-name="T108"><text:span text:style-name="T44">Члени комісії</text:span></text:p>
          </table:table-cell>
          <table:table-cell table:style-name="Таблица1.B1" office:value-type="string">
            <text:p text:style-name="P172" loext:marker-style-name="T45"/>
          </table:table-cell>
          <table:table-cell table:style-name="Таблица1.A1" office:value-type="string">
            <text:p text:style-name="P172" loext:marker-style-name="T45"/>
          </table:table-cell>
          <table:table-cell table:style-name="Таблица1.B1" office:value-type="string">
            <text:p text:style-name="P172" loext:marker-style-name="T45"/>
          </table:table-cell>
        </table:table-row>
        <table:table-row table:style-name="Таблица1.1">
          <table:table-cell table:style-name="Таблица1.A1" office:value-type="string">
            <text:p text:style-name="P172" loext:marker-style-name="T45"/>
          </table:table-cell>
          <table:table-cell table:style-name="Таблица1.B2" office:value-type="string">
            <text:p text:style-name="P175" loext:marker-style-name="T45"><text:span text:style-name="T44">(підпис)</text:span></text:p>
          </table:table-cell>
          <table:table-cell table:style-name="Таблица1.A1" office:value-type="string">
            <text:p text:style-name="P167" loext:marker-style-name="T109"/>
          </table:table-cell>
          <table:table-cell table:style-name="Таблица1.B2" office:value-type="string">
            <text:p text:style-name="P175" loext:marker-style-name="T45"><text:span text:style-name="T44">(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172" loext:marker-style-name="T45"/>
          </table:table-cell>
          <table:table-cell table:style-name="Таблица1.B1" office:value-type="string">
            <text:p text:style-name="P172" loext:marker-style-name="T45"/>
          </table:table-cell>
          <table:table-cell table:style-name="Таблица1.A1" office:value-type="string">
            <text:p text:style-name="P172" loext:marker-style-name="T45"/>
          </table:table-cell>
          <table:table-cell table:style-name="Таблица1.B1" office:value-type="string">
            <text:p text:style-name="P172" loext:marker-style-name="T45"/>
          </table:table-cell>
        </table:table-row>
        <table:table-row table:style-name="Таблица1.1">
          <table:table-cell table:style-name="Таблица1.A1" office:value-type="string">
            <text:p text:style-name="P172" loext:marker-style-name="T45"/>
          </table:table-cell>
          <table:table-cell table:style-name="Таблица1.B2" office:value-type="string">
            <text:p text:style-name="P175" loext:marker-style-name="T45"><text:span text:style-name="T44">(підпис)</text:span></text:p>
          </table:table-cell>
          <table:table-cell table:style-name="Таблица1.A1" office:value-type="string">
            <text:p text:style-name="P167" loext:marker-style-name="T109"/>
          </table:table-cell>
          <table:table-cell table:style-name="Таблица1.B2" office:value-type="string">
            <text:p text:style-name="P175" loext:marker-style-name="T45"><text:span text:style-name="T44">(посада, вчене звання, науковий ступінь, прізвище та ініціали)</text:span></text:p>
          </table:table-cell>
        </table:table-row>
      </table:table>
      <text:p text:style-name="P30"/>
      <text:p text:style-name="P30">Київ- 202_ рік</text:p>
      <text:p text:style-name="P176" loext:marker-style-name="T48"><draw:custom-shape text:anchor-type="char" draw:z-index="131" draw:name="Прямоугольник 3" draw:style-name="gr10" draw:text-style-name="P295"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8">КИЇВСЬКИЙ ПОЛІТЕХНІЧНИЙ ІНСТИТУТ ім. І. Сікорського</text:span></text:p>
      <text:p text:style-name="P46" loext:marker-style-name="T87"><draw:line text:anchor-type="char" draw:z-index="132" draw:name="Прямая соединительная линия 24" draw:style-name="gr9" draw:text-style-name="P294" svg:x1="0.1126in" svg:y1="0.0189in" svg:x2="6.7126in" svg:y2="0.0197in"><text:p/></draw:line><text:span text:style-name="T87">(назва вищого навчального закладу)</text:span></text:p>
      <text:p text:style-name="P177" loext:marker-style-name="T48"><text:span text:style-name="T48">Кафедра інформатики та програмної інженерії</text:span></text:p>
      <text:p text:style-name="P48"/>
      <text:p text:style-name="P46" loext:marker-style-name="T92"><text:span text:style-name="T90">Дисципліна <text:s/></text:span><text:span text:style-name="T92">Основи програмування</text:span></text:p>
      <text:p text:style-name="P183" loext:marker-style-name="T92"/>
      <text:p text:style-name="P46" loext:marker-style-name="T90"><text:span text:style-name="T90">Напрям "ІПЗ"</text:span></text:p>
      <text:p text:style-name="P184" loext:marker-style-name="T90"/>
      <text:p text:style-name="P46" loext:marker-style-name="T100"><text:span text:style-name="T90">Курс </text:span><text:span text:style-name="T92"><text:s/></text:span><text:span text:style-name="T100">1</text:span><text:span text:style-name="T92"> <text:s text:c="9"/></text:span><text:span text:style-name="T90">Група </text:span><text:span text:style-name="T92"><text:s text:c="9"/>ІП-</text:span><text:span text:style-name="T95">35</text:span><text:span text:style-name="T92"> <text:s text:c="9"/></text:span><text:span text:style-name="T90"><text:tab/><text:tab/><text:tab/><text:tab/>Семестр </text:span><text:span text:style-name="T92"><text:s text:c="2"/></text:span><text:span text:style-name="T100">2</text:span></text:p>
      <text:p text:style-name="P183" loext:marker-style-name="T92"/>
      <text:p text:style-name="P183" loext:marker-style-name="T92"/>
      <text:p text:style-name="P49"/>
      <text:p text:style-name="P177" loext:marker-style-name="T48"><text:span text:style-name="T48">ЗАВДАННЯ</text:span></text:p>
      <text:p text:style-name="P177" loext:marker-style-name="T48"><text:span text:style-name="T48">на курсову роботу студента</text:span></text:p>
      <text:p text:style-name="P179" loext:marker-style-name="T48"><text:span text:style-name="T48"/></text:p>
      <text:p text:style-name="P42">Адаменко Арсен Богданович</text:p>
      <text:p text:style-name="P46"><draw:line text:anchor-type="char" draw:z-index="134" draw:name="Прямая соединительная линия 23" draw:style-name="gr9" draw:text-style-name="P294" svg:x1="-0.0591in" svg:y1="0.0543in" svg:x2="6.3409in" svg:y2="0.0551in"><text:p/></draw:line><text:span text:style-name="T88">(прізвище, ім’я, по батькові</text:span><text:span text:style-name="T89">)</text:span></text:p>
      <text:p text:style-name="P50"/>
      <text:p text:style-name="P180" loext:marker-style-name="T91"><text:span text:style-name="T91">1. Тема роботи </text:span><draw:line text:anchor-type="char" draw:z-index="136" draw:name="Прямая соединительная линия 22" draw:style-name="gr9" draw:text-style-name="P294" svg:x1="1.2118in" svg:y1="0.1898in" svg:x2="6.3945in" svg:y2="0.1898in"><text:p/></draw:line><text:span text:style-name="T91"><text:s text:c="7"/></text:span><text:span text:style-name="T99">Р</text:span><text:span text:style-name="T98">озв'язання СЛАР точними методами</text:span></text:p>
      <text:p text:style-name="P40"><draw:line text:anchor-type="char" draw:z-index="137" draw:name="Прямая соединительная линия 17" draw:style-name="gr9" draw:text-style-name="P294" svg:x1="-0.0055in" svg:y1="0.189in" svg:x2="6.3945in" svg:y2="0.1898in"><text:p/></draw:line></text:p>
      <text:p text:style-name="P40"><draw:line text:anchor-type="char" draw:z-index="138" draw:name="Прямая соединительная линия 18" draw:style-name="gr9" draw:text-style-name="P294" svg:x1="-0.0055in" svg:y1="0.189in" svg:x2="6.3945in" svg:y2="0.1898in"><text:p/></draw:line></text:p>
      <text:p text:style-name="P40"><draw:line text:anchor-type="char" draw:z-index="21" draw:name="Прямая соединительная линия 19" draw:style-name="gr9" draw:text-style-name="P294" svg:x1="-0.0055in" svg:y1="0.189in" svg:x2="6.3945in" svg:y2="0.1898in"><text:p/></draw:line></text:p>
      <text:p text:style-name="P181" loext:marker-style-name="T91"><text:span text:style-name="T91">2. Строк здачі студентом закінченої роботи </text:span><draw:line text:anchor-type="char" draw:z-index="23" draw:name="Прямая соединительная линия 21" draw:style-name="gr9" draw:text-style-name="P294" svg:x1="3.2118in" svg:y1="0.1898in" svg:x2="6.3945in" svg:y2="0.1898in"><text:p/></draw:line><text:span text:style-name="T91"><text:s text:c="6"/>!!!!!!!!!!!!!!!</text:span></text:p>
      <text:p text:style-name="P182" loext:marker-style-name="T96"><text:span text:style-name="T96">3. Вихідні дані до роботи </text:span><draw:line text:anchor-type="char" draw:z-index="76" draw:name="Прямая соединительная линия 20" draw:style-name="gr9" draw:text-style-name="P294" svg:x1="1.8992in" svg:y1="0.189in" svg:x2="6.3945in" svg:y2="0.1898in"><text:p/></draw:line><text:span text:style-name="T96"><text:s text:c="12"/></text:span><text:span text:style-name="T97">Технічне завдання додаток А</text:span></text:p>
      <text:p text:style-name="P43"><draw:line text:anchor-type="char" draw:z-index="78" draw:name="Прямая соединительная линия 16" draw:style-name="gr9" draw:text-style-name="P294" svg:x1="-0.0055in" svg:y1="0.189in" svg:x2="6.3945in" svg:y2="0.1898in"><text:p/></draw:line></text:p>
      <text:p text:style-name="P43"><draw:line text:anchor-type="char" draw:z-index="108" draw:name="Прямая соединительная линия 15" draw:style-name="gr9" draw:text-style-name="P294" svg:x1="-0.0055in" svg:y1="0.189in" svg:x2="6.3945in" svg:y2="0.1898in"><text:p/></draw:line></text:p>
      <text:p text:style-name="P43"><draw:line text:anchor-type="char" draw:z-index="110" draw:name="Прямая соединительная линия 14" draw:style-name="gr9" draw:text-style-name="P294" svg:x1="-0.0055in" svg:y1="0.189in" svg:x2="6.3945in" svg:y2="0.1898in"><text:p/></draw:line></text:p>
      <text:p text:style-name="P182" loext:marker-style-name="T96"><text:span text:style-name="T96">4. Зміст розрахунково-пояснювальної записки (перелік питань, які підлягають розробці)</text:span></text:p>
      <text:p text:style-name="P44">ВСТУП, ПОСТАНОВКА ЗАДАЧІ, ТЕОРЕТИЧНІ ВІДОМОСТІ, ОПИС АЛГОРИТМІВ,</text:p>
      <text:p text:style-name="P44"><draw:line text:anchor-type="char" draw:z-index="128" draw:name="Прямая соединительная линия 12" draw:style-name="gr9" draw:text-style-name="P294" svg:x1="-0.0146in" svg:y1="-0.0791in" svg:x2="6.3854in" svg:y2="-0.0783in"><text:p/></draw:line>ОПИС ПРОГРАМНОГО ЗАБЕЗПЕЧЕННЯ, ТЕСТУВАННЯ ПРОГРАМНОГО</text:p>
      <text:p text:style-name="P44"><draw:line text:anchor-type="char" draw:z-index="13" draw:name="Прямая соединительная линия 11" draw:style-name="gr9" draw:text-style-name="P294" svg:x1="-0.0146in" svg:y1="-0.0791in" svg:x2="6.3854in" svg:y2="-0.0783in"><text:p/></draw:line>ЗАБЕЗПЕЧЕННЯ, ВИСНОВКИ, ПЕРЕЛІК ПОСИЛАНЬ, ДОДАТОК А ТЕХНІЧНЕ</text:p>
      <text:p text:style-name="P44"><draw:line text:anchor-type="char" draw:z-index="14" draw:name="Прямая соединительная линия 10" draw:style-name="gr9" draw:text-style-name="P294" svg:x1="-0.0146in" svg:y1="-0.0791in" svg:x2="6.3854in" svg:y2="-0.0783in"><text:p/></draw:line>ЗАВДАННЯ, ДОДАТОК Б ТЕКСТИ ПРОГРАМНОГО КОДУ</text:p>
      <text:p text:style-name="P43"><draw:line text:anchor-type="char" draw:z-index="26" draw:name="Прямая соединительная линия 9" draw:style-name="gr9" draw:text-style-name="P294" svg:x1="-0.0146in" svg:y1="-0.0791in" svg:x2="6.3854in" svg:y2="-0.0783in"><text:p/></draw:line></text:p>
      <text:p text:style-name="P43"><draw:line text:anchor-type="char" draw:z-index="28" draw:name="Прямая соединительная линия 8" draw:style-name="gr9" draw:text-style-name="P294" svg:x1="-0.0146in" svg:y1="-0.0791in" svg:x2="6.3854in" svg:y2="-0.0783in"><text:p/></draw:line></text:p>
      <text:p text:style-name="P134" loext:marker-style-name="T101"><text:span text:style-name="T101">5. Перел</text:span><draw:line text:anchor-type="char" draw:z-index="34" draw:name="Прямая соединительная линия 13" draw:style-name="gr9" draw:text-style-name="P294" svg:x1="-0.0146in" svg:y1="-0.0791in" svg:x2="6.3854in" svg:y2="-0.0783in"><text:p/></draw:line><text:span text:style-name="T101">ік графічного матеріалу ( з точним зазначенням обов’язкових креслень)</text:span></text:p>
      <text:p text:style-name="P41"><text:soft-page-break/></text:p>
      <text:p text:style-name="P41"><draw:line text:anchor-type="char" draw:z-index="42" draw:name="Прямая соединительная линия 4" draw:style-name="gr9" draw:text-style-name="P294" svg:x1="-0.0055in" svg:y1="-0.0701in" svg:x2="6.3945in" svg:y2="-0.0693in"><text:p/></draw:line></text:p>
      <text:p text:style-name="P41"><draw:line text:anchor-type="char" draw:z-index="65" draw:name="Прямая соединительная линия 5" draw:style-name="gr9" draw:text-style-name="P294" svg:x1="-0.0055in" svg:y1="-0.0701in" svg:x2="6.3945in" svg:y2="-0.0693in"><text:p/></draw:line></text:p>
      <text:p text:style-name="P45"><draw:line text:anchor-type="char" draw:z-index="1" draw:name="Прямая соединительная линия 6" draw:style-name="gr9" draw:text-style-name="P294" svg:x1="-0.0055in" svg:y1="-0.0701in" svg:x2="6.3945in" svg:y2="-0.0693in"><text:p/></draw:line><text:span text:style-name="T101">6. Дата видачі завдання </text:span><draw:line text:anchor-type="char" draw:z-index="7" draw:name="Прямая соединительная линия 7" draw:style-name="gr9" draw:text-style-name="P294" svg:x1="1.7744in" svg:y1="0.189in" svg:x2="6.3945in" svg:y2="0.1898in"><text:p/></draw:line><draw:custom-shape text:anchor-type="char" draw:z-index="11" draw:name="Прямоугольник 4" draw:style-name="gr16" draw:text-style-name="P295"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1"><text:s text:c="5"/></text:span><text:span text:style-name="T103">03 квітня </text:span><text:span text:style-name="T104">2024</text:span></text:p>
      <text:p text:style-name="P39"/>
      <text:p text:style-name="P38">КАЛЕНДАРНИЙ ПЛАН</text:p>
      <text:p text:style-name="P35"/>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1" loext:marker-style-name="T43">№ п/п</text:p>
          </table:table-cell>
          <table:table-cell table:style-name="Таблица2.A1" office:value-type="string">
            <text:p text:style-name="P51" loext:marker-style-name="T37"><text:span text:style-name="T37">Назва етапів курсової роботи</text:span></text:p>
          </table:table-cell>
          <table:table-cell table:style-name="Таблица2.A1" office:value-type="string">
            <text:p text:style-name="P51" loext:marker-style-name="T37"><text:span text:style-name="T37">Термін виконання етапів роботи</text:span></text:p>
          </table:table-cell>
          <table:table-cell table:style-name="Таблица2.A1" office:value-type="string">
            <text:p text:style-name="P51" loext:marker-style-name="T37"><text:span text:style-name="T37">Підписи керівника, студента</text:span></text:p>
          </table:table-cell>
        </table:table-row>
        <table:table-row table:style-name="Таблица2.2">
          <table:table-cell table:style-name="Таблица2.A2" office:value-type="string">
            <text:p text:style-name="P51">1.</text:p>
          </table:table-cell>
          <table:table-cell table:style-name="Таблица2.B2" office:value-type="string">
            <text:p text:style-name="P187" loext:marker-style-name="T37"><text:span text:style-name="T37">Отримання теми курсової роботи</text:span></text:p>
          </table:table-cell>
          <table:table-cell table:style-name="Таблица2.C2" office:value-type="string">
            <text:p text:style-name="P190" loext:marker-style-name="T37">03 квіт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2.</text:p>
          </table:table-cell>
          <table:table-cell table:style-name="Таблица2.B2" office:value-type="string">
            <text:p text:style-name="P187" loext:marker-style-name="T37"><text:span text:style-name="T37">Підготовка ТЗ</text:span></text:p>
          </table:table-cell>
          <table:table-cell table:style-name="Таблица2.C2" office:value-type="string">
            <text:p text:style-name="P190" loext:marker-style-name="T37">03 квіт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3.</text:p>
          </table:table-cell>
          <table:table-cell table:style-name="Таблица2.B2" office:value-type="string">
            <text:p text:style-name="P187" loext:marker-style-name="T37"><text:span text:style-name="T37">Пошук та вивчення літератури з питань курсової роботи</text:span></text:p>
          </table:table-cell>
          <table:table-cell table:style-name="Таблица2.C2" office:value-type="string">
            <text:p text:style-name="P192" loext:marker-style-name="T37">22 квіт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4.</text:p>
          </table:table-cell>
          <table:table-cell table:style-name="Таблица2.B2" office:value-type="string">
            <text:p text:style-name="P187" loext:marker-style-name="T37"><text:span text:style-name="T37">Розробка сценарію роботи програми</text:span></text:p>
          </table:table-cell>
          <table:table-cell table:style-name="Таблица2.C2" office:value-type="string">
            <text:p text:style-name="P193" loext:marker-style-name="T37"><text:span text:style-name="T178">06</text:span> <text:span text:style-name="T178">травня</text:span>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6.</text:p>
          </table:table-cell>
          <table:table-cell table:style-name="Таблица2.B2" office:value-type="string">
            <text:p text:style-name="P187" loext:marker-style-name="T37"><text:span text:style-name="T37">Узгодження <text:s/>сценарію роботи програми з керівником</text:span></text:p>
          </table:table-cell>
          <table:table-cell table:style-name="Таблица2.C2" office:value-type="string">
            <text:p text:style-name="P194" loext:marker-style-name="T37">15 трав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5.</text:p>
          </table:table-cell>
          <table:table-cell table:style-name="Таблица2.B2" office:value-type="string">
            <text:p text:style-name="P187" loext:marker-style-name="T37"><text:span text:style-name="T37">Розробка (вибір) алгоритму рішення задачі</text:span></text:p>
          </table:table-cell>
          <table:table-cell table:style-name="Таблица2.C2" office:value-type="string">
            <text:p text:style-name="P193" loext:marker-style-name="T37"><text:span text:style-name="T178">06</text:span> <text:span text:style-name="T178">травня</text:span>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6.</text:p>
          </table:table-cell>
          <table:table-cell table:style-name="Таблица2.B2" office:value-type="string">
            <text:p text:style-name="P187" loext:marker-style-name="T37"><text:span text:style-name="T37">Узгодження <text:s/>алгоритму з керівником</text:span></text:p>
          </table:table-cell>
          <table:table-cell table:style-name="Таблица2.C2" office:value-type="string">
            <text:p text:style-name="P194" loext:marker-style-name="T37">15 трав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7.</text:p>
          </table:table-cell>
          <table:table-cell table:style-name="Таблица2.B2" office:value-type="string">
            <text:p text:style-name="P187" loext:marker-style-name="T37"><text:span text:style-name="T37">Узгодження з керівником інтерфейсу користувача</text:span></text:p>
          </table:table-cell>
          <table:table-cell table:style-name="Таблица2.C2" office:value-type="string">
            <text:p text:style-name="P194" loext:marker-style-name="T37">8 трав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8.</text:p>
          </table:table-cell>
          <table:table-cell table:style-name="Таблица2.B2" office:value-type="string">
            <text:p text:style-name="P187" loext:marker-style-name="T37"><text:span text:style-name="T37">Розробка програмного забезпечення</text:span></text:p>
          </table:table-cell>
          <table:table-cell table:style-name="Таблица2.C2" office:value-type="string">
            <text:p text:style-name="P193" loext:marker-style-name="T37"><text:span text:style-name="T178">01</text:span> <text:span text:style-name="T178">травня</text:span>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9.</text:p>
          </table:table-cell>
          <table:table-cell table:style-name="Таблица2.B2" office:value-type="string">
            <text:p text:style-name="P187" loext:marker-style-name="T37"><text:span text:style-name="T37">Налагодження розрахункової частини програми</text:span></text:p>
          </table:table-cell>
          <table:table-cell table:style-name="Таблица2.C2" office:value-type="string">
            <text:p text:style-name="P194" loext:marker-style-name="T37">15 травня 2024</text:p>
          </table:table-cell>
          <table:table-cell table:style-name="Таблица2.D2" office:value-type="string">
            <text:p text:style-name="P191" loext:marker-style-name="T37"/>
          </table:table-cell>
        </table:table-row>
        <table:table-row table:style-name="Таблица2.12">
          <table:table-cell table:style-name="Таблица2.A2" office:value-type="string">
            <text:p text:style-name="P51">10.</text:p>
          </table:table-cell>
          <table:table-cell table:style-name="Таблица2.B2" office:value-type="string">
            <text:p text:style-name="P187" loext:marker-style-name="T37"><text:span text:style-name="T37">Розробка та налагодження інтерфейсної частини програми</text:span></text:p>
          </table:table-cell>
          <table:table-cell table:style-name="Таблица2.C2" office:value-type="string">
            <text:p text:style-name="P194" loext:marker-style-name="T37">15 трав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11.</text:p>
          </table:table-cell>
          <table:table-cell table:style-name="Таблица2.B2" office:value-type="string">
            <text:p text:style-name="P187" loext:marker-style-name="T37"><text:span text:style-name="T37">Узгодження з керівником набору тестів для контрольного прикладу</text:span></text:p>
          </table:table-cell>
          <table:table-cell table:style-name="Таблица2.C2" office:value-type="string">
            <text:p text:style-name="P195" loext:marker-style-name="T37">17 травня 2024</text:p>
          </table:table-cell>
          <table:table-cell table:style-name="Таблица2.D2" office:value-type="string">
            <text:p text:style-name="P191" loext:marker-style-name="T37"/>
          </table:table-cell>
        </table:table-row>
        <table:table-row table:style-name="Таблица2.3">
          <table:table-cell table:style-name="Таблица2.A2" office:value-type="string">
            <text:p text:style-name="P51">12.</text:p>
          </table:table-cell>
          <table:table-cell table:style-name="Таблица2.B2" office:value-type="string">
            <text:p text:style-name="P187" loext:marker-style-name="T37"><text:span text:style-name="T37">Тестування програми</text:span></text:p>
          </table:table-cell>
          <table:table-cell table:style-name="Таблица2.C2" office:value-type="string">
            <text:p text:style-name="P195" loext:marker-style-name="T37">18 травня 2024</text:p>
          </table:table-cell>
          <table:table-cell table:style-name="Таблица2.D2" office:value-type="string">
            <text:p text:style-name="P191" loext:marker-style-name="T37"/>
          </table:table-cell>
        </table:table-row>
        <table:table-row table:style-name="Таблица2.12">
          <table:table-cell table:style-name="Таблица2.A2" office:value-type="string">
            <text:p text:style-name="P51">13.</text:p>
          </table:table-cell>
          <table:table-cell table:style-name="Таблица2.B2" office:value-type="string">
            <text:p text:style-name="P187" loext:marker-style-name="T37"><text:span text:style-name="T37">Підготовка пояснювальної записки</text:span></text:p>
          </table:table-cell>
          <table:table-cell table:style-name="Таблица2.C2" office:value-type="string">
            <text:p text:style-name="P191" loext:marker-style-name="T37"/>
          </table:table-cell>
          <table:table-cell table:style-name="Таблица2.D2" office:value-type="string">
            <text:p text:style-name="P191" loext:marker-style-name="T37"/>
          </table:table-cell>
        </table:table-row>
        <table:table-row table:style-name="Таблица2.12">
          <table:table-cell table:style-name="Таблица2.A2" office:value-type="string">
            <text:p text:style-name="P51">14.</text:p>
          </table:table-cell>
          <table:table-cell table:style-name="Таблица2.B2" office:value-type="string">
            <text:p text:style-name="P187" loext:marker-style-name="T37"><text:span text:style-name="T37">Здача курсової роботи <text:s/>на перевірку</text:span></text:p>
          </table:table-cell>
          <table:table-cell table:style-name="Таблица2.C2" office:value-type="string">
            <text:p text:style-name="P191" loext:marker-style-name="T37"/>
          </table:table-cell>
          <table:table-cell table:style-name="Таблица2.D2" office:value-type="string">
            <text:p text:style-name="P191" loext:marker-style-name="T37"/>
          </table:table-cell>
        </table:table-row>
        <table:table-row table:style-name="Таблица2.17">
          <table:table-cell table:style-name="Таблица2.A2" office:value-type="string">
            <text:p text:style-name="P51">15.</text:p>
          </table:table-cell>
          <table:table-cell table:style-name="Таблица2.B2" office:value-type="string">
            <text:p text:style-name="P187" loext:marker-style-name="T37"><text:span text:style-name="T37">Захист курсової роботи</text:span></text:p>
          </table:table-cell>
          <table:table-cell table:style-name="Таблица2.C2" office:value-type="string">
            <text:p text:style-name="P191" loext:marker-style-name="T37"/>
          </table:table-cell>
          <table:table-cell table:style-name="Таблица2.D2" office:value-type="string">
            <text:p text:style-name="P191" loext:marker-style-name="T37"/>
          </table:table-cell>
        </table:table-row>
      </table:table>
      <text:p text:style-name="P53"/>
      <text:p text:style-name="P53" loext:marker-style-name="T48"><draw:line text:anchor-type="char" draw:z-index="12" draw:name="Прямая соединительная линия 3" draw:style-name="gr9" draw:text-style-name="P294" svg:x1="0.6984in" svg:y1="0.2807in" svg:x2="2.4984in" svg:y2="0.2815in"><text:p/></draw:line><text:span text:style-name="T48">Студент</text:span></text:p>
      <text:p text:style-name="P189" loext:marker-style-name="T88"><text:span text:style-name="T91"><text:s text:c="33"/></text:span><text:span text:style-name="T88">(підпис)</text:span></text:p>
      <text:p text:style-name="P185" loext:marker-style-name="T91"/>
      <text:p text:style-name="P196" loext:marker-style-name="T49"><draw:line text:anchor-type="char" draw:z-index="17" draw:name="Прямая соединительная линия 2" draw:style-name="gr9" draw:text-style-name="P294" svg:x1="0.8472in" svg:y1="0.2217in" svg:x2="2.6472in" svg:y2="0.2224in"><text:p/></draw:line><text:span text:style-name="T116">Керівник <text:s text:c="74"/></text:span><text:span text:style-name="T50">Головченко Максим Миколайович</text:span></text:p>
      <text:p text:style-name="P189" loext:marker-style-name="T49"><draw:line text:anchor-type="char" draw:z-index="18" draw:name="Прямая соединительная линия 1" draw:style-name="gr9" draw:text-style-name="P294" svg:x1="3.6638in" svg:y1="0.0409in" svg:x2="6.2917in" svg:y2="0.0319in"><text:p/></draw:line><text:span text:style-name="T50"/></text:p>
      <text:p text:style-name="P189" loext:marker-style-name="T88"><text:span text:style-name="T91"><text:s text:c="36"/></text:span><text:span text:style-name="T88">(підпис) <text:s text:c="98"/>(прізвище, ім’я, по батькові)</text:span></text:p>
      <text:p text:style-name="P197" loext:marker-style-name="T88"/>
      <text:p text:style-name="P53" loext:marker-style-name="T48"><text:span text:style-name="T51">"___</text:span><text:span text:style-name="T48">" __________________20</text:span><text:span text:style-name="T105">__</text:span><text:span text:style-name="T48"> р.</text:span></text:p>
      <text:p text:style-name="P54"/>
      <text:p text:style-name="P52"><text:span text:style-name="T102"/></text:p>
      <text:p text:style-name="P168" loext:marker-style-name="T48"><draw:custom-shape text:anchor-type="char" draw:z-index="19" draw:name="Прямоугольник 5" draw:style-name="gr15" draw:text-style-name="P295"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8">АНОТАЦІЯ</text:span></text:p>
      <text:p text:style-name="P31"/>
      <text:p text:style-name="Text_20_body"><text:span text:style-name="T43"><text:tab/>Пояснювальна записка до курсової роботи</text:span>: <text:span text:style-name="T46">55</text:span><text:span text:style-name="T106"> </text:span><text:span text:style-name="T46">сторінок</text:span><text:span text:style-name="T106">, </text:span><text:span text:style-name="T46">24</text:span><text:span text:style-name="T106"> рис</text:span><text:span text:style-name="T46">унки</text:span><text:span text:style-name="T106">, </text:span><text:span text:style-name="T46">2</text:span><text:span text:style-name="T106">8 табл</text:span><text:span text:style-name="T46">иць</text:span><text:span text:style-name="T106">, </text:span><text:span text:style-name="T46">4</text:span><text:span text:style-name="T106"> </text:span><text:span text:style-name="T46">посилання</text:span>.</text:p>
      <text:p text:style-name="Text_20_body"><text:span text:style-name="T43">Мета роботи</text:span>: <text:span text:style-name="T43">Метою курсової роботи </text:span><text:span text:style-name="T53">є забезпечення надійності та коректності програмного забезпечення для розв’язання СЛАР різними точними методами.</text:span></text:p>
      <text:p text:style-name="Text_20_body"><text:span text:style-name="T54">Вивчено методи: </text:span><text:span text:style-name="T55">LUP-метод, </text:span><text:span text:style-name="T56">м</text:span><text:span text:style-name="T55">етод Гауса-Холецького, метод обертання.</text:span></text:p>
      <text:p text:style-name="Text_20_body"><text:span text:style-name="T43">Виконана програмна реалізація алгоритму </text:span><text:span text:style-name="T60">LUP-метод</text:span><text:span text:style-name="T61">а</text:span><text:span text:style-name="T60">, </text:span><text:span text:style-name="T61">м</text:span><text:span text:style-name="T60">етод</text:span><text:span text:style-name="T61">а</text:span><text:span text:style-name="T60"> Гауса-Холецького, метод</text:span><text:span text:style-name="T61">а</text:span><text:span text:style-name="T60"> обертання</text:span><text:span text:style-name="T43">.</text:span></text:p>
      <text:p text:style-name="P128"><text:span text:style-name="T43"/></text:p>
      <text:p text:style-name="P128"><text:span text:style-name="T43"/></text:p>
      <text:p text:style-name="P173" loext:marker-style-name="T43"/>
      <text:p text:style-name="P132"><text:span text:style-name="T110">СИСТЕМА ЛІНІЙНИХ РІВНЯНЬ, </text:span><text:span text:style-name="T191">ТОЧНІ МЕТОДИ ВИРІШЕННЯ</text:span>, <text:span text:style-name="T110">LUP-МЕТОД</text:span>, МЕТОД <text:span text:style-name="T110">ГАУСА-ХОЛЕЦЬКОГО</text:span>, МЕТОД <text:span text:style-name="T110">ОБЕРТАННЯ</text:span>.</text:p>
      <text:p text:style-name="P228"><text:span text:style-name="T113">З</text:span><text:span text:style-name="T114">МІСТ</text:span></text:p>
      <text:p text:style-name="P136" loext:marker-style-name="T107"><text:a xlink:type="simple" xlink:href="#_Toc135587135" text:style-name="Index_20_Link" text:visited-style-name="Index_20_Link"><text:span text:style-name="T194">Вступ<text:tab/>5</text:span></text:a></text:p>
      <text:p text:style-name="P135" loext:marker-style-name="T107"><text:a xlink:type="simple" xlink:href="#_Toc135587136" text:style-name="Index_20_Link" text:visited-style-name="Index_20_Link"><text:span text:style-name="T68">1</text:span><text:span text:style-name="T107"><text:tab/></text:span><text:span text:style-name="T43">Постановка задачі</text:span><text:span text:style-name="T194"><text:tab/>6</text:span></text:a></text:p>
      <text:p text:style-name="P135" loext:marker-style-name="T107"><text:a xlink:type="simple" xlink:href="#_Toc135587137" text:style-name="Index_20_Link" text:visited-style-name="Index_20_Link"><text:span text:style-name="T68">2</text:span><text:span text:style-name="T107"><text:tab/></text:span><text:span text:style-name="T43">Теоретичні відомості</text:span><text:span text:style-name="T194"><text:tab/>7</text:span></text:a></text:p>
      <text:p text:style-name="P135" loext:marker-style-name="T107"><text:a xlink:type="simple" xlink:href="#_Toc135587138" text:style-name="Index_20_Link" text:visited-style-name="Index_20_Link"><text:span text:style-name="T68">3</text:span><text:span text:style-name="T107"><text:tab/></text:span><text:span text:style-name="T43">Опис алгоритмів</text:span><text:span text:style-name="T194"><text:tab/>8</text:span></text:a></text:p>
      <text:p text:style-name="P143"><text:span text:style-name="T115">3</text:span><text:a xlink:type="simple" xlink:href="#_Toc135587142" text:style-name="Index_20_Link" text:visited-style-name="Index_20_Link"><text:span text:style-name="T115">.1.</text:span></text:a><text:a xlink:type="simple" xlink:href="#_Toc135587139" text:style-name="Index_20_Link" text:visited-style-name="Index_20_Link"><text:span text:style-name="T195"><text:tab/></text:span><text:span text:style-name="T43">Загальний алгоритм</text:span><text:span text:style-name="T194"><text:tab/>8</text:span></text:a><text:span text:style-name="T194"> <text:s text:c="3"/></text:span></text:p>
      <text:p text:style-name="P143"><text:span text:style-name="T115">3</text:span><text:a xlink:type="simple" xlink:href="#_Toc135587142" text:style-name="Index_20_Link" text:visited-style-name="Index_20_Link"><text:span text:style-name="T115">.2.</text:span></text:a><text:a xlink:type="simple" xlink:href="#3.2.Алгоритм LUP-методу|outline" text:style-name="Internet_20_link" text:visited-style-name="Visited_20_Internet_20_Link"><text:span text:style-name="T127"><text:tab/></text:span><text:span text:style-name="T123">Алгоритм </text:span><text:span text:style-name="T124">LUP-</text:span><text:span text:style-name="T123">методу</text:span><text:span text:style-name="T129"><text:tab/>8</text:span></text:a><text:span text:style-name="T194"> <text:s text:c="3"/></text:span></text:p>
      <text:p text:style-name="P142"><text:span text:style-name="T130">3</text:span><text:a xlink:type="simple" xlink:href="#_Toc135587142" text:style-name="Index_20_Link" text:visited-style-name="Index_20_Link"><text:span text:style-name="T130">.3.</text:span></text:a><text:a xlink:type="simple" xlink:href="#_Toc135587140" text:style-name="Index_20_Link" text:visited-style-name="Index_20_Link"><text:span text:style-name="T125"><text:tab/></text:span></text:a><text:a xlink:type="simple" xlink:href="#3.3.Алгоритм методу Гауса-Холецького|outline" text:style-name="Internet_20_link" text:visited-style-name="Visited_20_Internet_20_Link"><text:span text:style-name="T121">Алгоритм методу </text:span><text:span text:style-name="T122">Гауса-Холецького</text:span><text:span text:style-name="T128"><text:tab/>8</text:span></text:a><text:span text:style-name="T128"> <text:s text:c="3"/></text:span></text:p>
      <text:p text:style-name="P142"><text:span text:style-name="T131">3</text:span><text:a xlink:type="simple" xlink:href="#_Toc135587142" text:style-name="Index_20_Link" text:visited-style-name="Index_20_Link"><text:span text:style-name="T131">.4.</text:span></text:a><text:a xlink:type="simple" xlink:href="#_Toc135587140" text:style-name="Index_20_Link" text:visited-style-name="Index_20_Link"><text:span text:style-name="T127"><text:tab/></text:span></text:a><text:a xlink:type="simple" xlink:href="#3.4.Загальний методу обертання|outline" text:style-name="Internet_20_link" text:visited-style-name="Visited_20_Internet_20_Link"><text:span text:style-name="T123">Алгоритм методу </text:span><text:span text:style-name="T124">обертання</text:span><text:span text:style-name="T129"><text:tab/>8</text:span></text:a><text:span text:style-name="T129"> <text:s text:c="3"/></text:span></text:p>
      <text:p text:style-name="P135" loext:marker-style-name="T107"><text:a xlink:type="simple" xlink:href="#_Toc135587141" text:style-name="Index_20_Link" text:visited-style-name="Index_20_Link"><text:span text:style-name="T68">4</text:span><text:span text:style-name="T107"><text:tab/></text:span><text:span text:style-name="T43">Опис програмного забезпечення</text:span><text:span text:style-name="T194"><text:tab/>9</text:span></text:a></text:p>
      <text:p text:style-name="P141" loext:marker-style-name="T195"><text:a xlink:type="simple" xlink:href="#_Toc135587142" text:style-name="Index_20_Link" text:visited-style-name="Index_20_Link"><text:span text:style-name="T33">4.1.</text:span><text:span text:style-name="T195"><text:tab/></text:span>Діаграма класів програмного забезпечення<text:span text:style-name="T194"><text:tab/>9</text:span></text:a><text:span text:style-name="T194"> <text:s text:c="3"/></text:span></text:p>
      <text:p text:style-name="P141" loext:marker-style-name="T195"><text:a xlink:type="simple" xlink:href="#_Toc135587143" text:style-name="Index_20_Link" text:visited-style-name="Index_20_Link"><text:span text:style-name="T68">4.2.</text:span><text:span text:style-name="T195"><text:tab/></text:span><text:span text:style-name="T43">Опис методів частин програмного забезпечення</text:span><text:span text:style-name="T194"><text:tab/>9</text:span></text:a><text:span text:style-name="T194"> <text:s text:c="3"/></text:span></text:p>
      <text:p text:style-name="P137" loext:marker-style-name="T195"><text:a xlink:type="simple" xlink:href="#_Toc135587144" text:style-name="Index_20_Link" text:visited-style-name="Index_20_Link"><text:span text:style-name="T68">4.2.1.</text:span><text:span text:style-name="T195"><text:tab/></text:span><text:span text:style-name="T43">Користувацькі методи</text:span><text:span text:style-name="T194"><text:tab/>9</text:span></text:a><text:span text:style-name="T194"> <text:s text:c="7"/></text:span></text:p>
      <text:p text:style-name="P137" loext:marker-style-name="T195"><text:a xlink:type="simple" xlink:href="#_Toc135587145" text:style-name="Index_20_Link" text:visited-style-name="Index_20_Link"><text:span text:style-name="T68">4.2.2.</text:span><text:span text:style-name="T195"><text:tab/></text:span><text:span text:style-name="T43">Стандартні методи</text:span><text:span text:style-name="T194"><text:tab/>9</text:span></text:a><text:span text:style-name="T194"> <text:s text:c="7"/></text:span></text:p>
      <text:p text:style-name="P135" loext:marker-style-name="T107"><text:a xlink:type="simple" xlink:href="#_Toc135587146" text:style-name="Index_20_Link" text:visited-style-name="Index_20_Link"><text:span text:style-name="T68">5</text:span><text:span text:style-name="T107"><text:tab/></text:span><text:span text:style-name="T43">Тестування програмного забезпечення</text:span><text:span text:style-name="T194"><text:tab/>10</text:span></text:a></text:p>
      <text:p text:style-name="P141" loext:marker-style-name="T195"><text:a xlink:type="simple" xlink:href="#5.1.План тестування|outline" text:style-name="Internet_20_link" text:visited-style-name="Visited_20_Internet_20_Link"><text:span text:style-name="T123">5.1.</text:span><text:span text:style-name="T126"><text:tab/></text:span><text:span text:style-name="T120">План тестування</text:span><text:span text:style-name="T129"><text:tab/>10</text:span></text:a><text:span text:style-name="T129"> <text:s text:c="3"/></text:span></text:p>
      <text:p text:style-name="P141" loext:marker-style-name="T195"><text:a xlink:type="simple" xlink:href="#5.2.Приклади тестування|outline" text:style-name="Internet_20_link" text:visited-style-name="Visited_20_Internet_20_Link"><text:span text:style-name="T123">5.2.</text:span><text:span text:style-name="T126"><text:tab/></text:span><text:span text:style-name="T120">Приклади тестування</text:span><text:span text:style-name="T129"><text:tab/>10</text:span></text:a><text:span text:style-name="T129"> <text:s text:c="3"/></text:span></text:p>
      <text:p text:style-name="P135" loext:marker-style-name="T107"><text:a xlink:type="simple" xlink:href="#_Toc135587149" text:style-name="Index_20_Link" text:visited-style-name="Index_20_Link"><text:span text:style-name="T68">6</text:span><text:span text:style-name="T107"><text:tab/></text:span><text:span text:style-name="T43">Інструкція користувача</text:span><text:span text:style-name="T194"><text:tab/>11</text:span></text:a></text:p>
      <text:p text:style-name="P135" loext:marker-style-name="T107"><text:a xlink:type="simple" xlink:href="#_Toc135587150" text:style-name="Index_20_Link" text:visited-style-name="Index_20_Link"><text:span text:style-name="T68">7</text:span><text:span text:style-name="T107"><text:tab/></text:span><text:span text:style-name="T43">Аналіз результатів</text:span><text:span text:style-name="T194"><text:tab/>12</text:span></text:a></text:p>
      <text:p text:style-name="P136" loext:marker-style-name="T107"><text:a xlink:type="simple" xlink:href="#_Toc135587151" text:style-name="Index_20_Link" text:visited-style-name="Index_20_Link"><text:span text:style-name="T194">Висновки<text:tab/>13</text:span></text:a></text:p>
      <text:p text:style-name="P136" loext:marker-style-name="T107"><text:a xlink:type="simple" xlink:href="#_Toc135587152" text:style-name="Index_20_Link" text:visited-style-name="Index_20_Link"><text:span text:style-name="T194">Перелік посилань<text:tab/>14</text:span></text:a></text:p>
      <text:p text:style-name="P136" loext:marker-style-name="T107"><text:a xlink:type="simple" xlink:href="#_Toc135587153" text:style-name="Index_20_Link" text:visited-style-name="Index_20_Link"><text:span text:style-name="T194">Додаток А Технічне завдання<text:tab/>15</text:span></text:a></text:p>
      <text:p text:style-name="P136" loext:marker-style-name="T107"><text:a xlink:type="simple" xlink:href="#Додаток А ТЕХНІЧНЕ ЗАВДАННЯ|outline" text:style-name="Internet_20_link" text:visited-style-name="Visited_20_Internet_20_Link"><text:span text:style-name="T136">Додаток Б Тексти програмного коду<text:tab/>18</text:span></text:a></text:p>
      <text:p text:style-name="P37">ВСТУП</text:p>
      <text:p text:style-name="P130"/>
      <text:p text:style-name="P129">Дана робота висвітлює методи розв’язання систем лінійних алгебраїчних рівнянь для вирішення великої кількості задач та проблем у <text:span text:style-name="T193">напрямках</text:span> галузі інформаційних технологій, <text:span text:style-name="T193">які пов’язані з такими речами, алогритмами та методами</text:span>, як графіка, штучний інтелект і машинне навчання.</text:p>
      <text:p text:style-name="P129">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цим призначенням.</text:p>
      <text:p text:style-name="P131">Дане програмне забезпечення призначене для розв’язання <text:span text:style-name="T192">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144" text:outline-level="1" loext:marker-style-name="T43"><text:bookmark-start text:name="_Toc135587136"/><text:span text:style-name="T69">Постановка задачі</text:span><text:bookmark-end text:name="_Toc135587136"/></text:h>
        </text:list-item>
      </text:list>
      <text:p text:style-name="P118"/>
      <text:p text:style-name="P279">Розробити програмне забезпечення, що буде знаходити рішення для заданої СЛАР наступними методами:</text:p>
      <text:p text:style-name="P279">а)<text:tab/><text:span text:style-name="T202">LUP-</text:span>метод;</text:p>
      <text:p text:style-name="P279">б)<text:tab/>метод <text:span text:style-name="T202">Гауса-Холецького</text:span>;</text:p>
      <text:p text:style-name="P279">в)<text:tab/>метод <text:span text:style-name="T202">обертання</text:span>;</text:p>
      <text:p text:style-name="P279">Вхідними даними для даної роботи є СЛАР, яка задана в матричному вигляді:</text:p>
      <text:p text:style-name="P280"><draw:frame draw:style-name="fr1" draw:name="Объект153" text:anchor-type="as-char" svg:y="-0.1484in" svg:width="0.4874in" svg:height="0.1846in" draw:z-index="191"><draw:object xlink:href="./Object 153" xlink:type="simple" xlink:show="embed" xlink:actuate="onLoad"/><draw:image xlink:href="./ObjectReplacements/Object 153" xlink:type="simple" xlink:show="embed" xlink:actuate="onLoad"/></draw:frame></text:p>
      <text:p text:style-name="P279">, де <draw:frame draw:style-name="fr1" draw:name="Объект154" text:anchor-type="as-char" svg:y="-0.1484in" svg:width="0.1283in" svg:height="0.1846in" draw:z-index="192"><draw:object xlink:href="./Object 154" xlink:type="simple" xlink:show="embed" xlink:actuate="onLoad"/><draw:image xlink:href="./ObjectReplacements/Object 154" xlink:type="simple" xlink:show="embed" xlink:actuate="onLoad"/></draw:frame><text:s/>– матриця коефіцієнтів, <draw:frame draw:style-name="fr1" draw:name="Объект155" text:anchor-type="as-char" svg:y="-0.1484in" svg:width="0.1299in" svg:height="0.1846in" draw:z-index="193"><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79"><draw:frame draw:style-name="fr1" draw:name="Объект156" text:anchor-type="as-char" svg:y="-0.1484in" svg:width="0.1134in" svg:height="0.1846in" draw:z-index="194"><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00">1</text:span> до <text:span text:style-name="T200">10</text:span>.</text:p>
      <text:p text:style-name="P279">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201">рівне</text:span> дво<text:span text:style-name="T201">м</text:span> невідоми<text:span text:style-name="T201">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30551285458280" text:continue-numbering="true" text:style-name="WWNum1">
        <text:list-item>
          <text:h text:style-name="P144" text:outline-level="1" loext:marker-style-name="T43"><text:bookmark-start text:name="_Toc135587137"/><text:span text:style-name="T69">Т</text:span><text:bookmark-end text:name="_Toc135587137"/><text:span text:style-name="T70">ЕОРЕТИЧНІ ВІДОМОСТІ</text:span></text:h>
        </text:list-item>
      </text:list>
      <text:p text:style-name="P63"/>
      <text:p text:style-name="P72"><text:span text:style-name="T148">С</text:span>истему <text:span text:style-name="T148">лінійних а</text:span><text:span text:style-name="T158">лгебраїчних рівнянь (далі — СЛАР)</text:span><text:span text:style-name="T157"> з </text:span><text:span text:style-name="T157"><draw:frame draw:style-name="fr2" draw:name="Объект64" text:anchor-type="as-char" svg:y="-0.1484in" svg:width="0.0874in" svg:height="0.1846in" draw:z-index="2"><draw:object xlink:href="./Object 64" xlink:type="simple" xlink:show="embed" xlink:actuate="onLoad"/><draw:image xlink:href="./ObjectReplacements/Object 64" xlink:type="simple" xlink:show="embed" xlink:actuate="onLoad"/></draw:frame></text:span><text:span text:style-name="T157"><text:s/>рівнянь можна задати наступним чином:</text:span></text:p>
      <text:p text:style-name="P73"><draw:frame draw:style-name="fr2" draw:name="Объект1" text:anchor-type="as-char" svg:y="-0.1484in" svg:width="0.4874in" svg:height="0.1846in" draw:z-index="15"><draw:object xlink:href="./Object 1" xlink:type="simple" xlink:show="embed" xlink:actuate="onLoad"/><draw:image xlink:href="./ObjectReplacements/Object 1" xlink:type="simple" xlink:show="embed" xlink:actuate="onLoad"/></draw:frame><text:s/>(2.1)</text:p>
      <text:p text:style-name="P74">де:</text:p>
      <text:p text:style-name="P73"><draw:frame draw:style-name="fr2" draw:name="Объект2" text:anchor-type="as-char" svg:y="-0.4791in" svg:width="3.1299in" svg:height="0.9008in" draw:z-index="20"><draw:object xlink:href="./Object 2" xlink:type="simple" xlink:show="embed" xlink:actuate="onLoad"/><draw:image xlink:href="./ObjectReplacements/Object 2" xlink:type="simple" xlink:show="embed" xlink:actuate="onLoad"/></draw:frame></text:p>
      <text:p text:style-name="P74">Тоді якщо , то система (2.1) має розв’язок та він є лише єдиним. Якщо система має єдиний розв’язок, то його можна знайти одним із наступних методів.</text:p>
      <text:p text:style-name="P75"><text:span text:style-name="T154">2</text:span>.1.<text:tab/><text:span text:style-name="T139">LUP-метод</text:span></text:p>
      <text:p text:style-name="P76">Цей метод опирається на розкладання матриці коефіцієнтів <draw:frame draw:style-name="fr2" draw:name="Объект5" text:anchor-type="as-char" svg:y="-0.1484in" svg:width="0.1283in" svg:height="0.1846in" draw:z-index="25"><draw:object xlink:href="./Object 5" xlink:type="simple" xlink:show="embed" xlink:actuate="onLoad"/><draw:image xlink:href="./ObjectReplacements/Object 5" xlink:type="simple" xlink:show="embed" xlink:actuate="onLoad"/><svg:desc>формула</svg:desc></draw:frame><text:s/>у вигляді добутку <text:span text:style-name="T150">матриць</text:span> <draw:frame draw:style-name="fr2" draw:name="Объект3" text:anchor-type="as-char" svg:y="-0.1484in" svg:width="0.1035in" svg:height="0.1846in" draw:z-index="29"><draw:object xlink:href="./Object 3" xlink:type="simple" xlink:show="embed" xlink:actuate="onLoad"/><draw:image xlink:href="./ObjectReplacements/Object 3" xlink:type="simple" xlink:show="embed" xlink:actuate="onLoad"/></draw:frame><text:s/>та <draw:frame draw:style-name="fr2" draw:name="Объект4" text:anchor-type="as-char" svg:y="-0.1484in" svg:width="0.1382in" svg:height="0.1846in" draw:z-index="90"><draw:object xlink:href="./Object 4" xlink:type="simple" xlink:show="embed" xlink:actuate="onLoad"/><draw:image xlink:href="./ObjectReplacements/Object 4" xlink:type="simple" xlink:show="embed" xlink:actuate="onLoad"/><svg:desc>формула</svg:desc></draw:frame>:</text:p>
      <text:p text:style-name="P77"><draw:frame draw:style-name="fr2" draw:name="Объект6" text:anchor-type="as-char" svg:y="-0.1484in" svg:width="0.5083in" svg:height="0.1846in" draw:z-index="104"><draw:object xlink:href="./Object 6" xlink:type="simple" xlink:show="embed" xlink:actuate="onLoad"/><draw:image xlink:href="./ObjectReplacements/Object 6" xlink:type="simple" xlink:show="embed" xlink:actuate="onLoad"/></draw:frame><text:s/>(2.2)</text:p>
      <text:p text:style-name="P76">де <draw:frame draw:style-name="fr2" draw:name="Объект7" text:anchor-type="as-char" svg:y="-0.1484in" svg:width="0.1035in" svg:height="0.1846in" draw:z-index="4"><draw:object xlink:href="./Object 7" xlink:type="simple" xlink:show="embed" xlink:actuate="onLoad"/><draw:image xlink:href="./ObjectReplacements/Object 7" xlink:type="simple" xlink:show="embed" xlink:actuate="onLoad"/></draw:frame><text:s/>— нижня трикутна матриця, а <draw:frame draw:style-name="fr2" draw:name="Объект8" text:anchor-type="as-char" svg:y="-0.1484in" svg:width="0.1382in" svg:height="0.1846in" draw:z-index="24"><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77"><draw:frame draw:style-name="fr2" draw:name="Объект9" text:anchor-type="as-char" svg:y="-0.5in" svg:width="3.0846in" svg:height="0.9417in" draw:z-index="31"><draw:object xlink:href="./Object 9" xlink:type="simple" xlink:show="embed" xlink:actuate="onLoad"/><draw:image xlink:href="./ObjectReplacements/Object 9" xlink:type="simple" xlink:show="embed" xlink:actuate="onLoad"/></draw:frame><text:s/>(2.3)</text:p>
      <text:p text:style-name="P76">Тоді <text:span text:style-name="T151">з цього твердження випливає, що</text:span> LU<text:span text:style-name="T151">P</text:span>-метод <text:span text:style-name="T151">розв’язання СЛАР</text:span> складається з двох <text:span text:style-name="T152">головних</text:span> етапів:</text:p>
      <text:list xml:id="list3191176913" text:style-name="Numbering_20_123">
        <text:list-item>
          <text:p text:style-name="P230">етапу факторизації матриці <draw:frame draw:style-name="fr2" draw:name="Объект10" text:anchor-type="as-char" svg:y="-0.1484in" svg:width="0.1283in" svg:height="0.1846in" draw:z-index="33"><draw:object xlink:href="./Object 10" xlink:type="simple" xlink:show="embed" xlink:actuate="onLoad"/><draw:image xlink:href="./ObjectReplacements/Object 10" xlink:type="simple" xlink:show="embed" xlink:actuate="onLoad"/></draw:frame>;</text:p>
        </text:list-item>
        <text:list-item>
          <text:p text:style-name="P230">етапу отримання <draw:frame draw:style-name="fr2" draw:name="Объект11" text:anchor-type="as-char" svg:y="-0.1484in" svg:width="0.1299in" svg:height="0.1846in" draw:z-index="63"><draw:object xlink:href="./Object 11" xlink:type="simple" xlink:show="embed" xlink:actuate="onLoad"/><draw:image xlink:href="./ObjectReplacements/Object 11" xlink:type="simple" xlink:show="embed" xlink:actuate="onLoad"/></draw:frame>.</text:p>
        </text:list-item>
      </text:list>
      <text:p text:style-name="P76">Під час факторизації вектор <draw:frame draw:style-name="fr2" draw:name="Объект12" text:anchor-type="as-char" svg:y="-0.1484in" svg:width="0.1134in" svg:height="0.1846in" draw:z-index="113"><draw:object xlink:href="./Object 12" xlink:type="simple" xlink:show="embed" xlink:actuate="onLoad"/><draw:image xlink:href="./ObjectReplacements/Object 12" xlink:type="simple" xlink:show="embed" xlink:actuate="onLoad"/></draw:frame><text:s/>не змінюється, як ви бачите.</text:p>
      <text:p text:style-name="P76">Із виразів (2.2) та (2.3) випливає, що <text:span text:style-name="T140">значення всіх елементів матриці </text:span><text:span text:style-name="T140"><draw:frame draw:style-name="fr2" draw:name="Объект15" text:anchor-type="as-char" svg:y="-0.1484in" svg:width="0.1283in" svg:height="0.1846in" draw:z-index="149"><draw:object xlink:href="./Object 15" xlink:type="simple" xlink:show="embed" xlink:actuate="onLoad"/><draw:image xlink:href="./ObjectReplacements/Object 15" xlink:type="simple" xlink:show="embed" xlink:actuate="onLoad"/></draw:frame></text:span><text:span text:style-name="T140"><text:s/>можна записати наступним </text:span><text:span text:style-name="T141">компактним</text:span><text:span text:style-name="T140"> чином</text:span>:</text:p>
      <text:p text:style-name="P77"><text:soft-page-break/><draw:frame draw:style-name="fr2" draw:name="Объект13" text:anchor-type="as-char" svg:y="-0.4909in" svg:width="1.3756in" svg:height="0.998in" draw:z-index="10"><draw:object xlink:href="./Object 13" xlink:type="simple" xlink:show="embed" xlink:actuate="onLoad"/><draw:image xlink:href="./ObjectReplacements/Object 13" xlink:type="simple" xlink:show="embed" xlink:actuate="onLoad"/></draw:frame><text:s/>(2.4)</text:p>
      <text:p text:style-name="P76">де <draw:frame draw:style-name="fr2" draw:name="Объект14" text:anchor-type="as-char" svg:y="-0.1484in" svg:width="0.9425in" svg:height="0.1846in" draw:z-index="16"><draw:object xlink:href="./Object 14" xlink:type="simple" xlink:show="embed" xlink:actuate="onLoad"/><draw:image xlink:href="./ObjectReplacements/Object 14" xlink:type="simple" xlink:show="embed" xlink:actuate="onLoad"/></draw:frame>.</text:p>
      <text:p text:style-name="P78">У виразі (2.4) записано, що <draw:frame draw:style-name="fr2" draw:name="Объект16" text:anchor-type="as-char" svg:y="-0.1484in" svg:width="0.05in" svg:height="0.1846in" draw:z-index="22"><draw:object xlink:href="./Object 16" xlink:type="simple" xlink:show="embed" xlink:actuate="onLoad"/><draw:image xlink:href="./ObjectReplacements/Object 16" xlink:type="simple" xlink:show="embed" xlink:actuate="onLoad"/></draw:frame><text:s/>— номер рядка матриці <draw:frame draw:style-name="fr2" draw:name="Объект17" text:anchor-type="as-char" svg:y="-0.1484in" svg:width="0.1035in" svg:height="0.1846in" draw:z-index="79"><draw:object xlink:href="./Object 17" xlink:type="simple" xlink:show="embed" xlink:actuate="onLoad"/><draw:image xlink:href="./ObjectReplacements/Object 17" xlink:type="simple" xlink:show="embed" xlink:actuate="onLoad"/></draw:frame><text:s/>та номер стовпця матриці <draw:frame draw:style-name="fr2" draw:name="Объект18" text:anchor-type="as-char" svg:y="-0.1484in" svg:width="0.1382in" svg:height="0.1846in" draw:z-index="112"><draw:object xlink:href="./Object 18" xlink:type="simple" xlink:show="embed" xlink:actuate="onLoad"/><draw:image xlink:href="./ObjectReplacements/Object 18" xlink:type="simple" xlink:show="embed" xlink:actuate="onLoad"/></draw:frame>, а <text:s/><draw:frame draw:style-name="fr2" draw:name="Объект19" text:anchor-type="as-char" svg:y="-0.1484in" svg:width="0.0772in" svg:height="0.1846in" draw:z-index="114"><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2" draw:name="Объект20" text:anchor-type="as-char" svg:y="-0.1484in" svg:width="0.1035in" svg:height="0.1846in" draw:z-index="150"><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2" draw:name="Объект21" text:anchor-type="as-char" svg:y="-0.1484in" svg:width="0.1382in" svg:height="0.1846in" draw:z-index="30"><draw:object xlink:href="./Object 21" xlink:type="simple" xlink:show="embed" xlink:actuate="onLoad"/><draw:image xlink:href="./ObjectReplacements/Object 21" xlink:type="simple" xlink:show="embed" xlink:actuate="onLoad"/><svg:desc>формула</svg:desc></draw:frame>.</text:p>
      <text:p text:style-name="P79">З рівняння (2.4) випливає, що <text:span text:style-name="T142">факторизація</text:span> відбувається за <draw:frame draw:style-name="fr2" draw:name="Объект22" text:anchor-type="as-char" svg:y="-0.1484in" svg:width="0.0874in" svg:height="0.1846in" draw:z-index="151"><draw:object xlink:href="./Object 22" xlink:type="simple" xlink:show="embed" xlink:actuate="onLoad"/><draw:image xlink:href="./ObjectReplacements/Object 22" xlink:type="simple" xlink:show="embed" xlink:actuate="onLoad"/></draw:frame><text:s/>стадій. <text:span text:style-name="T142">На кожній стадії </text:span><draw:frame draw:style-name="fr2" draw:name="Объект23" text:anchor-type="as-char" svg:y="-0.1484in" svg:width="0.0772in" svg:height="0.1846in" draw:z-index="152"><draw:object xlink:href="./Object 23" xlink:type="simple" xlink:show="embed" xlink:actuate="onLoad"/><draw:image xlink:href="./ObjectReplacements/Object 23" xlink:type="simple" xlink:show="embed" xlink:actuate="onLoad"/><svg:desc>формула</svg:desc></draw:frame><text:s/><text:span text:style-name="T142">поточний елемент </text:span><text:span text:style-name="T142"><draw:frame draw:style-name="fr2" draw:name="Объект25" text:anchor-type="as-char" svg:y="-0.1484in" svg:width="0.1626in" svg:height="0.2098in" draw:z-index="153"><draw:object xlink:href="./Object 25" xlink:type="simple" xlink:show="embed" xlink:actuate="onLoad"/><draw:image xlink:href="./ObjectReplacements/Object 25" xlink:type="simple" xlink:show="embed" xlink:actuate="onLoad"/></draw:frame></text:span><text:span text:style-name="T142"><text:s/>матриці </text:span><text:span text:style-name="T142"><draw:frame draw:style-name="fr2" draw:name="Объект24" text:anchor-type="as-char" svg:y="-0.1484in" svg:width="0.1035in" svg:height="0.1846in" draw:z-index="154"><draw:object xlink:href="./Object 24" xlink:type="simple" xlink:show="embed" xlink:actuate="onLoad"/><draw:image xlink:href="./ObjectReplacements/Object 24" xlink:type="simple" xlink:show="embed" xlink:actuate="onLoad"/></draw:frame></text:span><text:span text:style-name="T142"><text:s/>наступним чином</text:span>:</text:p>
      <text:p text:style-name="P80"><draw:frame draw:style-name="fr2" draw:name="Объект26" text:anchor-type="as-char" svg:y="-0.2807in" svg:width="1.7638in" svg:height="0.4484in" draw:z-index="155"><draw:object xlink:href="./Object 26" xlink:type="simple" xlink:show="embed" xlink:actuate="onLoad"/><draw:image xlink:href="./ObjectReplacements/Object 26" xlink:type="simple" xlink:show="embed" xlink:actuate="onLoad"/></draw:frame><text:s/>(2.5)</text:p>
      <text:p text:style-name="P81">а елемент <draw:frame draw:style-name="fr2" draw:name="Объект32" text:anchor-type="as-char" svg:y="-0.1484in" svg:width="0.1583in" svg:height="0.2098in" draw:z-index="156"><draw:object xlink:href="./Object 32" xlink:type="simple" xlink:show="embed" xlink:actuate="onLoad"/><draw:image xlink:href="./ObjectReplacements/Object 32" xlink:type="simple" xlink:show="embed" xlink:actuate="onLoad"/></draw:frame><text:s/><text:span text:style-name="T142">вже іншим</text:span>:</text:p>
      <text:p text:style-name="P80"><draw:frame draw:style-name="fr2" draw:name="Объект27" text:anchor-type="as-char" svg:y="-0.5083in" svg:width="2.0728in" svg:height="0.6827in" draw:z-index="0"><draw:object xlink:href="./Object 27" xlink:type="simple" xlink:show="embed" xlink:actuate="onLoad"/><draw:image xlink:href="./ObjectReplacements/Object 27" xlink:type="simple" xlink:show="embed" xlink:actuate="onLoad"/><svg:desc>формула</svg:desc></draw:frame><text:s/>(2.6)</text:p>
      <text:p text:style-name="P103">Елементи двох матриць обчислюються у шаховому порядку.</text:p>
      <text:p text:style-name="P82">За деяких умовах за формулами (2.5) та (2.6) значення елементів матриці <draw:frame draw:style-name="fr2" draw:name="Объект28" text:anchor-type="as-char" svg:y="-0.1484in" svg:width="0.1035in" svg:height="0.1846in" draw:z-index="27"><draw:object xlink:href="./Object 28" xlink:type="simple" xlink:show="embed" xlink:actuate="onLoad"/><draw:image xlink:href="./ObjectReplacements/Object 28" xlink:type="simple" xlink:show="embed" xlink:actuate="onLoad"/></draw:frame><text:s/>та <draw:frame draw:style-name="fr2" draw:name="Объект29" text:anchor-type="as-char" svg:y="-0.1484in" svg:width="0.1382in" svg:height="0.1846in" draw:z-index="32"><draw:object xlink:href="./Object 29" xlink:type="simple" xlink:show="embed" xlink:actuate="onLoad"/><draw:image xlink:href="./ObjectReplacements/Object 29" xlink:type="simple" xlink:show="embed" xlink:actuate="onLoad"/><svg:desc>формула</svg:desc></draw:frame><text:s/>можна побати як <draw:frame draw:style-name="fr2" draw:name="Объект30" text:anchor-type="as-char" svg:y="-0.1484in" svg:width="0.9744in" svg:height="0.2098in" draw:z-index="38"><draw:object xlink:href="./Object 30" xlink:type="simple" xlink:show="embed" xlink:actuate="onLoad"/><draw:image xlink:href="./ObjectReplacements/Object 30" xlink:type="simple" xlink:show="embed" xlink:actuate="onLoad"/></draw:frame>, а <draw:frame draw:style-name="fr2" draw:name="Объект31" text:anchor-type="as-char" svg:y="-0.2693in" svg:width="1.1008in" svg:height="0.4429in" draw:z-index="40"><draw:object xlink:href="./Object 31" xlink:type="simple" xlink:show="embed" xlink:actuate="onLoad"/><draw:image xlink:href="./ObjectReplacements/Object 31" xlink:type="simple" xlink:show="embed" xlink:actuate="onLoad"/><svg:desc>формула</svg:desc></draw:frame>.</text:p>
      <text:p text:style-name="P83">Так як метод називається як LUP-метод<text:span text:style-name="T147">ом</text:span>, а не LU-метод<text:span text:style-name="T147">ом</text:span>, то він має ще один вбудований крок для факторизації матриці <draw:frame draw:style-name="fr2" draw:name="Объект33" text:anchor-type="as-char" svg:y="-0.1484in" svg:width="0.1283in" svg:height="0.1846in" draw:z-index="91"><draw:object xlink:href="./Object 33" xlink:type="simple" xlink:show="embed" xlink:actuate="onLoad"/><draw:image xlink:href="./ObjectReplacements/Object 33" xlink:type="simple" xlink:show="embed" xlink:actuate="onLoad"/></draw:frame>. Так як при обрахуванні елемента <draw:frame draw:style-name="fr2" draw:name="Объект34" text:anchor-type="as-char" svg:y="-0.1484in" svg:width="0.1583in" svg:height="0.2098in" draw:z-index="100"><draw:object xlink:href="./Object 34" xlink:type="simple" xlink:show="embed" xlink:actuate="onLoad"/><draw:image xlink:href="./ObjectReplacements/Object 34" xlink:type="simple" xlink:show="embed" xlink:actuate="onLoad"/></draw:frame><text:s/>значення <draw:frame draw:style-name="fr2" draw:name="Объект35" text:anchor-type="as-char" svg:y="-0.1484in" svg:width="0.1252in" svg:height="0.2098in" draw:z-index="157"><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84">Одним з методов вирішення цієї проблеми є знаходження такого рядка <draw:frame draw:style-name="fr2" draw:name="Объект36" text:anchor-type="as-char" svg:y="-0.1484in" svg:width="0.4693in" svg:height="0.1846in" draw:z-index="158"><draw:object xlink:href="./Object 36" xlink:type="simple" xlink:show="embed" xlink:actuate="onLoad"/><draw:image xlink:href="./ObjectReplacements/Object 36" xlink:type="simple" xlink:show="embed" xlink:actuate="onLoad"/></draw:frame>, для якого:</text:p>
      <text:p text:style-name="P85"><draw:frame draw:style-name="fr2" draw:name="Объект37" text:anchor-type="as-char" svg:y="-0.1492in" svg:width="1.589in" svg:height="0.2102in" draw:z-index="159"><draw:object xlink:href="./Object 37" xlink:type="simple" xlink:show="embed" xlink:actuate="onLoad"/><draw:image xlink:href="./ObjectReplacements/Object 37" xlink:type="simple" xlink:show="embed" xlink:actuate="onLoad"/></draw:frame><text:s/><text:span text:style-name="T145">(2.7)</text:span></text:p>
      <text:p text:style-name="P84"><text:span text:style-name="T143">Після чого треба зберігти вектор </text:span><text:span text:style-name="T143"><draw:frame draw:style-name="fr2" draw:name="Объект38" text:anchor-type="as-char" svg:y="-0.1484in" svg:width="0.1154in" svg:height="0.1846in" draw:z-index="160"><draw:object xlink:href="./Object 38" xlink:type="simple" xlink:show="embed" xlink:actuate="onLoad"/><draw:image xlink:href="./ObjectReplacements/Object 38" xlink:type="simple" xlink:show="embed" xlink:actuate="onLoad"/></draw:frame></text:span><text:span text:style-name="T143">, де </text:span><text:span text:style-name="T143"><draw:frame draw:style-name="fr2" draw:name="Объект39" text:anchor-type="as-char" svg:y="-0.1484in" svg:width="1.0402in" svg:height="0.2098in" draw:z-index="161"><draw:object xlink:href="./Object 39" xlink:type="simple" xlink:show="embed" xlink:actuate="onLoad"/><draw:image xlink:href="./ObjectReplacements/Object 39" xlink:type="simple" xlink:show="embed" xlink:actuate="onLoad"/></draw:frame></text:span><text:span text:style-name="T143"><text:s/>зберігає оригінальний номер рядка матриці </text:span><text:span text:style-name="T143"><draw:frame draw:style-name="fr2" draw:name="Объект40" text:anchor-type="as-char" svg:y="-0.1484in" svg:width="0.1283in" svg:height="0.1846in" draw:z-index="162"><draw:object xlink:href="./Object 40" xlink:type="simple" xlink:show="embed" xlink:actuate="onLoad"/><draw:image xlink:href="./ObjectReplacements/Object 40" xlink:type="simple" xlink:show="embed" xlink:actuate="onLoad"/></draw:frame></text:span>. <text:span text:style-name="T144">По замовчуванням матриця </text:span><text:span text:style-name="T144"><draw:frame draw:style-name="fr2" draw:name="Объект46" text:anchor-type="as-char" svg:y="-0.1484in" svg:width="0.1154in" svg:height="0.1846in" draw:z-index="163"><draw:object xlink:href="./Object 46" xlink:type="simple" xlink:show="embed" xlink:actuate="onLoad"/><draw:image xlink:href="./ObjectReplacements/Object 46" xlink:type="simple" xlink:show="embed" xlink:actuate="onLoad"/></draw:frame></text:span><text:span text:style-name="T144"><text:s/>має наступну початкову конфігурацію перед факторизацією: </text:span><text:span text:style-name="T144"><draw:frame draw:style-name="fr2" draw:name="Объект47" text:anchor-type="as-char" svg:y="-0.1484in" svg:width="0.8492in" svg:height="0.2098in" draw:z-index="164"><draw:object xlink:href="./Object 47" xlink:type="simple" xlink:show="embed" xlink:actuate="onLoad"/><draw:image xlink:href="./ObjectReplacements/Object 47" xlink:type="simple" xlink:show="embed" xlink:actuate="onLoad"/></draw:frame></text:span></text:p>
      <text:p text:style-name="P84"><text:soft-page-break/><text:s/><text:span text:style-name="T144">Так як перед обрахуванням елементів матриці </text:span><text:span text:style-name="T144"><draw:frame draw:style-name="fr2" draw:name="Объект41" text:anchor-type="as-char" svg:y="-0.1484in" svg:width="0.1035in" svg:height="0.1846in" draw:z-index="41"><draw:object xlink:href="./Object 41" xlink:type="simple" xlink:show="embed" xlink:actuate="onLoad"/><draw:image xlink:href="./ObjectReplacements/Object 41" xlink:type="simple" xlink:show="embed" xlink:actuate="onLoad"/></draw:frame></text:span><text:span text:style-name="T144"><text:s/>та </text:span><text:span text:style-name="T144"><draw:frame draw:style-name="fr2" draw:name="Объект42" text:anchor-type="as-char" svg:y="-0.1484in" svg:width="0.1382in" svg:height="0.1846in" draw:z-index="165"><draw:object xlink:href="./Object 42" xlink:type="simple" xlink:show="embed" xlink:actuate="onLoad"/><draw:image xlink:href="./ObjectReplacements/Object 42" xlink:type="simple" xlink:show="embed" xlink:actuate="onLoad"/><svg:desc>формула</svg:desc></draw:frame></text:span><text:span text:style-name="T144"><text:s/>в ітерації </text:span><text:span text:style-name="T144"><draw:frame draw:style-name="fr2" draw:name="Объект43" text:anchor-type="as-char" svg:y="-0.1484in" svg:width="0.0772in" svg:height="0.1846in" draw:z-index="166"><draw:object xlink:href="./Object 43" xlink:type="simple" xlink:show="embed" xlink:actuate="onLoad"/><draw:image xlink:href="./ObjectReplacements/Object 43" xlink:type="simple" xlink:show="embed" xlink:actuate="onLoad"/></draw:frame></text:span><text:span text:style-name="T144"><text:s/>елементи рядків </text:span><text:span text:style-name="T144"><draw:frame draw:style-name="fr2" draw:name="Объект45" text:anchor-type="as-char" svg:y="-0.1484in" svg:width="0.4311in" svg:height="0.1846in" draw:z-index="167"><draw:object xlink:href="./Object 45" xlink:type="simple" xlink:show="embed" xlink:actuate="onLoad"/><draw:image xlink:href="./ObjectReplacements/Object 45" xlink:type="simple" xlink:show="embed" xlink:actuate="onLoad"/></draw:frame></text:span><text:span text:style-name="T144"><text:s/>є незмінними до цього часу, то слід зробити перестановку перед поточною ітерацією </text:span><text:span text:style-name="T144"><draw:frame draw:style-name="fr2" draw:name="Объект44" text:anchor-type="as-char" svg:y="-0.1484in" svg:width="0.0772in" svg:height="0.1846in" draw:z-index="168"><draw:object xlink:href="./Object 44" xlink:type="simple" xlink:show="embed" xlink:actuate="onLoad"/><draw:image xlink:href="./ObjectReplacements/Object 44" xlink:type="simple" xlink:show="embed" xlink:actuate="onLoad"/><svg:desc>формула</svg:desc></draw:frame></text:span><text:span text:style-name="T144">, а також обміняти </text:span><text:span text:style-name="T145">місцями значення </text:span><text:span text:style-name="T145"><draw:frame draw:style-name="fr2" draw:name="Объект48" text:anchor-type="as-char" svg:y="-0.1484in" svg:width="0.161in" svg:height="0.2098in" draw:z-index="169"><draw:object xlink:href="./Object 48" xlink:type="simple" xlink:show="embed" xlink:actuate="onLoad"/><draw:image xlink:href="./ObjectReplacements/Object 48" xlink:type="simple" xlink:show="embed" xlink:actuate="onLoad"/></draw:frame></text:span><text:span text:style-name="T145"><text:s/>та </text:span><text:span text:style-name="T145"><draw:frame draw:style-name="fr2" draw:name="Объект49" text:anchor-type="as-char" svg:y="-0.1484in" svg:width="0.161in" svg:height="0.2098in" draw:z-index="170"><draw:object xlink:href="./Object 49" xlink:type="simple" xlink:show="embed" xlink:actuate="onLoad"/><draw:image xlink:href="./ObjectReplacements/Object 49" xlink:type="simple" xlink:show="embed" xlink:actuate="onLoad"/></draw:frame></text:span><text:span text:style-name="T145">, де </text:span><text:span text:style-name="T145"><draw:frame draw:style-name="fr2" draw:name="Объект50" text:anchor-type="as-char" svg:y="-0.1484in" svg:width="0.0772in" svg:height="0.1846in" draw:z-index="3"><draw:object xlink:href="./Object 50" xlink:type="simple" xlink:show="embed" xlink:actuate="onLoad"/><draw:image xlink:href="./ObjectReplacements/Object 50" xlink:type="simple" xlink:show="embed" xlink:actuate="onLoad"/></draw:frame></text:span><text:span text:style-name="T145"><text:s/>— поточний номер ітерації, а </text:span><text:span text:style-name="T145"><draw:frame draw:style-name="fr2" draw:name="Объект51" text:anchor-type="as-char" svg:y="-0.1484in" svg:width="0.05in" svg:height="0.1846in" draw:z-index="5"><draw:object xlink:href="./Object 51" xlink:type="simple" xlink:show="embed" xlink:actuate="onLoad"/><draw:image xlink:href="./ObjectReplacements/Object 51" xlink:type="simple" xlink:show="embed" xlink:actuate="onLoad"/></draw:frame></text:span><text:span text:style-name="T145"><text:s/>— значення рядка, для якого формула (2.7) </text:span><text:span text:style-name="T146">коректною</text:span><text:span text:style-name="T143">.</text:span></text:p>
      <text:p text:style-name="P86">В результаті факторизації ми маємо наступне рівняння СЛАР:</text:p>
      <text:p text:style-name="P87"><draw:frame draw:style-name="fr2" draw:name="Объект52" text:anchor-type="as-char" svg:y="-0.1484in" svg:width="0.5917in" svg:height="0.1846in" draw:z-index="171"><draw:object xlink:href="./Object 52" xlink:type="simple" xlink:show="embed" xlink:actuate="onLoad"/><draw:image xlink:href="./ObjectReplacements/Object 52" xlink:type="simple" xlink:show="embed" xlink:actuate="onLoad"/></draw:frame><text:s/>(2.8)</text:p>
      <text:p text:style-name="P86">Далі рівняння (2.8) можна перезаписати як:</text:p>
      <text:p text:style-name="P87"><draw:frame draw:style-name="fr2" draw:name="Объект53" text:anchor-type="as-char" svg:y="-0.1484in" svg:width="1.0366in" svg:height="0.1846in" draw:z-index="6"><draw:object xlink:href="./Object 53" xlink:type="simple" xlink:show="embed" xlink:actuate="onLoad"/><draw:image xlink:href="./ObjectReplacements/Object 53" xlink:type="simple" xlink:show="embed" xlink:actuate="onLoad"/></draw:frame><text:s/>(2.9)</text:p>
      <text:p text:style-name="P86">Потім в нас з (2.9) з’являється наступне рівняння для розв’язку <draw:frame draw:style-name="fr2" draw:name="Объект54" text:anchor-type="as-char" svg:y="-0.1484in" svg:width="0.1161in" svg:height="0.1846in" draw:z-index="8"><draw:object xlink:href="./Object 54" xlink:type="simple" xlink:show="embed" xlink:actuate="onLoad"/><draw:image xlink:href="./ObjectReplacements/Object 54" xlink:type="simple" xlink:show="embed" xlink:actuate="onLoad"/></draw:frame>:</text:p>
      <text:p text:style-name="P87"><draw:frame draw:style-name="fr2" draw:name="Объект55" text:anchor-type="as-char" svg:y="-0.1484in" svg:width="0.4681in" svg:height="0.1846in" draw:z-index="9"><draw:object xlink:href="./Object 55" xlink:type="simple" xlink:show="embed" xlink:actuate="onLoad"/><draw:image xlink:href="./ObjectReplacements/Object 55" xlink:type="simple" xlink:show="embed" xlink:actuate="onLoad"/></draw:frame><text:s/>(2.10)</text:p>
      <text:p text:style-name="P86">А також (2.9) можна перетворити для розв’язку <draw:frame draw:style-name="fr2" draw:name="Объект56" text:anchor-type="as-char" svg:y="-0.1484in" svg:width="0.1299in" svg:height="0.1846in" draw:z-index="172"><draw:object xlink:href="./Object 56" xlink:type="simple" xlink:show="embed" xlink:actuate="onLoad"/><draw:image xlink:href="./ObjectReplacements/Object 56" xlink:type="simple" xlink:show="embed" xlink:actuate="onLoad"/><svg:desc>формула</svg:desc></draw:frame>:</text:p>
      <text:p text:style-name="P87"><draw:frame draw:style-name="fr2" draw:name="Объект57" text:anchor-type="as-char" svg:y="-0.1484in" svg:width="0.4917in" svg:height="0.1846in" draw:z-index="35"><draw:object xlink:href="./Object 57" xlink:type="simple" xlink:show="embed" xlink:actuate="onLoad"/><draw:image xlink:href="./ObjectReplacements/Object 57" xlink:type="simple" xlink:show="embed" xlink:actuate="onLoad"/><svg:desc>формула</svg:desc></draw:frame><text:s/>(2.11)</text:p>
      <text:p text:style-name="P86">Так як <draw:frame draw:style-name="fr2" draw:name="Объект59" text:anchor-type="as-char" svg:y="-0.1484in" svg:width="0.1035in" svg:height="0.1846in" draw:z-index="36"><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2" draw:name="Объект58" text:anchor-type="as-char" svg:y="-0.1484in" svg:width="0.1161in" svg:height="0.1846in" draw:z-index="17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87"><draw:frame draw:style-name="fr2" draw:name="Объект60" text:anchor-type="as-char" svg:y="-0.5083in" svg:width="1.8193in" svg:height="0.6827in" draw:z-index="37"><draw:object xlink:href="./Object 60" xlink:type="simple" xlink:show="embed" xlink:actuate="onLoad"/><draw:image xlink:href="./ObjectReplacements/Object 60" xlink:type="simple" xlink:show="embed" xlink:actuate="onLoad"/></draw:frame></text:p>
      <text:p text:style-name="P88">де <draw:frame draw:style-name="fr2" draw:name="Объект76" text:anchor-type="as-char" svg:y="-0.1484in" svg:width="0.1154in" svg:height="0.1846in" draw:z-index="39"><draw:object xlink:href="./Object 76" xlink:type="simple" xlink:show="embed" xlink:actuate="onLoad"/><draw:image xlink:href="./ObjectReplacements/Object 76" xlink:type="simple" xlink:show="embed" xlink:actuate="onLoad"/><svg:desc>формула</svg:desc></draw:frame><text:s/><text:span text:style-name="T153">— </text:span>вектор перестановки для матриці <draw:frame draw:style-name="fr2" draw:name="Объект77" text:anchor-type="as-char" svg:y="-0.1484in" svg:width="0.1283in" svg:height="0.1846in" draw:z-index="43"><draw:object xlink:href="./Object 77" xlink:type="simple" xlink:show="embed" xlink:actuate="onLoad"/><draw:image xlink:href="./ObjectReplacements/Object 77" xlink:type="simple" xlink:show="embed" xlink:actuate="onLoad"/><svg:desc>формула</svg:desc></draw:frame><text:span text:style-name="T153">.</text:span></text:p>
      <text:p text:style-name="P86">Так як <draw:frame draw:style-name="fr2" draw:name="Объект61" text:anchor-type="as-char" svg:y="-0.1484in" svg:width="0.1382in" svg:height="0.1846in" draw:z-index="44"><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2" draw:name="Объект62" text:anchor-type="as-char" svg:y="-0.1484in" svg:width="0.1299in" svg:height="0.1846in" draw:z-index="45"><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87"><draw:frame draw:style-name="fr2" draw:name="Объект63" text:anchor-type="as-char" svg:y="-0.2807in" svg:width="1.8492in" svg:height="0.4484in" draw:z-index="46"><draw:object xlink:href="./Object 63" xlink:type="simple" xlink:show="embed" xlink:actuate="onLoad"/><draw:image xlink:href="./ObjectReplacements/Object 63" xlink:type="simple" xlink:show="embed" xlink:actuate="onLoad"/></draw:frame></text:p>
      <text:p text:style-name="P90"/>
      <text:p text:style-name="P91"><text:span text:style-name="T154">2</text:span>.2.<text:tab/>Метод Гауса-<text:span text:style-name="T149">Холецького</text:span></text:p>
      <text:p text:style-name="P92">Цей метод використовується для розв’язання СЛАР з матрицею коефіцієнтів <draw:frame draw:style-name="fr2" draw:name="Объект65" text:anchor-type="as-char" svg:y="-0.1484in" svg:width="0.1283in" svg:height="0.1846in" draw:z-index="47"><draw:object xlink:href="./Object 65" xlink:type="simple" xlink:show="embed" xlink:actuate="onLoad"/><draw:image xlink:href="./ObjectReplacements/Object 65" xlink:type="simple" xlink:show="embed" xlink:actuate="onLoad"/></draw:frame>, яка <text:span text:style-name="T189">має бути</text:span> емітовою. Він грунтується на розкладанні матриці на добуток матирць <draw:frame draw:style-name="fr2" draw:name="Объект66" text:anchor-type="as-char" svg:y="-0.1484in" svg:width="0.1035in" svg:height="0.1846in" draw:z-index="48"><draw:object xlink:href="./Object 66" xlink:type="simple" xlink:show="embed" xlink:actuate="onLoad"/><draw:image xlink:href="./ObjectReplacements/Object 66" xlink:type="simple" xlink:show="embed" xlink:actuate="onLoad"/></draw:frame>, <draw:frame draw:style-name="fr2" draw:name="Объект67" text:anchor-type="as-char" svg:y="-0.1484in" svg:width="0.1366in" svg:height="0.1846in" draw:z-index="49"><draw:object xlink:href="./Object 67" xlink:type="simple" xlink:show="embed" xlink:actuate="onLoad"/><draw:image xlink:href="./ObjectReplacements/Object 67" xlink:type="simple" xlink:show="embed" xlink:actuate="onLoad"/><svg:desc>формула</svg:desc></draw:frame><text:s/>та <draw:frame draw:style-name="fr2" draw:name="Объект68" text:anchor-type="as-char" svg:y="-0.172in" svg:width="0.1571in" svg:height="0.2083in" draw:z-index="174"><draw:object xlink:href="./Object 68" xlink:type="simple" xlink:show="embed" xlink:actuate="onLoad"/><draw:image xlink:href="./ObjectReplacements/Object 68" xlink:type="simple" xlink:show="embed" xlink:actuate="onLoad"/><svg:desc>формула</svg:desc></draw:frame>:</text:p>
      <text:p text:style-name="P93"><draw:frame draw:style-name="fr2" draw:name="Объект69" text:anchor-type="as-char" svg:y="-0.172in" svg:width="0.6374in" svg:height="0.2083in" draw:z-index="50"><draw:object xlink:href="./Object 69" xlink:type="simple" xlink:show="embed" xlink:actuate="onLoad"/><draw:image xlink:href="./ObjectReplacements/Object 69" xlink:type="simple" xlink:show="embed" xlink:actuate="onLoad"/></draw:frame><text:s/>(2.12)</text:p>
      <text:p text:style-name="P92"><text:soft-page-break/>де <draw:frame draw:style-name="fr2" draw:name="Объект70" text:anchor-type="as-char" svg:y="-0.1484in" svg:width="0.1035in" svg:height="0.1846in" draw:z-index="51"><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2" draw:name="Объект71" text:anchor-type="as-char" svg:y="-0.1484in" svg:width="0.1366in" svg:height="0.1846in" draw:z-index="52"><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2" draw:name="Объект72" text:anchor-type="as-char" svg:y="-0.1484in" svg:width="0.0161in" svg:height="0.1846in" draw:z-index="53"><draw:object xlink:href="./Object 72" xlink:type="simple" xlink:show="embed" xlink:actuate="onLoad"/><draw:image xlink:href="./ObjectReplacements/Object 72" xlink:type="simple" xlink:show="embed" xlink:actuate="onLoad"/></draw:frame><draw:frame draw:style-name="fr2" draw:name="Объект73" text:anchor-type="as-char" svg:y="-0.172in" svg:width="0.1571in" svg:height="0.2083in" draw:z-index="54"><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2" draw:name="Объект74" text:anchor-type="as-char" svg:y="-0.1484in" svg:width="0.1035in" svg:height="0.1846in" draw:z-index="55"><draw:object xlink:href="./Object 74" xlink:type="simple" xlink:show="embed" xlink:actuate="onLoad"/><draw:image xlink:href="./ObjectReplacements/Object 74" xlink:type="simple" xlink:show="embed" xlink:actuate="onLoad"/><svg:desc>формула</svg:desc></draw:frame><text:s/>та <text:span text:style-name="T188">є</text:span> верхньо трикутною <text:span text:style-name="T188">до неї</text:span>.</text:p>
      <text:p text:style-name="P92">З виразу <text:span text:style-name="T154">(2.12) </text:span><text:span text:style-name="T155">випливає, що кожен елемент матриці </text:span><text:span text:style-name="T155"><draw:frame draw:style-name="fr2" draw:name="Объект75" text:anchor-type="as-char" svg:y="-0.1484in" svg:width="0.1283in" svg:height="0.1846in" draw:z-index="56"><draw:object xlink:href="./Object 75" xlink:type="simple" xlink:show="embed" xlink:actuate="onLoad"/><draw:image xlink:href="./ObjectReplacements/Object 75" xlink:type="simple" xlink:show="embed" xlink:actuate="onLoad"/></draw:frame></text:span><text:span text:style-name="T155"><text:s/>можна записати як:</text:span></text:p>
      <text:p text:style-name="P89"><draw:frame draw:style-name="fr2" draw:name="Объект78" text:anchor-type="as-char" svg:y="-0.2807in" svg:width="1.5417in" svg:height="0.4484in" draw:z-index="57"><draw:object xlink:href="./Object 78" xlink:type="simple" xlink:show="embed" xlink:actuate="onLoad"/><draw:image xlink:href="./ObjectReplacements/Object 78" xlink:type="simple" xlink:show="embed" xlink:actuate="onLoad"/></draw:frame><text:s/>(2.13)</text:p>
      <text:p text:style-name="P94">де <draw:frame draw:style-name="fr2" draw:name="Объект79" text:anchor-type="as-char" svg:y="-0.1484in" svg:width="0.1453in" svg:height="0.2098in" draw:z-index="58"><draw:object xlink:href="./Object 79" xlink:type="simple" xlink:show="embed" xlink:actuate="onLoad"/><draw:image xlink:href="./ObjectReplacements/Object 79" xlink:type="simple" xlink:show="embed" xlink:actuate="onLoad"/></draw:frame><text:s/>— <text:s/>елемент, комплексно-спряжений до <draw:frame draw:style-name="fr2" draw:name="Объект80" text:anchor-type="as-char" svg:y="-0.1484in" svg:width="0.1453in" svg:height="0.2098in" draw:z-index="175"><draw:object xlink:href="./Object 80" xlink:type="simple" xlink:show="embed" xlink:actuate="onLoad"/><draw:image xlink:href="./ObjectReplacements/Object 80" xlink:type="simple" xlink:show="embed" xlink:actuate="onLoad"/><svg:desc>формула</svg:desc></draw:frame>.</text:p>
      <text:p text:style-name="P95">У випадку, якщо <draw:frame draw:style-name="fr2" draw:name="Объект81" text:anchor-type="as-char" svg:y="-0.1484in" svg:width="0.2661in" svg:height="0.1846in" draw:z-index="176"><draw:object xlink:href="./Object 81" xlink:type="simple" xlink:show="embed" xlink:actuate="onLoad"/><draw:image xlink:href="./ObjectReplacements/Object 81" xlink:type="simple" xlink:show="embed" xlink:actuate="onLoad"/></draw:frame>, то можна одержати наступне рівняння:</text:p>
      <text:p text:style-name="P96"><draw:frame draw:style-name="fr2" draw:name="Объект82" text:anchor-type="as-char" svg:y="-0.2807in" svg:width="1.3256in" svg:height="0.4484in" draw:z-index="177"><draw:object xlink:href="./Object 82" xlink:type="simple" xlink:show="embed" xlink:actuate="onLoad"/><draw:image xlink:href="./ObjectReplacements/Object 82" xlink:type="simple" xlink:show="embed" xlink:actuate="onLoad"/></draw:frame><text:s/>(2.14)</text:p>
      <text:p text:style-name="P97">Якщо <draw:frame draw:style-name="fr2" draw:name="Объект83" text:anchor-type="as-char" svg:y="-0.1484in" svg:width="0.8457in" svg:height="0.2098in" draw:z-index="59"><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98"><draw:frame draw:style-name="fr2" draw:name="Объект84" text:anchor-type="as-char" svg:y="-0.2807in" svg:width="2.0701in" svg:height="0.4484in" draw:z-index="178"><draw:object xlink:href="./Object 84" xlink:type="simple" xlink:show="embed" xlink:actuate="onLoad"/><draw:image xlink:href="./ObjectReplacements/Object 84" xlink:type="simple" xlink:show="embed" xlink:actuate="onLoad"/></draw:frame><text:s/>(2.15)</text:p>
      <text:p text:style-name="P97">Тепер якщо <draw:frame draw:style-name="fr2" draw:name="Объект85" text:anchor-type="as-char" svg:y="-0.1484in" svg:width="0.2417in" svg:height="0.1846in" draw:z-index="60"><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98"><draw:frame draw:style-name="fr2" draw:name="Объект86" text:anchor-type="as-char" svg:y="-0.5083in" svg:width="2.728in" svg:height="0.6827in" draw:z-index="61"><draw:object xlink:href="./Object 86" xlink:type="simple" xlink:show="embed" xlink:actuate="onLoad"/><draw:image xlink:href="./ObjectReplacements/Object 86" xlink:type="simple" xlink:show="embed" xlink:actuate="onLoad"/></draw:frame><text:s/>(2.16)</text:p>
      <text:p text:style-name="P99">Таким чином, LDL факторизація матриці відбувається за <draw:frame draw:style-name="fr2" draw:name="Объект87" text:anchor-type="as-char" svg:y="-0.1484in" svg:width="0.0874in" svg:height="0.1846in" draw:z-index="62"><draw:object xlink:href="./Object 87" xlink:type="simple" xlink:show="embed" xlink:actuate="onLoad"/><draw:image xlink:href="./ObjectReplacements/Object 87" xlink:type="simple" xlink:show="embed" xlink:actuate="onLoad"/></draw:frame><text:s/>ітерацій. Всі елементи <draw:frame draw:style-name="fr2" draw:name="Объект91" text:anchor-type="as-char" svg:y="-0.1484in" svg:width="0.6236in" svg:height="0.2098in" draw:z-index="64"><draw:object xlink:href="./Object 91" xlink:type="simple" xlink:show="embed" xlink:actuate="onLoad"/><draw:image xlink:href="./ObjectReplacements/Object 91" xlink:type="simple" xlink:show="embed" xlink:actuate="onLoad"/></draw:frame><text:s/>дорвівнюють 1. На кожній ітерації <draw:frame draw:style-name="fr2" draw:name="Объект88" text:anchor-type="as-char" svg:y="-0.1484in" svg:width="0.0772in" svg:height="0.1846in" draw:z-index="66"><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2" draw:name="Объект89" text:anchor-type="as-char" svg:y="-0.1484in" svg:width="0.1693in" svg:height="0.2098in" draw:z-index="68"><draw:object xlink:href="./Object 89" xlink:type="simple" xlink:show="embed" xlink:actuate="onLoad"/><draw:image xlink:href="./ObjectReplacements/Object 89" xlink:type="simple" xlink:show="embed" xlink:actuate="onLoad"/><svg:desc>формула</svg:desc></draw:frame><text:s/><text:span text:style-name="T156">за формулою (2.15)</text:span>, а потім — <draw:frame draw:style-name="fr2" draw:name="Объект90" text:anchor-type="as-char" svg:y="-0.1484in" svg:width="0.1098in" svg:height="0.2098in" draw:z-index="69"><draw:object xlink:href="./Object 90" xlink:type="simple" xlink:show="embed" xlink:actuate="onLoad"/><draw:image xlink:href="./ObjectReplacements/Object 90" xlink:type="simple" xlink:show="embed" xlink:actuate="onLoad"/><svg:desc>формула</svg:desc></draw:frame><text:s/><text:span text:style-name="T156">за (2.16)</text:span>.</text:p>
      <text:p text:style-name="P100">Після факторизації матриці <draw:frame draw:style-name="fr2" draw:name="Объект92" text:anchor-type="as-char" svg:y="-0.1484in" svg:width="0.1283in" svg:height="0.1846in" draw:z-index="70"><draw:object xlink:href="./Object 92" xlink:type="simple" xlink:show="embed" xlink:actuate="onLoad"/><draw:image xlink:href="./ObjectReplacements/Object 92" xlink:type="simple" xlink:show="embed" xlink:actuate="onLoad"/></draw:frame><text:s/>ми отримаємо наступне рівняння:</text:p>
      <text:p text:style-name="P101"><draw:frame draw:style-name="fr2" draw:name="Объект93" text:anchor-type="as-char" svg:y="-0.172in" svg:width="0.7689in" svg:height="0.2083in" draw:z-index="179"><draw:object xlink:href="./Object 93" xlink:type="simple" xlink:show="embed" xlink:actuate="onLoad"/><draw:image xlink:href="./ObjectReplacements/Object 93" xlink:type="simple" xlink:show="embed" xlink:actuate="onLoad"/></draw:frame><text:s/>(2.17)</text:p>
      <text:p text:style-name="P100">Вираз (2.17) можна перезаписати як:</text:p>
      <text:p text:style-name="P101"><draw:frame draw:style-name="fr2" draw:name="Объект94" text:anchor-type="as-char" svg:y="-0.172in" svg:width="1.4161in" svg:height="0.2083in" draw:z-index="180"><draw:object xlink:href="./Object 94" xlink:type="simple" xlink:show="embed" xlink:actuate="onLoad"/><draw:image xlink:href="./ObjectReplacements/Object 94" xlink:type="simple" xlink:show="embed" xlink:actuate="onLoad"/></draw:frame><text:s/>(2.18)</text:p>
      <text:p text:style-name="P100">далі як:</text:p>
      <text:p text:style-name="P101"><draw:frame draw:style-name="fr2" draw:name="Объект95" text:anchor-type="as-char" svg:y="-0.172in" svg:width="1.3083in" svg:height="0.2083in" draw:z-index="71"><draw:object xlink:href="./Object 95" xlink:type="simple" xlink:show="embed" xlink:actuate="onLoad"/><draw:image xlink:href="./ObjectReplacements/Object 95" xlink:type="simple" xlink:show="embed" xlink:actuate="onLoad"/></draw:frame><text:s/>(2.19)</text:p>
      <text:p text:style-name="P100">в кінці вже як:</text:p>
      <text:p text:style-name="P102"><text:span text:style-name="T156"><draw:frame draw:style-name="fr2" draw:name="Объект97" text:anchor-type="as-char" svg:y="-0.172in" svg:width="0.5516in" svg:height="0.2083in" draw:z-index="72"><draw:object xlink:href="./Object 97" xlink:type="simple" xlink:show="embed" xlink:actuate="onLoad"/><draw:image xlink:href="./ObjectReplacements/Object 97" xlink:type="simple" xlink:show="embed" xlink:actuate="onLoad"/></draw:frame></text:span><text:span text:style-name="T156"><text:s/>(2.20)</text:span></text:p>
      <text:p text:style-name="P100">З рівності (2.18) випливає, що:</text:p>
      <text:p text:style-name="P101"><draw:frame draw:style-name="fr2" draw:name="Объект96" text:anchor-type="as-char" svg:y="-0.2807in" svg:width="1.7346in" svg:height="0.4484in" draw:z-index="73"><draw:object xlink:href="./Object 96" xlink:type="simple" xlink:show="embed" xlink:actuate="onLoad"/><draw:image xlink:href="./ObjectReplacements/Object 96" xlink:type="simple" xlink:show="embed" xlink:actuate="onLoad"/></draw:frame></text:p>
      <text:p text:style-name="P100">З виразу (2.19):</text:p>
      <text:p text:style-name="P101"><text:soft-page-break/><draw:frame draw:style-name="fr2" draw:name="Объект98" text:anchor-type="as-char" svg:y="-0.2693in" svg:width="1.1134in" svg:height="0.4429in" draw:z-index="74"><draw:object xlink:href="./Object 98" xlink:type="simple" xlink:show="embed" xlink:actuate="onLoad"/><draw:image xlink:href="./ObjectReplacements/Object 98" xlink:type="simple" xlink:show="embed" xlink:actuate="onLoad"/></draw:frame></text:p>
      <text:p text:style-name="P100">Далі з (2.20) випливає остаточним вираз обчислення вектора <draw:frame draw:style-name="fr2" draw:name="Объект99" text:anchor-type="as-char" svg:y="-0.1484in" svg:width="0.1299in" svg:height="0.1846in" draw:z-index="181"><draw:object xlink:href="./Object 99" xlink:type="simple" xlink:show="embed" xlink:actuate="onLoad"/><draw:image xlink:href="./ObjectReplacements/Object 99" xlink:type="simple" xlink:show="embed" xlink:actuate="onLoad"/></draw:frame>:</text:p>
      <text:p text:style-name="P101"><draw:frame draw:style-name="fr2" draw:name="Объект100" text:anchor-type="as-char" svg:y="-0.2807in" svg:width="1.8055in" svg:height="0.4484in" draw:z-index="182"><draw:object xlink:href="./Object 100" xlink:type="simple" xlink:show="embed" xlink:actuate="onLoad"/><draw:image xlink:href="./ObjectReplacements/Object 100" xlink:type="simple" xlink:show="embed" xlink:actuate="onLoad"/></draw:frame></text:p>
      <text:p text:style-name="P100"/>
      <text:p text:style-name="P91"><text:span text:style-name="T154">2</text:span>.3.<text:tab/>Метод обертання</text:p>
      <text:p text:style-name="P104">Немає відповідної літератури</text:p>
      <text:list text:continue-list="list130551285458280" text:style-name="WWNum1">
        <text:list-item>
          <text:h text:style-name="P144" text:outline-level="1" loext:marker-style-name="T43"><text:bookmark-start text:name="_Toc135587138"/><text:span text:style-name="T69">О</text:span><text:bookmark-end text:name="_Toc135587138"/><text:span text:style-name="T70">ПИС АЛГОРИТМІВ</text:span></text:h>
        </text:list-item>
      </text:list>
      <text:p text:style-name="P32"/>
      <text:p text:style-name="P105">Перелік всіх основних змінних та їхнє призначення наведено в таблиці 3.1.</text:p>
      <text:p text:style-name="P105">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64">Змінна</text:p>
          </table:table-cell>
          <table:table-cell table:style-name="Таблица3.B1" office:value-type="string">
            <text:p text:style-name="P64">Призначення</text:p>
          </table:table-cell>
        </table:table-row>
        <table:table-row>
          <table:table-cell table:style-name="Таблица3.A2" office:value-type="string">
            <text:p text:style-name="P65">A</text:p>
          </table:table-cell>
          <table:table-cell table:style-name="Таблица3.B2" office:value-type="string">
            <text:p text:style-name="P65">Матриця коефіцієнтів</text:p>
          </table:table-cell>
        </table:table-row>
        <table:table-row>
          <table:table-cell table:style-name="Таблица3.A2" office:value-type="string">
            <text:p text:style-name="P65">B</text:p>
          </table:table-cell>
          <table:table-cell table:style-name="Таблица3.B2" office:value-type="string">
            <text:p text:style-name="P65">Вектор вільних коефіцієнтів</text:p>
          </table:table-cell>
        </table:table-row>
        <table:table-row>
          <table:table-cell table:style-name="Таблица3.A2" office:value-type="string">
            <text:p text:style-name="P68">IsSolvable</text:p>
          </table:table-cell>
          <table:table-cell table:style-name="Таблица3.B2" office:value-type="string">
            <text:p text:style-name="P65">Ознака можливості вирішення СЛАР</text:p>
          </table:table-cell>
        </table:table-row>
      </table:table>
      <text:list xml:id="list130552131854686" text:continue-numbering="true" text:style-name="WWNum1">
        <text:list-item>
          <text:list>
            <text:list-item>
              <text:h text:style-name="P147" text:outline-level="2" loext:marker-style-name="T43"><text:bookmark-start text:name="_Toc135587139"/><text:span text:style-name="T43">Загальний алгоритм</text:span><text:bookmark-end text:name="_Toc135587139"/></text:h>
            </text:list-item>
          </text:list>
        </text:list-item>
      </text:list>
      <text:p text:style-name="P127"/>
      <text:list xml:id="list130552304320740" text:continue-list="list3191176913" text:style-name="Numbering_20_123">
        <text:list-item text:start-value="1">
          <text:p text:style-name="P231">ПОЧАТОК</text:p>
        </text:list-item>
        <text:list-item>
          <text:p text:style-name="P231">Зчитати розмірність системи.</text:p>
        </text:list-item>
        <text:list-item>
          <text:p text:style-name="P231">Зчитати матрицю системи та стовпець вільних членів:</text:p>
          <text:list>
            <text:list-item>
              <text:p text:style-name="P232">Зчитати матрицю <text:span text:style-name="T163">коефіцієнтів</text:span>:</text:p>
              <text:list>
                <text:list-item>
                  <text:p text:style-name="P233">Цикл проходу по всіх рядках матриці системи <text:span text:style-name="T160">(</text:span><text:span text:style-name="T160"><draw:frame draw:style-name="fr2" draw:name="Объект101" text:anchor-type="as-char" svg:y="-0.1484in" svg:width="0.1193in" svg:height="0.2098in" draw:z-index="75"><draw:object xlink:href="./Object 101" xlink:type="simple" xlink:show="embed" xlink:actuate="onLoad"/><draw:image xlink:href="./ObjectReplacements/Object 101" xlink:type="simple" xlink:show="embed" xlink:actuate="onLoad"/></draw:frame></text:span><text:span text:style-name="T160"> — </text:span><text:span text:style-name="T162">поточний рядок</text:span><text:span text:style-name="T160">):</text:span></text:p>
                  <text:list>
                    <text:list-item>
                      <text:p text:style-name="P232">Цикл проходу всіх стовпцях матриці системи <text:span text:style-name="T162">(</text:span><text:span text:style-name="T160"><draw:frame draw:style-name="fr2" draw:name="Объект102" text:anchor-type="as-char" svg:y="-0.1484in" svg:width="0.148in" svg:height="0.2098in" draw:z-index="183"><draw:object xlink:href="./Object 102" xlink:type="simple" xlink:show="embed" xlink:actuate="onLoad"/><draw:image xlink:href="./ObjectReplacements/Object 102" xlink:type="simple" xlink:show="embed" xlink:actuate="onLoad"/><svg:desc>формула</svg:desc></draw:frame></text:span><text:span text:style-name="T160"> — </text:span><text:span text:style-name="T162">поточний рядок):</text:span></text:p>
                      <text:list>
                        <text:list-item>
                          <text:p text:style-name="P232">ЯКЩО поточний елемент матриці – вірно записане число, ТО записати його в відповідну комірку <text:span text:style-name="T162">A</text:span>. ІНАКШЕ видати повідомлення про помилку та перейти до пункту 8.</text:p>
                        </text:list-item>
                      </text:list>
                    </text:list-item>
                  </text:list>
                </text:list-item>
              </text:list>
            </text:list-item>
            <text:list-item>
              <text:p text:style-name="P232">Зчитати <text:span text:style-name="T162">в</text:span><text:span text:style-name="T163">ектор вільних коефіцієнтів</text:span>:</text:p>
              <text:list>
                <text:list-item>
                  <text:p text:style-name="P232">Цикл проходу по всіх елементах стовпця вільного членів:</text:p>
                  <text:list>
                    <text:list-item>
                      <text:p text:style-name="P232">Якщо поточний елемент <text:span text:style-name="T162">в</text:span><text:span text:style-name="T163">ектор</text:span><text:span text:style-name="T164">а</text:span><text:span text:style-name="T163"> вільних коефіцієнтів</text:span> – вірно записане число, ТО записати його в відповідну комірку <text:span text:style-name="T162">B</text:span>. ІНАКШЕ видати повідомлення про помилку та перейти до пункту 8.</text:p>
                    </text:list-item>
                  </text:list>
                </text:list-item>
              </text:list>
            </text:list-item>
          </text:list>
        </text:list-item>
        <text:list-item>
          <text:p text:style-name="P231"><text:soft-page-break/>ЯКЩО обраний <text:span text:style-name="T159">LUP-</text:span>метод, ТО обробити дані згідно алгоритму методу Якобі (підрозділ 3.2).</text:p>
        </text:list-item>
        <text:list-item>
          <text:p text:style-name="P231">ЯКЩО обраний метод <text:span text:style-name="T159">Гауса-Зейделя</text:span>, ТО обробити дані згідно алгоритму методу Якобі (підрозділ 3.<text:span text:style-name="T159">3</text:span>).</text:p>
        </text:list-item>
        <text:list-item>
          <text:p text:style-name="P231">ЯКЩО обраний метод <text:span text:style-name="T159">обертання</text:span>, ТО обробити дані згідно алгоритму методу Якобі (підрозділ 3.<text:span text:style-name="T159">4</text:span>).</text:p>
        </text:list-item>
        <text:list-item>
          <text:p text:style-name="P231">ЯКЩО <text:span text:style-name="T160">IsSolvable </text:span><text:span text:style-name="T161">дорівнює правді</text:span>, ТО:</text:p>
          <text:list>
            <text:list-item>
              <text:p text:style-name="P231">ЯКЩО обрана система на дві невідомих, ТО побудувати та вивести графік системи.</text:p>
            </text:list-item>
            <text:list-item>
              <text:p text:style-name="P234">Вивести рішення системи.</text:p>
            </text:list-item>
            <text:list-item>
              <text:p text:style-name="P231">Записати систему та її рішення у файл.</text:p>
            </text:list-item>
          </text:list>
        </text:list-item>
        <text:list-item>
          <text:p text:style-name="P235">ІНАКШЕ вивсети повідомлення про неможливість розв’язання СЛАР вказаним методом.</text:p>
        </text:list-item>
        <text:list-item>
          <text:p text:style-name="P231">КІНЕЦЬ</text:p>
        </text:list-item>
      </text:list>
      <text:list xml:id="list130552370076687" text:continue-list="list130552131854686" text:style-name="WWNum1">
        <text:list-item>
          <text:list>
            <text:list-item>
              <text:h text:style-name="P148" text:outline-level="2" loext:marker-style-name="T43"><text:span text:style-name="T73">А</text:span><text:bookmark-start text:name="_Toc135587139 Копия 2"/><text:span text:style-name="T43">лгоритм</text:span><text:bookmark-end text:name="_Toc135587139 Копия 2"/><text:span text:style-name="T43"> </text:span><text:span text:style-name="T73">LUP-методу</text:span></text:h>
            </text:list-item>
          </text:list>
        </text:list-item>
      </text:list>
      <text:p text:style-name="P126"/>
      <text:list xml:id="list130552405567881" text:continue-list="list130552304320740" text:style-name="Numbering_20_123">
        <text:list-item text:start-value="1">
          <text:p text:style-name="P229">ПОЧАТОК</text:p>
        </text:list-item>
        <text:list-item>
          <text:p text:style-name="P236">Отримати розмірність матриці <text:span text:style-name="T9">A</text:span> <text:span text:style-name="T174">як </text:span><text:span text:style-name="T28">n</text:span>.</text:p>
        </text:list-item>
        <text:list-item>
          <text:p text:style-name="P237">Створити но<text:span text:style-name="T179">в</text:span><text:span text:style-name="T180">ий</text:span> <text:span text:style-name="T180">вектор</text:span> <text:span text:style-name="T15">P</text:span> розмір<text:span text:style-name="T180">ом</text:span> <text:span text:style-name="T9">n</text:span>.</text:p>
        </text:list-item>
        <text:list-item>
          <text:p text:style-name="P245">Заповнення вектора<text:span text:style-name="T181"> </text:span><text:span text:style-name="T9">P</text:span><text:span text:style-name="T181"> </text:span>початковими значеннями:</text:p>
          <text:list>
            <text:list-item>
              <text:p text:style-name="P237"><text:span text:style-name="T169">ЦИКЛ по всім </text:span><text:span text:style-name="T170">індексам</text:span><text:span text:style-name="T169"> нової матриці <text:s/></text:span><text:span text:style-name="T170">P </text:span><text:span text:style-name="T169">лічильником </text:span><text:span text:style-name="T11">i</text:span><text:span text:style-name="T166">:</text:span></text:p>
              <text:list>
                <text:list-item>
                  <text:p text:style-name="P237"><text:span text:style-name="T166">Встановити значення </text:span><text:span text:style-name="T166"><draw:frame draw:style-name="fr2" draw:name="Объект132" text:anchor-type="as-char" svg:y="-0.1484in" svg:width="0.1346in" svg:height="0.2098in" draw:z-index="184"><draw:object xlink:href="./Object 132" xlink:type="simple" xlink:show="embed" xlink:actuate="onLoad"/><draw:image xlink:href="./ObjectReplacements/Object 132" xlink:type="simple" xlink:show="embed" xlink:actuate="onLoad"/><svg:desc>формула</svg:desc></draw:frame></text:span><text:span text:style-name="T166"><text:s/>як </text:span><text:span text:style-name="T17">i</text:span><text:span text:style-name="T166">.</text:span></text:p>
                </text:list-item>
              </text:list>
            </text:list-item>
          </text:list>
        </text:list-item>
        <text:list-item>
          <text:p text:style-name="P237">Створити но<text:span text:style-name="T179">в</text:span>у матрицю <text:span text:style-name="T9">NA</text:span> розмірністю в <text:span text:style-name="T9">n</text:span> рядків та <text:span text:style-name="T9">n </text:span>стовпців.</text:p>
        </text:list-item>
        <text:list-item>
          <text:p text:style-name="P247"><text:span text:style-name="T179">Копі</text:span><text:span text:style-name="T180">ю</text:span><text:span text:style-name="T179">вання</text:span> матриц<text:span text:style-name="T179">і</text:span> <text:span text:style-name="T9">A</text:span><text:span text:style-name="T165"> </text:span><text:span text:style-name="T169">до матриці </text:span><text:span text:style-name="T14">NA</text:span><text:span text:style-name="T169">:</text:span></text:p>
          <text:list>
            <text:list-item>
              <text:p text:style-name="P236"><text:span text:style-name="T169">ЦИКЛ по всім рядкам нової матриці </text:span><text:span text:style-name="T15">NA</text:span><text:span text:style-name="T169"> лічильником </text:span><text:span text:style-name="T11">i</text:span><text:span text:style-name="T166">:</text:span></text:p>
              <text:list>
                <text:list-item>
                  <text:p text:style-name="P236"><text:span text:style-name="T166">ЦИКЛ по всім стовпцям нової матриці </text:span><text:span text:style-name="T15">NA</text:span><text:span text:style-name="T166"> лічильником </text:span><text:span text:style-name="T11">j</text:span><text:span text:style-name="T166">:</text:span></text:p>
                  <text:list>
                    <text:list-item>
                      <text:p text:style-name="P247"><text:span text:style-name="T165">Встановити значення </text:span><text:span text:style-name="T165"><draw:frame draw:style-name="fr2" draw:name="Объект121" text:anchor-type="as-char" svg:y="-0.1484in" svg:width="0.2299in" svg:height="0.2098in" draw:z-index="77"><draw:object xlink:href="./Object 121" xlink:type="simple" xlink:show="embed" xlink:actuate="onLoad"/><draw:image xlink:href="./ObjectReplacements/Object 121" xlink:type="simple" xlink:show="embed" xlink:actuate="onLoad"/><svg:desc>формула</svg:desc></draw:frame></text:span><text:span text:style-name="T165"><text:s/>як у елемента </text:span><text:span text:style-name="T165"><draw:frame draw:style-name="fr2" draw:name="Объект122" text:anchor-type="as-char" svg:y="-0.1484in" svg:width="0.148in" svg:height="0.2098in" draw:z-index="80"><draw:object xlink:href="./Object 122" xlink:type="simple" xlink:show="embed" xlink:actuate="onLoad"/><draw:image xlink:href="./ObjectReplacements/Object 122" xlink:type="simple" xlink:show="embed" xlink:actuate="onLoad"/><svg:desc>формула</svg:desc></draw:frame></text:span><text:span text:style-name="T165">.</text:span></text:p>
                    </text:list-item>
                  </text:list>
                </text:list-item>
              </text:list>
            </text:list-item>
          </text:list>
        </text:list-item>
        <text:list-item>
          <text:p text:style-name="P253"><text:span text:style-name="T165">Знайти факторизацію матриці </text:span><text:span text:style-name="T18">NA</text:span><text:span text:style-name="T165">:</text:span></text:p>
          <text:list>
            <text:list-item>
              <text:p text:style-name="P254"><text:soft-page-break/><text:span text:style-name="T165">Обміняти значення двох рядків матриці </text:span><text:span text:style-name="T9">NA</text:span><text:span text:style-name="T165"> для забезпечення можливості розв’язання у випадку, коли </text:span><text:span text:style-name="T165"><draw:frame draw:style-name="fr2" draw:name="Объект133" text:anchor-type="as-char" svg:y="-0.1484in" svg:width="0.4717in" svg:height="0.2098in" draw:z-index="81"><draw:object xlink:href="./Object 133" xlink:type="simple" xlink:show="embed" xlink:actuate="onLoad"/><draw:image xlink:href="./ObjectReplacements/Object 133" xlink:type="simple" xlink:show="embed" xlink:actuate="onLoad"/></draw:frame></text:span><text:span text:style-name="T165">:</text:span></text:p>
              <text:list>
                <text:list-item>
                  <text:p text:style-name="P246"><text:span text:style-name="T165">ЦИКЛ для змінної </text:span><text:span text:style-name="T16">j</text:span><text:span text:style-name="T165"> від </text:span><text:span text:style-name="T16">1</text:span><text:span text:style-name="T165"> до </text:span><text:span text:style-name="T9">n</text:span><text:span text:style-name="T165">:</text:span></text:p>
                  <text:list>
                    <text:list-item>
                      <text:p text:style-name="P245"><text:span text:style-name="T165">Знайти рядок з максимальним значенням </text:span><text:span text:style-name="T28">i</text:span><text:span text:style-name="T165">, де </text:span><text:span text:style-name="T165"><draw:frame draw:style-name="fr2" draw:name="Объект123" text:anchor-type="as-char" svg:y="-0.1492in" svg:width="2.0965in" svg:height="0.2102in" draw:z-index="82"><draw:object xlink:href="./Object 123" xlink:type="simple" xlink:show="embed" xlink:actuate="onLoad"/><draw:image xlink:href="./ObjectReplacements/Object 123" xlink:type="simple" xlink:show="embed" xlink:actuate="onLoad"/></draw:frame></text:span><text:span text:style-name="T165">:</text:span></text:p>
                      <text:list>
                        <text:list-item>
                          <text:p text:style-name="P245"><text:span text:style-name="T165">Встановити значення для змінної </text:span><text:span text:style-name="T9">MaxColumnValue</text:span><text:span text:style-name="T165"> як </text:span><text:span text:style-name="T165"><draw:frame draw:style-name="fr2" draw:name="Объект124" text:anchor-type="as-char" svg:y="-0.1484in" svg:width="0.1634in" svg:height="0.2098in" draw:z-index="83"><draw:object xlink:href="./Object 124" xlink:type="simple" xlink:show="embed" xlink:actuate="onLoad"/><draw:image xlink:href="./ObjectReplacements/Object 124" xlink:type="simple" xlink:show="embed" xlink:actuate="onLoad"/></draw:frame></text:span><text:span text:style-name="T165">.</text:span></text:p>
                        </text:list-item>
                        <text:list-item>
                          <text:p text:style-name="P245"><text:span text:style-name="T165">Встановити значення для змінної </text:span><text:span text:style-name="T9">MaxColumnIndex</text:span><text:span text:style-name="T165"> як </text:span><text:span text:style-name="T9">j</text:span><text:span text:style-name="T165">.</text:span></text:p>
                        </text:list-item>
                        <text:list-item>
                          <text:p text:style-name="P245"><text:span text:style-name="T165">ЦИКЛ для змінної </text:span><text:span text:style-name="T9">i</text:span><text:span text:style-name="T165"> від </text:span><text:span text:style-name="T9">j</text:span><text:span text:style-name="T165"> до </text:span><text:span text:style-name="T9">n</text:span><text:span text:style-name="T165">:</text:span></text:p>
                          <text:list>
                            <text:list-item>
                              <text:p text:style-name="P245"><text:span text:style-name="T165">ЯКЩО </text:span><text:span text:style-name="T165"><draw:frame draw:style-name="fr2" draw:name="Объект126" text:anchor-type="as-char" svg:y="-0.1492in" svg:width="1.4736in" svg:height="0.2102in" draw:z-index="84"><draw:object xlink:href="./Object 126" xlink:type="simple" xlink:show="embed" xlink:actuate="onLoad"/><draw:image xlink:href="./ObjectReplacements/Object 126" xlink:type="simple" xlink:show="embed" xlink:actuate="onLoad"/></draw:frame></text:span><text:span text:style-name="T165">, ТО</text:span></text:p>
                            </text:list-item>
                            <text:list-item>
                              <text:p text:style-name="P245"><text:span text:style-name="T165">Встановити значення для змінної </text:span><text:span text:style-name="T9">MaxColumnValue</text:span><text:span text:style-name="T165"> як </text:span><text:span text:style-name="T165"><draw:frame draw:style-name="fr2" draw:name="Объект127" text:anchor-type="as-char" svg:y="-0.1484in" svg:width="0.2299in" svg:height="0.2098in" draw:z-index="85"><draw:object xlink:href="./Object 127" xlink:type="simple" xlink:show="embed" xlink:actuate="onLoad"/><draw:image xlink:href="./ObjectReplacements/Object 127" xlink:type="simple" xlink:show="embed" xlink:actuate="onLoad"/><svg:desc>формула</svg:desc></draw:frame></text:span><text:span text:style-name="T165">.</text:span></text:p>
                            </text:list-item>
                          </text:list>
                        </text:list-item>
                      </text:list>
                    </text:list-item>
                    <text:list-item>
                      <text:p text:style-name="P246"><text:span text:style-name="T165">ЯКЩО </text:span><text:span text:style-name="T165"><draw:frame draw:style-name="fr2" draw:name="Объект125" text:anchor-type="as-char" svg:y="-0.1484in" svg:width="1.4354in" svg:height="0.1846in" draw:z-index="86"><draw:object xlink:href="./Object 125" xlink:type="simple" xlink:show="embed" xlink:actuate="onLoad"/><draw:image xlink:href="./ObjectReplacements/Object 125" xlink:type="simple" xlink:show="embed" xlink:actuate="onLoad"/><svg:desc>формула</svg:desc></draw:frame></text:span><text:span text:style-name="T165"><text:s/></text:span><text:span text:style-name="T171">є правдою</text:span><text:span text:style-name="T165">, ТО</text:span></text:p>
                      <text:list>
                        <text:list-item>
                          <text:p text:style-name="P255">Встановити змінну <text:span text:style-name="T9">IsSolvable</text:span> як хиба.</text:p>
                        </text:list-item>
                        <text:list-item>
                          <text:p text:style-name="P255">Перейти до пункту <text:span text:style-name="T185">11</text:span>.</text:p>
                        </text:list-item>
                      </text:list>
                    </text:list-item>
                  </text:list>
                </text:list-item>
                <text:list-item>
                  <text:p text:style-name="P259">ЦИКЛ <text:span text:style-name="T180">для змінної </text:span><text:span text:style-name="T15">i</text:span><text:span text:style-name="T180"> від </text:span><text:span text:style-name="T9">1</text:span><text:span text:style-name="T180"> до </text:span><text:span text:style-name="T15">n</text:span><text:span text:style-name="T180">:</text:span></text:p>
                  <text:list>
                    <text:list-item>
                      <text:p text:style-name="P259">Обміняти елементи матриці <text:span text:style-name="T9">NA</text:span> <draw:frame draw:style-name="fr2" draw:name="Объект128" text:anchor-type="as-char" svg:y="-0.1484in" svg:width="0.211in" svg:height="0.2098in" draw:z-index="87"><draw:object xlink:href="./Object 128" xlink:type="simple" xlink:show="embed" xlink:actuate="onLoad"/><draw:image xlink:href="./ObjectReplacements/Object 128" xlink:type="simple" xlink:show="embed" xlink:actuate="onLoad"/></draw:frame><text:s/>та <draw:frame draw:style-name="fr2" draw:name="Объект129" text:anchor-type="as-char" svg:y="-0.1484in" svg:width="0.9717in" svg:height="0.2098in" draw:z-index="88"><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259">Обміняти елементи вектора <text:span text:style-name="T9">P</text:span> <draw:frame draw:style-name="fr2" draw:name="Объект130" text:anchor-type="as-char" svg:y="-0.1484in" svg:width="0.1508in" svg:height="0.2098in" draw:z-index="89"><draw:object xlink:href="./Object 130" xlink:type="simple" xlink:show="embed" xlink:actuate="onLoad"/><draw:image xlink:href="./ObjectReplacements/Object 130" xlink:type="simple" xlink:show="embed" xlink:actuate="onLoad"/><svg:desc>формула</svg:desc></draw:frame><text:s/>та <draw:frame draw:style-name="fr2" draw:name="Объект131" text:anchor-type="as-char" svg:y="-0.1484in" svg:width="0.8299in" svg:height="0.2098in" draw:z-index="185"><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264">Ітерація факторизації матриці <text:span text:style-name="T9">NA</text:span>:</text:p>
              <text:list>
                <text:list-item>
                  <text:p text:style-name="P260">ЦИКЛ <text:span text:style-name="T180">для змінної </text:span><text:span text:style-name="T15">i</text:span><text:span text:style-name="T180"> від </text:span><text:span text:style-name="T19">j</text:span><text:span text:style-name="T180"> до </text:span><text:span text:style-name="T15">n</text:span><text:span text:style-name="T180">:</text:span></text:p>
                  <text:list>
                    <text:list-item>
                      <text:p text:style-name="P265">Встановити змінну <text:span text:style-name="T9">s</text:span> як суму циклу з початковим значенням 0.</text:p>
                    </text:list-item>
                    <text:list-item>
                      <text:p text:style-name="P260">ЦИКЛ <text:span text:style-name="T180">для змінної </text:span><text:span text:style-name="T19">k</text:span><text:span text:style-name="T180"> від </text:span><text:span text:style-name="T19">1</text:span><text:span text:style-name="T180"> до </text:span><text:span text:style-name="T19">j - 1</text:span><text:span text:style-name="T180">:</text:span></text:p>
                      <text:list>
                        <text:list-item>
                          <text:p text:style-name="P265">Збільшити значення змінної <text:span text:style-name="T9">s</text:span> як суми циклу на <draw:frame draw:style-name="fr2" draw:name="Объект134" text:anchor-type="as-char" svg:y="-0.1484in" svg:width="0.4319in" svg:height="0.2098in" draw:z-index="92"><draw:object xlink:href="./Object 134" xlink:type="simple" xlink:show="embed" xlink:actuate="onLoad"/><draw:image xlink:href="./ObjectReplacements/Object 134" xlink:type="simple" xlink:show="embed" xlink:actuate="onLoad"/></draw:frame>.</text:p>
                        </text:list-item>
                      </text:list>
                    </text:list-item>
                    <text:list-item>
                      <text:p text:style-name="P265">Встановити значення елементу матриці <draw:frame draw:style-name="fr2" draw:name="Объект135" text:anchor-type="as-char" svg:y="-0.1484in" svg:width="0.148in" svg:height="0.2098in" draw:z-index="93"><draw:object xlink:href="./Object 135" xlink:type="simple" xlink:show="embed" xlink:actuate="onLoad"/><draw:image xlink:href="./ObjectReplacements/Object 135" xlink:type="simple" xlink:show="embed" xlink:actuate="onLoad"/></draw:frame><text:s/>як <draw:frame draw:style-name="fr2" draw:name="Объект136" text:anchor-type="as-char" svg:y="-0.1484in" svg:width="0.361in" svg:height="0.2098in" draw:z-index="186"><draw:object xlink:href="./Object 136" xlink:type="simple" xlink:show="embed" xlink:actuate="onLoad"/><draw:image xlink:href="./ObjectReplacements/Object 136" xlink:type="simple" xlink:show="embed" xlink:actuate="onLoad"/></draw:frame>.</text:p>
                    </text:list-item>
                    <text:list-item>
                      <text:p text:style-name="P265">ЯКЩО <draw:frame draw:style-name="fr2" draw:name="Объект137" text:anchor-type="as-char" svg:y="-0.1484in" svg:width="0.2417in" svg:height="0.1846in" draw:z-index="189"><draw:object xlink:href="./Object 137" xlink:type="simple" xlink:show="embed" xlink:actuate="onLoad"/><draw:image xlink:href="./ObjectReplacements/Object 137" xlink:type="simple" xlink:show="embed" xlink:actuate="onLoad"/></draw:frame>, ТО</text:p>
                      <text:list>
                        <text:list-item>
                          <text:p text:style-name="P266"><text:soft-page-break/>Встановити змінну <text:span text:style-name="T9">s</text:span> як суму циклу з початковим значенням 0.</text:p>
                        </text:list-item>
                        <text:list-item>
                          <text:p text:style-name="P261">ЦИКЛ <text:span text:style-name="T180">для змінної </text:span><text:span text:style-name="T19">k</text:span><text:span text:style-name="T180"> від </text:span><text:span text:style-name="T20">0</text:span><text:span text:style-name="T180"> до </text:span><text:span text:style-name="T19">j - 1</text:span><text:span text:style-name="T180">:</text:span></text:p>
                          <text:list>
                            <text:list-item>
                              <text:p text:style-name="P266">Збільшити значення змінної <text:span text:style-name="T9">s</text:span> як суми циклу на <draw:frame draw:style-name="fr2" draw:name="Объект138" text:anchor-type="as-char" svg:y="-0.1484in" svg:width="0.4465in" svg:height="0.2098in" draw:z-index="94"><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266">Встановити значення елементу матриці <draw:frame draw:style-name="fr2" draw:name="Объект139" text:anchor-type="as-char" svg:y="-0.1484in" svg:width="0.1626in" svg:height="0.2098in" draw:z-index="95"><draw:object xlink:href="./Object 139" xlink:type="simple" xlink:show="embed" xlink:actuate="onLoad"/><draw:image xlink:href="./ObjectReplacements/Object 139" xlink:type="simple" xlink:show="embed" xlink:actuate="onLoad"/><svg:desc>формула</svg:desc></draw:frame><text:s/>як <draw:frame draw:style-name="fr2" draw:name="Объект140" text:anchor-type="as-char" svg:y="-0.2693in" svg:width="0.4091in" svg:height="0.4429in" draw:z-index="96"><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236"><text:span text:style-name="T165">Створити но</text:span><text:span text:style-name="T169">в</text:span><text:span text:style-name="T165">у матрицю </text:span><text:span text:style-name="T14">L</text:span><text:span text:style-name="T165"> розмірністю в </text:span><text:span text:style-name="T9">n</text:span><text:span text:style-name="T165"> рядків та </text:span><text:span text:style-name="T9">n </text:span><text:span text:style-name="T165">стовпців.</text:span></text:p>
            </text:list-item>
            <text:list-item>
              <text:p text:style-name="P236"><text:span text:style-name="T165">Створити но</text:span><text:span text:style-name="T169">в</text:span><text:span text:style-name="T165">у матрицю </text:span><text:span text:style-name="T14">U</text:span><text:span text:style-name="T165"> розмірністю в </text:span><text:span text:style-name="T9">n</text:span><text:span text:style-name="T165"> рядків та </text:span><text:span text:style-name="T9">n </text:span><text:span text:style-name="T165">стовпців.</text:span></text:p>
            </text:list-item>
            <text:list-item>
              <text:p text:style-name="P271"><text:span text:style-name="T172">Заповнити</text:span><text:span text:style-name="T165"> </text:span><text:span text:style-name="T172">матрицю</text:span><text:span text:style-name="T165"> </text:span><text:span text:style-name="T21">L</text:span><text:span text:style-name="T172"> матрицею </text:span><text:span text:style-name="T21">NA</text:span><text:span text:style-name="T165">:</text:span></text:p>
              <text:list>
                <text:list-item>
                  <text:p text:style-name="P242"><text:span text:style-name="T169">ЦИКЛ по всім рядкам нової матриці </text:span><text:span text:style-name="T21">L</text:span><text:span text:style-name="T169"> лічильником </text:span><text:span text:style-name="T21">j</text:span><text:span text:style-name="T166">:</text:span></text:p>
                  <text:list>
                    <text:list-item>
                      <text:p text:style-name="P242"><text:span text:style-name="T169">ЦИКЛ </text:span><text:span text:style-name="T172">для змінної </text:span><text:span text:style-name="T21">i</text:span><text:span text:style-name="T172"> від </text:span><text:span text:style-name="T21">1</text:span><text:span text:style-name="T172"> до </text:span><text:span text:style-name="T21">j</text:span><text:span text:style-name="T166">:</text:span></text:p>
                      <text:list>
                        <text:list-item>
                          <text:list>
                            <text:list-item>
                              <text:p text:style-name="P273">Встановити значення <draw:frame draw:style-name="fr2" draw:name="Объект141" text:anchor-type="as-char" svg:y="-0.1484in" svg:width="0.1244in" svg:height="0.2098in" draw:z-index="97"><draw:object xlink:href="./Object 141" xlink:type="simple" xlink:show="embed" xlink:actuate="onLoad"/><draw:image xlink:href="./ObjectReplacements/Object 141" xlink:type="simple" xlink:show="embed" xlink:actuate="onLoad"/></draw:frame><text:s/>як <draw:frame draw:style-name="fr2" draw:name="Объект142" text:anchor-type="as-char" svg:y="-0.1484in" svg:width="0.2437in" svg:height="0.2098in" draw:z-index="98"><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271"><text:span text:style-name="T172">Заповнити</text:span><text:span text:style-name="T165"> </text:span><text:span text:style-name="T172">матрицю</text:span><text:span text:style-name="T165"> </text:span><text:span text:style-name="T21">L</text:span><text:span text:style-name="T172"> матрицею </text:span><text:span text:style-name="T21">NA</text:span><text:span text:style-name="T165">:</text:span></text:p>
              <text:list>
                <text:list-item>
                  <text:p text:style-name="P242"><text:span text:style-name="T169">ЦИКЛ по всім рядкам нової матриці </text:span><text:span text:style-name="T21">U</text:span><text:span text:style-name="T169"> лічильником </text:span><text:span text:style-name="T21">j</text:span><text:span text:style-name="T166">:</text:span></text:p>
                  <text:list>
                    <text:list-item>
                      <text:p text:style-name="P242"><text:span text:style-name="T169">ЦИКЛ </text:span><text:span text:style-name="T172">для змінної </text:span><text:span text:style-name="T21">i</text:span><text:span text:style-name="T172"> від </text:span><text:span text:style-name="T21">j</text:span><text:span text:style-name="T172"> до </text:span><text:span text:style-name="T21">n</text:span><text:span text:style-name="T166">:</text:span></text:p>
                      <text:list>
                        <text:list-item>
                          <text:p text:style-name="P273"><text:span text:style-name="T166">ЯКЩО </text:span><text:span text:style-name="T166"><draw:frame draw:style-name="fr2" draw:name="Объект145" text:anchor-type="as-char" svg:y="-0.1484in" svg:width="0.2417in" svg:height="0.1846in" draw:z-index="99"><draw:object xlink:href="./Object 145" xlink:type="simple" xlink:show="embed" xlink:actuate="onLoad"/><draw:image xlink:href="./ObjectReplacements/Object 145" xlink:type="simple" xlink:show="embed" xlink:actuate="onLoad"/><svg:desc>формула</svg:desc></draw:frame></text:span><text:span text:style-name="T166">, ТО</text:span></text:p>
                          <text:list>
                            <text:list-item>
                              <text:p text:style-name="P273"><text:span text:style-name="T165">Встановити значення </text:span><text:span text:style-name="T165"><draw:frame draw:style-name="fr2" draw:name="Объект143" text:anchor-type="as-char" svg:y="-0.1484in" svg:width="0.1583in" svg:height="0.2098in" draw:z-index="101"><draw:object xlink:href="./Object 143" xlink:type="simple" xlink:show="embed" xlink:actuate="onLoad"/><draw:image xlink:href="./ObjectReplacements/Object 143" xlink:type="simple" xlink:show="embed" xlink:actuate="onLoad"/><svg:desc>формула</svg:desc></draw:frame></text:span><text:span text:style-name="T165"><text:s/>як </text:span><text:span text:style-name="T165"><draw:frame draw:style-name="fr2" draw:name="Объект144" text:anchor-type="as-char" svg:y="-0.1484in" svg:width="0.1626in" svg:height="0.2098in" draw:z-index="102"><draw:object xlink:href="./Object 144" xlink:type="simple" xlink:show="embed" xlink:actuate="onLoad"/><draw:image xlink:href="./ObjectReplacements/Object 144" xlink:type="simple" xlink:show="embed" xlink:actuate="onLoad"/><svg:desc>формула</svg:desc></draw:frame></text:span><text:span text:style-name="T165">.</text:span></text:p>
                            </text:list-item>
                          </text:list>
                        </text:list-item>
                        <text:list-item>
                          <text:p text:style-name="P269">ІНАКШЕ</text:p>
                          <text:list>
                            <text:list-item>
                              <text:p text:style-name="P273"><text:span text:style-name="T165">Встановити значення </text:span><text:span text:style-name="T165"><draw:frame draw:style-name="fr2" draw:name="Объект146" text:anchor-type="as-char" svg:y="-0.1484in" svg:width="0.1583in" svg:height="0.2098in" draw:z-index="103"><draw:object xlink:href="./Object 146" xlink:type="simple" xlink:show="embed" xlink:actuate="onLoad"/><draw:image xlink:href="./ObjectReplacements/Object 146" xlink:type="simple" xlink:show="embed" xlink:actuate="onLoad"/><svg:desc>формула</svg:desc></draw:frame></text:span><text:span text:style-name="T165"><text:s/>як 1.</text:span></text:p>
                            </text:list-item>
                          </text:list>
                        </text:list-item>
                      </text:list>
                    </text:list-item>
                  </text:list>
                </text:list-item>
              </text:list>
            </text:list-item>
          </text:list>
        </text:list-item>
        <text:list-item>
          <text:p text:style-name="P272"><text:span text:style-name="T165">Обчислити значення вектора </text:span><text:span text:style-name="T9">Y</text:span><text:span text:style-name="T165">:</text:span></text:p>
          <text:list>
            <text:list-item>
              <text:p text:style-name="P238">Створити но<text:span text:style-name="T179">в</text:span><text:span text:style-name="T186">ий</text:span> <text:span text:style-name="T186">вектор </text:span><text:span text:style-name="T22">Y</text:span> розмір<text:span text:style-name="T186">у</text:span> <text:span text:style-name="T9">n</text:span>.</text:p>
            </text:list-item>
            <text:list-item>
              <text:p text:style-name="P243"><text:span text:style-name="T169">ЦИКЛ </text:span><text:span text:style-name="T172">для змінної </text:span><text:span text:style-name="T21">i</text:span><text:span text:style-name="T172"> від </text:span><text:span text:style-name="T22">1</text:span><text:span text:style-name="T172"> до </text:span><text:span text:style-name="T21">n</text:span><text:span text:style-name="T166">:</text:span></text:p>
              <text:list>
                <text:list-item>
                  <text:p text:style-name="P267"><text:span text:style-name="T182">Встановити змінну </text:span><text:span text:style-name="T11">s</text:span><text:span text:style-name="T182"> як суму циклу з початковим значенням 0.</text:span></text:p>
                </text:list-item>
                <text:list-item>
                  <text:p text:style-name="P262">ЦИКЛ <text:span text:style-name="T180">для змінної </text:span><text:span text:style-name="T19">k</text:span><text:span text:style-name="T180"> від </text:span><text:span text:style-name="T20">0</text:span><text:span text:style-name="T180"> до </text:span><text:span text:style-name="T22">i</text:span><text:span text:style-name="T19"> - 1</text:span><text:span text:style-name="T180">:</text:span></text:p>
                  <text:list>
                    <text:list-item>
                      <text:p text:style-name="P267"><text:span text:style-name="T182">Збільшити значення змінної </text:span><text:span text:style-name="T11">s</text:span><text:span text:style-name="T182"> як суми циклу на </text:span><text:span text:style-name="T182"><draw:frame draw:style-name="fr2" draw:name="Объект147" text:anchor-type="as-char" svg:y="-0.1484in" svg:width="0.3043in" svg:height="0.2098in" draw:z-index="105"><draw:object xlink:href="./Object 147" xlink:type="simple" xlink:show="embed" xlink:actuate="onLoad"/><draw:image xlink:href="./ObjectReplacements/Object 147" xlink:type="simple" xlink:show="embed" xlink:actuate="onLoad"/><svg:desc>формула</svg:desc></draw:frame></text:span><text:span text:style-name="T182">.</text:span></text:p>
                    </text:list-item>
                  </text:list>
                </text:list-item>
                <text:list-item>
                  <text:p text:style-name="P274">Встановити значення <text:span text:style-name="T186">вектора</text:span> <draw:frame draw:style-name="fr2" draw:name="Объект148" text:anchor-type="as-char" svg:y="-0.1484in" svg:width="0.1346in" svg:height="0.2098in" draw:z-index="106"><draw:object xlink:href="./Object 148" xlink:type="simple" xlink:show="embed" xlink:actuate="onLoad"/><draw:image xlink:href="./ObjectReplacements/Object 148" xlink:type="simple" xlink:show="embed" xlink:actuate="onLoad"/><svg:desc>формула</svg:desc></draw:frame><text:s/>як <draw:frame draw:style-name="fr2" draw:name="Объект149" text:anchor-type="as-char" svg:y="-0.2839in" svg:width="0.4165in" svg:height="0.4575in" draw:z-index="107"><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272"><text:soft-page-break/><text:span text:style-name="T165">Обчислити значення вектора </text:span><text:span text:style-name="T9">X</text:span><text:span text:style-name="T165">:</text:span></text:p>
          <text:list>
            <text:list-item>
              <text:p text:style-name="P239">Створити но<text:span text:style-name="T179">в</text:span><text:span text:style-name="T186">ий</text:span> <text:span text:style-name="T186">вектор </text:span><text:span text:style-name="T22">Y</text:span> розмір<text:span text:style-name="T186">у</text:span> <text:span text:style-name="T9">n</text:span>.</text:p>
            </text:list-item>
            <text:list-item>
              <text:p text:style-name="P244"><text:span text:style-name="T169">ЦИКЛ </text:span><text:span text:style-name="T172">для змінної </text:span><text:span text:style-name="T21">i</text:span><text:span text:style-name="T172"> від </text:span><text:span text:style-name="T23">n</text:span><text:span text:style-name="T172"> до </text:span><text:span text:style-name="T23">1</text:span><text:span text:style-name="T173"> донизу</text:span><text:span text:style-name="T166">:</text:span></text:p>
              <text:list>
                <text:list-item>
                  <text:p text:style-name="P268"><text:span text:style-name="T182">Встановити змінну </text:span><text:span text:style-name="T11">s</text:span><text:span text:style-name="T182"> як суму циклу з початковим значенням 0.</text:span></text:p>
                </text:list-item>
                <text:list-item>
                  <text:p text:style-name="P263">ЦИКЛ <text:span text:style-name="T180">для змінної </text:span><text:span text:style-name="T19">k</text:span><text:span text:style-name="T180"> від </text:span><text:span text:style-name="T23">i + 1</text:span><text:span text:style-name="T180"> до </text:span><text:span text:style-name="T23">n</text:span><text:span text:style-name="T180">:</text:span></text:p>
                  <text:list>
                    <text:list-item>
                      <text:p text:style-name="P268"><text:span text:style-name="T182">Збільшити значення змінної </text:span><text:span text:style-name="T11">s</text:span><text:span text:style-name="T182"> як суми циклу на </text:span><text:span text:style-name="T182"><draw:frame draw:style-name="fr2" draw:name="Объект152" text:anchor-type="as-char" svg:y="-0.1484in" svg:width="0.3252in" svg:height="0.2098in" draw:z-index="109"><draw:object xlink:href="./Object 152" xlink:type="simple" xlink:show="embed" xlink:actuate="onLoad"/><draw:image xlink:href="./ObjectReplacements/Object 152" xlink:type="simple" xlink:show="embed" xlink:actuate="onLoad"/><svg:desc>формула</svg:desc></draw:frame></text:span><text:span text:style-name="T182">.</text:span></text:p>
                    </text:list-item>
                  </text:list>
                </text:list-item>
                <text:list-item>
                  <text:p text:style-name="P275">Встановити значення <text:span text:style-name="T187">розв’язка</text:span> <draw:frame draw:style-name="fr2" draw:name="Объект150" text:anchor-type="as-char" svg:y="-0.1484in" svg:width="0.1217in" svg:height="0.2098in" draw:z-index="111"><draw:object xlink:href="./Object 150" xlink:type="simple" xlink:show="embed" xlink:actuate="onLoad"/><draw:image xlink:href="./ObjectReplacements/Object 150" xlink:type="simple" xlink:show="embed" xlink:actuate="onLoad"/><svg:desc>формула</svg:desc></draw:frame><text:s/>як <draw:frame draw:style-name="fr2" draw:name="Объект151" text:anchor-type="as-char" svg:y="-0.1484in" svg:width="0.3484in" svg:height="0.2098in" draw:z-index="115"><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256">Встановити змінну <text:span text:style-name="T9">IsSolvable</text:span> як <text:span text:style-name="T184">правда</text:span>.</text:p>
        </text:list-item>
        <text:list-item>
          <text:p text:style-name="P253">КІНЦЕЬ</text:p>
        </text:list-item>
      </text:list>
      <text:p text:style-name="P32"/>
      <text:list text:continue-list="list130552370076687" text:style-name="WWNum1">
        <text:list-item>
          <text:list>
            <text:list-item>
              <text:h text:style-name="P149" text:outline-level="2" loext:marker-style-name="T43"><text:span text:style-name="T73">А</text:span><text:bookmark-start text:name="_Toc135587139 Копия 2 Копия 4"/><text:span text:style-name="T43">лгоритм</text:span><text:bookmark-end text:name="_Toc135587139 Копия 2 Копия 4"/><text:span text:style-name="T43"> </text:span><text:span text:style-name="T73">методу Гауса-Холецького</text:span></text:h>
            </text:list-item>
          </text:list>
        </text:list-item>
      </text:list>
      <text:p text:style-name="P36"><text:span text:style-name="T118"/></text:p>
      <text:p text:style-name="P36"><text:span text:style-name="T118"/></text:p>
      <text:list xml:id="list130552311980816" text:continue-numbering="true" text:style-name="WWNum1">
        <text:list-item>
          <text:list>
            <text:list-item>
              <text:h text:style-name="P149" text:outline-level="2" loext:marker-style-name="T43"><text:bookmark-start text:name="_Toc135587139 Копия 2 Копия 3"/><text:span text:style-name="T43">Загальний </text:span><text:bookmark-end text:name="_Toc135587139 Копия 2 Копия 3"/><text:span text:style-name="T73">методу обертання</text:span></text:h>
            </text:list-item>
          </text:list>
        </text:list-item>
      </text:list>
      <text:p text:style-name="P128"/>
      <text:list text:continue-list="list130552405567881" text:style-name="Numbering_20_123">
        <text:list-item text:start-value="1">
          <text:p text:style-name="P240">ПОЧАТОК</text:p>
        </text:list-item>
        <text:list-item>
          <text:p text:style-name="P240">Отримати розмірність матриці <text:span text:style-name="T9">A</text:span> <text:span text:style-name="T174">як </text:span><text:span text:style-name="T28">n</text:span>.</text:p>
        </text:list-item>
        <text:list-item>
          <text:p text:style-name="P240">Створити но<text:span text:style-name="T179">в</text:span>у матрицю <text:span text:style-name="T9">NA</text:span> розмірністю в <text:span text:style-name="T9">n</text:span> рядків та <text:span text:style-name="T9">n + 1</text:span> стовпців.</text:p>
        </text:list-item>
        <text:list-item>
          <text:p text:style-name="P248">Заповити нову матрицю <text:span text:style-name="T9">NA</text:span><text:span text:style-name="T165"> значеннями з матриці </text:span><text:span text:style-name="T9">A</text:span><text:span text:style-name="T165"> та </text:span><text:span text:style-name="T9">B</text:span><text:span text:style-name="T165">.</text:span></text:p>
          <text:list>
            <text:list-item>
              <text:p text:style-name="P240">ЦИКЛ по всім рядкам нової матриці лічильником <text:span text:style-name="T11">i</text:span><text:span text:style-name="T166">:</text:span></text:p>
              <text:list>
                <text:list-item>
                  <text:p text:style-name="P241"><text:span text:style-name="T166">ЦИКЛ по всім стовпцям нової матриці лічильником </text:span><text:span text:style-name="T11">j</text:span><text:span text:style-name="T166">:</text:span></text:p>
                  <text:list>
                    <text:list-item>
                      <text:p text:style-name="P257">ЯКЩО вираз <text:span text:style-name="T9">j &lt;= n </text:span>є правдивим, ТО</text:p>
                      <text:list>
                        <text:list-item>
                          <text:p text:style-name="P248"><text:span text:style-name="T165">Встановити значення </text:span><text:span text:style-name="T165"><draw:frame draw:style-name="fr2" draw:name="Объект103" text:anchor-type="as-char" svg:y="-0.1484in" svg:width="0.2299in" svg:height="0.2098in" draw:z-index="116"><draw:object xlink:href="./Object 103" xlink:type="simple" xlink:show="embed" xlink:actuate="onLoad"/><draw:image xlink:href="./ObjectReplacements/Object 103" xlink:type="simple" xlink:show="embed" xlink:actuate="onLoad"/></draw:frame></text:span><text:span text:style-name="T165"><text:s/>як у елемента </text:span><text:span text:style-name="T165"><draw:frame draw:style-name="fr2" draw:name="Объект104" text:anchor-type="as-char" svg:y="-0.1484in" svg:width="0.148in" svg:height="0.2098in" draw:z-index="117"><draw:object xlink:href="./Object 104" xlink:type="simple" xlink:show="embed" xlink:actuate="onLoad"/><draw:image xlink:href="./ObjectReplacements/Object 104" xlink:type="simple" xlink:show="embed" xlink:actuate="onLoad"/></draw:frame></text:span><text:span text:style-name="T165">.</text:span></text:p>
                        </text:list-item>
                      </text:list>
                    </text:list-item>
                    <text:list-item>
                      <text:p text:style-name="P257">ІНАКШЕ</text:p>
                      <text:list>
                        <text:list-item>
                          <text:p text:style-name="P248"><text:span text:style-name="T165">Встановити значення </text:span><text:span text:style-name="T165"><draw:frame draw:style-name="fr2" draw:name="Объект105" text:anchor-type="as-char" svg:y="-0.1484in" svg:width="0.2299in" svg:height="0.2098in" draw:z-index="118"><draw:object xlink:href="./Object 105" xlink:type="simple" xlink:show="embed" xlink:actuate="onLoad"/><draw:image xlink:href="./ObjectReplacements/Object 105" xlink:type="simple" xlink:show="embed" xlink:actuate="onLoad"/><svg:desc>формула</svg:desc></draw:frame></text:span><text:span text:style-name="T165"><text:s/>як у елемента </text:span><text:span text:style-name="T165"><draw:frame draw:style-name="fr2" draw:name="Объект106" text:anchor-type="as-char" svg:y="-0.1484in" svg:width="0.1189in" svg:height="0.2098in" draw:z-index="119"><draw:object xlink:href="./Object 106" xlink:type="simple" xlink:show="embed" xlink:actuate="onLoad"/><draw:image xlink:href="./ObjectReplacements/Object 106" xlink:type="simple" xlink:show="embed" xlink:actuate="onLoad"/><svg:desc>формула</svg:desc></draw:frame></text:span><text:span text:style-name="T165">.</text:span></text:p>
                        </text:list-item>
                      </text:list>
                    </text:list-item>
                  </text:list>
                </text:list-item>
              </text:list>
            </text:list-item>
          </text:list>
        </text:list-item>
        <text:list-item>
          <text:p text:style-name="P257">Обчислити розкладання нової матриці NA:</text:p>
          <text:list>
            <text:list-item>
              <text:p text:style-name="P250"><text:span text:style-name="T165">ЦИКЛ для змінної </text:span><text:span text:style-name="T9">i</text:span><text:span text:style-name="T165"> від </text:span><text:span text:style-name="T9">1</text:span><text:span text:style-name="T165"> до </text:span><text:span text:style-name="T9">n - 1</text:span><text:span text:style-name="T165">:</text:span></text:p>
              <text:list>
                <text:list-item>
                  <text:p text:style-name="P249"><text:span text:style-name="T165">ЦИКЛ для змінної </text:span><text:span text:style-name="T9">j</text:span><text:span text:style-name="T165"> від </text:span><text:span text:style-name="T9">i + 1</text:span><text:span text:style-name="T165"> до </text:span><text:span text:style-name="T9">n</text:span><text:span text:style-name="T165">:</text:span></text:p>
                  <text:list>
                    <text:list-item>
                      <text:p text:style-name="P248"><text:span text:style-name="T165">Встановити значення для змінної b як </text:span><text:span text:style-name="T165"><draw:frame draw:style-name="fr2" draw:name="Объект107" text:anchor-type="as-char" svg:y="-0.1484in" svg:width="0.2437in" svg:height="0.2098in" draw:z-index="120"><draw:object xlink:href="./Object 107" xlink:type="simple" xlink:show="embed" xlink:actuate="onLoad"/><draw:image xlink:href="./ObjectReplacements/Object 107" xlink:type="simple" xlink:show="embed" xlink:actuate="onLoad"/><svg:desc>формула</svg:desc></draw:frame></text:span><text:span text:style-name="T165">.</text:span></text:p>
                    </text:list-item>
                    <text:list-item>
                      <text:p text:style-name="P248"><text:span text:style-name="T165">Встановити значення для змінної a як </text:span><text:span text:style-name="T165"><draw:frame draw:style-name="fr2" draw:name="Объект108" text:anchor-type="as-char" svg:y="-0.1484in" svg:width="0.2283in" svg:height="0.2098in" draw:z-index="121"><draw:object xlink:href="./Object 108" xlink:type="simple" xlink:show="embed" xlink:actuate="onLoad"/><draw:image xlink:href="./ObjectReplacements/Object 108" xlink:type="simple" xlink:show="embed" xlink:actuate="onLoad"/><svg:desc>формула</svg:desc></draw:frame></text:span><text:span text:style-name="T165">.</text:span></text:p>
                    </text:list-item>
                    <text:list-item>
                      <text:p text:style-name="P248"><text:span text:style-name="T165">ЯКЩО значення </text:span><text:span text:style-name="T165"><draw:frame draw:style-name="fr2" draw:name="Объект111" text:anchor-type="as-char" svg:y="-0.172in" svg:width="0.3929in" svg:height="0.2083in" draw:z-index="122"><draw:object xlink:href="./Object 111" xlink:type="simple" xlink:show="embed" xlink:actuate="onLoad"/><draw:image xlink:href="./ObjectReplacements/Object 111" xlink:type="simple" xlink:show="embed" xlink:actuate="onLoad"/></draw:frame></text:span><text:span text:style-name="T165"><text:s/>не є позитивним, ТО</text:span></text:p>
                      <text:list>
                        <text:list-item>
                          <text:p text:style-name="P256">Встановити змінну <text:span text:style-name="T9">IsSolvable</text:span> як хиба.</text:p>
                        </text:list-item>
                        <text:list-item>
                          <text:p text:style-name="P257">Перейти до пункту <text:span text:style-name="T184">8</text:span>.</text:p>
                        </text:list-item>
                      </text:list>
                    </text:list-item>
                    <text:list-item>
                      <text:p text:style-name="P248"><text:span text:style-name="T165">Встановити значення для змінної c як </text:span><text:span text:style-name="T165"><draw:frame draw:style-name="fr2" draw:name="Объект109" text:anchor-type="as-char" svg:y="-0.2445in" svg:width="0.6437in" svg:height="0.4465in" draw:z-index="123"><draw:object xlink:href="./Object 109" xlink:type="simple" xlink:show="embed" xlink:actuate="onLoad"/><draw:image xlink:href="./ObjectReplacements/Object 109" xlink:type="simple" xlink:show="embed" xlink:actuate="onLoad"/><svg:desc>формула</svg:desc></draw:frame></text:span><text:span text:style-name="T165">.</text:span></text:p>
                    </text:list-item>
                    <text:list-item>
                      <text:p text:style-name="P248"><text:span text:style-name="T165">Встановити значення для змінної b як </text:span><text:span text:style-name="T165"><draw:frame draw:style-name="fr2" draw:name="Объект110" text:anchor-type="as-char" svg:y="-0.2445in" svg:width="0.6437in" svg:height="0.4465in" draw:z-index="124"><draw:object xlink:href="./Object 110" xlink:type="simple" xlink:show="embed" xlink:actuate="onLoad"/><draw:image xlink:href="./ObjectReplacements/Object 110" xlink:type="simple" xlink:show="embed" xlink:actuate="onLoad"/><svg:desc>формула</svg:desc></draw:frame></text:span><text:span text:style-name="T165">.</text:span></text:p>
                    </text:list-item>
                    <text:list-item>
                      <text:p text:style-name="P248">ЦИКЛ для змінної <text:span text:style-name="T12">k</text:span> від <text:span text:style-name="T9">i</text:span> до <text:span text:style-name="T9">n </text:span><text:span text:style-name="T12">+ 1</text:span>:</text:p>
                      <text:list>
                        <text:list-item>
                          <text:p text:style-name="P251"><text:span text:style-name="T165">Встановити значення для змінної </text:span><text:span text:style-name="T167">t</text:span><text:span text:style-name="T165"> як </text:span><text:span text:style-name="T165"><draw:frame draw:style-name="fr2" draw:name="Объект112" text:anchor-type="as-char" svg:y="-0.1484in" svg:width="0.2492in" svg:height="0.2098in" draw:z-index="190"><draw:object xlink:href="./Object 112" xlink:type="simple" xlink:show="embed" xlink:actuate="onLoad"/><draw:image xlink:href="./ObjectReplacements/Object 112" xlink:type="simple" xlink:show="embed" xlink:actuate="onLoad"/><svg:desc>формула</svg:desc></draw:frame></text:span><text:span text:style-name="T165">.</text:span></text:p>
                        </text:list-item>
                        <text:list-item>
                          <text:p text:style-name="P276"><text:span text:style-name="T165">Встановити значення елементу матриці </text:span><text:span text:style-name="T165"><draw:frame draw:style-name="fr2" draw:name="Объект113" text:anchor-type="as-char" svg:y="-0.1484in" svg:width="0.2492in" svg:height="0.2098in" draw:z-index="125"><draw:object xlink:href="./Object 113" xlink:type="simple" xlink:show="embed" xlink:actuate="onLoad"/><draw:image xlink:href="./ObjectReplacements/Object 113" xlink:type="simple" xlink:show="embed" xlink:actuate="onLoad"/><svg:desc>формула</svg:desc></draw:frame></text:span><text:span text:style-name="T165"><text:s/>як </text:span><text:span text:style-name="T165"><draw:frame draw:style-name="fr2" draw:name="Объект114" text:anchor-type="as-char" svg:y="-0.1484in" svg:width="0.6063in" svg:height="0.2098in" draw:z-index="126"><draw:object xlink:href="./Object 114" xlink:type="simple" xlink:show="embed" xlink:actuate="onLoad"/><draw:image xlink:href="./ObjectReplacements/Object 114" xlink:type="simple" xlink:show="embed" xlink:actuate="onLoad"/><svg:desc>формула</svg:desc></draw:frame></text:span><text:span text:style-name="T165">.</text:span></text:p>
                        </text:list-item>
                        <text:list-item>
                          <text:p text:style-name="P276"><text:span text:style-name="T165">Встановити значення елементу матриці </text:span><text:span text:style-name="T165"><draw:frame draw:style-name="fr2" draw:name="Объект115" text:anchor-type="as-char" svg:y="-0.1484in" svg:width="0.2654in" svg:height="0.2098in" draw:z-index="127"><draw:object xlink:href="./Object 115" xlink:type="simple" xlink:show="embed" xlink:actuate="onLoad"/><draw:image xlink:href="./ObjectReplacements/Object 115" xlink:type="simple" xlink:show="embed" xlink:actuate="onLoad"/><svg:desc>формула</svg:desc></draw:frame></text:span><text:span text:style-name="T165"><text:s/>як </text:span><text:span text:style-name="T165"><draw:frame draw:style-name="fr2" draw:name="Объект116" text:anchor-type="as-char" svg:y="-0.1484in" svg:width="0.6362in" svg:height="0.2098in" draw:z-index="132"><draw:object xlink:href="./Object 116" xlink:type="simple" xlink:show="embed" xlink:actuate="onLoad"/><draw:image xlink:href="./ObjectReplacements/Object 116" xlink:type="simple" xlink:show="embed" xlink:actuate="onLoad"/><svg:desc>формула</svg:desc></draw:frame></text:span><text:span text:style-name="T165">.</text:span></text:p>
                        </text:list-item>
                      </text:list>
                    </text:list-item>
                  </text:list>
                </text:list-item>
              </text:list>
            </text:list-item>
          </text:list>
        </text:list-item>
        <text:list-item>
          <text:p text:style-name="P248"><text:span text:style-name="T165">Обчислити значення вектора X довжиною </text:span><text:span text:style-name="T9">n</text:span><text:span text:style-name="T165">:</text:span></text:p>
          <text:list>
            <text:list-item>
              <text:p text:style-name="P252"><text:span text:style-name="T165">ЦИКЛ для змінної </text:span><text:span text:style-name="T13">i</text:span><text:span text:style-name="T168"> </text:span><text:span text:style-name="T165">від </text:span><text:span text:style-name="T13">n</text:span><text:span text:style-name="T165"> до </text:span><text:span text:style-name="T13">1</text:span><text:span text:style-name="T168"> донизу</text:span><text:span text:style-name="T165">:</text:span></text:p>
              <text:list>
                <text:list-item>
                  <text:p text:style-name="P270">Встановити змінну s сумми цикла як 0.</text:p>
                </text:list-item>
                <text:list-item>
                  <text:p text:style-name="P252"><text:span text:style-name="T165">ЦИКЛ для змінної </text:span><text:span text:style-name="T13">j</text:span><text:span text:style-name="T168"> </text:span><text:span text:style-name="T165">від </text:span><text:span text:style-name="T9">i </text:span><text:span text:style-name="T13">+ 1</text:span><text:span text:style-name="T165"> до </text:span><text:span text:style-name="T9">n</text:span><text:span text:style-name="T165">:</text:span></text:p>
                  <text:list>
                    <text:list-item>
                      <text:p text:style-name="P277"><text:span text:style-name="T165">Збільшити значення </text:span><text:span text:style-name="T9">s</text:span><text:span text:style-name="T165"> змінної суми цикла на </text:span><text:span text:style-name="T165"><draw:frame draw:style-name="fr2" draw:name="Объект117" text:anchor-type="as-char" svg:y="-0.1484in" svg:width="0.3016in" svg:height="0.2098in" draw:z-index="135"><draw:object xlink:href="./Object 117" xlink:type="simple" xlink:show="embed" xlink:actuate="onLoad"/><draw:image xlink:href="./ObjectReplacements/Object 117" xlink:type="simple" xlink:show="embed" xlink:actuate="onLoad"/></draw:frame></text:span><text:span text:style-name="T165">.</text:span></text:p>
                    </text:list-item>
                    <text:list-item>
                      <text:p text:style-name="P277"><text:span text:style-name="T165">ЯКЩО значення </text:span><text:span text:style-name="T165"><draw:frame draw:style-name="fr2" draw:name="Объект118" text:anchor-type="as-char" svg:y="-0.1484in" svg:width="0.1465in" svg:height="0.2098in" draw:z-index="137"><draw:object xlink:href="./Object 118" xlink:type="simple" xlink:show="embed" xlink:actuate="onLoad"/><draw:image xlink:href="./ObjectReplacements/Object 118" xlink:type="simple" xlink:show="embed" xlink:actuate="onLoad"/></draw:frame></text:span><text:span text:style-name="T165"><text:s/>є нулем, ТО</text:span></text:p>
                      <text:list>
                        <text:list-item>
                          <text:p text:style-name="P256">Встановити змінну <text:span text:style-name="T9">IsSolvable</text:span> як хиба.</text:p>
                        </text:list-item>
                        <text:list-item>
                          <text:p text:style-name="P258">Перейти до пункту <text:span text:style-name="T184">8</text:span>.</text:p>
                        </text:list-item>
                      </text:list>
                    </text:list-item>
                    <text:list-item>
                      <text:p text:style-name="P277"><text:span text:style-name="T165">Встановити значення розв’язку </text:span><text:span text:style-name="T165"><draw:frame draw:style-name="fr2" draw:name="Объект119" text:anchor-type="as-char" svg:y="-0.1484in" svg:width="0.1217in" svg:height="0.2098in" draw:z-index="187"><draw:object xlink:href="./Object 119" xlink:type="simple" xlink:show="embed" xlink:actuate="onLoad"/><draw:image xlink:href="./ObjectReplacements/Object 119" xlink:type="simple" xlink:show="embed" xlink:actuate="onLoad"/></draw:frame></text:span><text:span text:style-name="T165"><text:s/>як </text:span><text:span text:style-name="T165"><draw:frame draw:style-name="fr2" draw:name="Объект120" text:anchor-type="as-char" svg:y="-0.2693in" svg:width="0.428in" svg:height="0.4429in" draw:z-index="188"><draw:object xlink:href="./Object 120" xlink:type="simple" xlink:show="embed" xlink:actuate="onLoad"/><draw:image xlink:href="./ObjectReplacements/Object 120" xlink:type="simple" xlink:show="embed" xlink:actuate="onLoad"/></draw:frame></text:span><text:span text:style-name="T165">.</text:span></text:p>
                    </text:list-item>
                  </text:list>
                </text:list-item>
              </text:list>
            </text:list-item>
          </text:list>
        </text:list-item>
        <text:list-item>
          <text:p text:style-name="P255">Встановити змінну <text:span text:style-name="T9">IsSolvable</text:span> як <text:span text:style-name="T183">правда</text:span>.</text:p>
        </text:list-item>
        <text:list-item>
          <text:p text:style-name="P240">КІНЕЦЬ</text:p>
        </text:list-item>
      </text:list>
      <text:list text:continue-list="list130552311980816" text:style-name="WWNum1">
        <text:list-item>
          <text:h text:style-name="P144" text:outline-level="1" loext:marker-style-name="T43"><text:bookmark-start text:name="_Toc135587141"/><text:span text:style-name="T71">О</text:span><text:bookmark-end text:name="_Toc135587141"/><text:span text:style-name="T70">ПИС ПРОГРАМНОГО ЗАБЕЗПЕЧЕННЯ</text:span></text:h>
        </text:list-item>
      </text:list>
      <text:p text:style-name="P32"/>
      <text:p text:style-name="Text_20_body">4.1. Діаграма класів програмного забезпечення</text:p>
      <text:p text:style-name="P33"><text:line-break/><text:span text:style-name="T119">Немає</text:span> <text:line-break/></text:p>
      <text:p text:style-name="Text_20_body">4.2. Опис методів частин програмного забезпечення</text:p>
      <text:p text:style-name="P34"/>
      <text:p text:style-name="Text_20_body"><text:tab/>4.2.1. Користувацькі методи</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208">№</text:p>
              <text:p text:style-name="P208">п/п</text:p>
            </table:table-cell>
            <table:table-cell table:style-name="Таблица6.A1" office:value-type="string">
              <text:p text:style-name="P208">Назва класу</text:p>
            </table:table-cell>
            <table:table-cell table:style-name="Таблица6.A1" office:value-type="string">
              <text:p text:style-name="P208">Назва методу</text:p>
            </table:table-cell>
            <table:table-cell table:style-name="Таблица6.A1" office:value-type="string">
              <text:p text:style-name="P208">Призначення методу</text:p>
            </table:table-cell>
            <table:table-cell table:style-name="Таблица6.A1" office:value-type="string">
              <text:p text:style-name="P208">Опис вхідних параметрів</text:p>
            </table:table-cell>
            <table:table-cell table:style-name="Таблица6.A1" office:value-type="string">
              <text:p text:style-name="P208">Опис вихідних параметрів</text:p>
            </table:table-cell>
            <table:table-cell table:style-name="Таблица6.G1" office:value-type="string">
              <text:p text:style-name="P208">Заголовочний файл</text:p>
            </table:table-cell>
          </table:table-row>
        </table:table-header-rows>
        <table:table-row>
          <table:table-cell table:style-name="Таблица6.A2" office:value-type="float" office:value="1">
            <text:p text:style-name="P227">1</text:p>
          </table:table-cell>
          <table:table-cell table:style-name="Таблица6.B2" office:value-type="string">
            <text:p text:style-name="P212">Vector</text:p>
          </table:table-cell>
          <table:table-cell table:style-name="Таблица6.C2" office:value-type="string">
            <text:p text:style-name="P212">Vector</text:p>
          </table:table-cell>
          <table:table-cell table:style-name="Таблица6.D2" office:value-type="string">
            <text:p text:style-name="P212">Створити новий пустий вектор</text:p>
          </table:table-cell>
          <table:table-cell table:style-name="Таблица6.E2" office:value-type="string">
            <text:p text:style-name="P210"/>
          </table:table-cell>
          <table:table-cell table:style-name="Таблица6.F2" office:value-type="string">
            <text:p text:style-name="P210"/>
          </table:table-cell>
          <table:table-cell table:style-name="Таблица6.G2" office:value-type="string">
            <text:p text:style-name="P212">Vector.hpp</text:p>
          </table:table-cell>
        </table:table-row>
        <table:table-row>
          <table:table-cell table:style-name="Таблица6.A2" office:value-type="float" office:value="2">
            <text:p text:style-name="P227">2</text:p>
          </table:table-cell>
          <table:table-cell table:style-name="Таблица6.B3" office:value-type="string">
            <text:p text:style-name="P212">Vector</text:p>
          </table:table-cell>
          <table:table-cell table:style-name="Таблица6.C3" office:value-type="string">
            <text:p text:style-name="P212">Vector</text:p>
          </table:table-cell>
          <table:table-cell table:style-name="Таблица6.D3" office:value-type="string">
            <text:p text:style-name="P212">Створити новий вектор довжини size</text:p>
          </table:table-cell>
          <table:table-cell table:style-name="Таблица6.E3" office:value-type="string">
            <text:p text:style-name="P212">size</text:p>
          </table:table-cell>
          <table:table-cell table:style-name="Таблица6.F3" office:value-type="string">
            <text:p text:style-name="P210"/>
          </table:table-cell>
          <table:table-cell table:style-name="Таблица6.G3" office:value-type="string">
            <text:p text:style-name="P212">Vector.hpp</text:p>
          </table:table-cell>
        </table:table-row>
        <table:table-row>
          <table:table-cell table:style-name="Таблица6.A2" office:value-type="float" office:value="3">
            <text:p text:style-name="P227">3</text:p>
          </table:table-cell>
          <table:table-cell table:style-name="Таблица6.B4" office:value-type="string">
            <text:p text:style-name="P212">Vector</text:p>
          </table:table-cell>
          <table:table-cell table:style-name="Таблица6.C4" office:value-type="string">
            <text:p text:style-name="P212">operator[]</text:p>
          </table:table-cell>
          <table:table-cell table:style-name="Таблица6.D4" office:value-type="string">
            <text:p text:style-name="P212">Отримати посилання на елемент вектора</text:p>
          </table:table-cell>
          <table:table-cell table:style-name="Таблица6.E4" office:value-type="string">
            <text:p text:style-name="P212">index</text:p>
          </table:table-cell>
          <table:table-cell table:style-name="Таблица6.F4" office:value-type="string">
            <text:p text:style-name="P212"/>
          </table:table-cell>
          <table:table-cell table:style-name="Таблица6.G4" office:value-type="string">
            <text:p text:style-name="P212">Vector.hpp</text:p>
          </table:table-cell>
        </table:table-row>
        <table:table-row>
          <table:table-cell table:style-name="Таблица6.A2" office:value-type="float" office:value="4">
            <text:p text:style-name="P227">4</text:p>
          </table:table-cell>
          <table:table-cell table:style-name="Таблица6.B5" office:value-type="string">
            <text:p text:style-name="P212">Vector</text:p>
          </table:table-cell>
          <table:table-cell table:style-name="Таблица6.C5" office:value-type="string">
            <text:p text:style-name="P212">Size</text:p>
          </table:table-cell>
          <table:table-cell table:style-name="Таблица6.D5" office:value-type="string">
            <text:p text:style-name="P212">Отримати довжину вектора</text:p>
          </table:table-cell>
          <table:table-cell table:style-name="Таблица6.E5" office:value-type="string">
            <text:p text:style-name="P210"/>
          </table:table-cell>
          <table:table-cell table:style-name="Таблица6.F5" office:value-type="string">
            <text:p text:style-name="P210"/>
          </table:table-cell>
          <table:table-cell table:style-name="Таблица6.G5" office:value-type="string">
            <text:p text:style-name="P210"/>
          </table:table-cell>
        </table:table-row>
        <table:table-row>
          <table:table-cell table:style-name="Таблица6.A2" office:value-type="float" office:value="5">
            <text:p text:style-name="P227">5</text:p>
          </table:table-cell>
          <table:table-cell table:style-name="Таблица6.B6" office:value-type="string">
            <text:p text:style-name="P212">Matrix</text:p>
          </table:table-cell>
          <table:table-cell table:style-name="Таблица6.C6" office:value-type="string">
            <text:p text:style-name="P212">Matrix</text:p>
          </table:table-cell>
          <table:table-cell table:style-name="Таблица6.D6" office:value-type="string">
            <text:p text:style-name="P212">Створити нову пусту матрицю</text:p>
          </table:table-cell>
          <table:table-cell table:style-name="Таблица6.E6" office:value-type="string">
            <text:p text:style-name="P210"/>
          </table:table-cell>
          <table:table-cell table:style-name="Таблица6.F6" office:value-type="string">
            <text:p text:style-name="P210"/>
          </table:table-cell>
          <table:table-cell table:style-name="Таблица6.G6" office:value-type="string">
            <text:p text:style-name="P212">Matrix.hpp</text:p>
          </table:table-cell>
        </table:table-row>
        <table:table-row>
          <table:table-cell table:style-name="Таблица6.A2" office:value-type="float" office:value="6">
            <text:p text:style-name="P227">6</text:p>
          </table:table-cell>
          <table:table-cell table:style-name="Таблица6.B7" office:value-type="string">
            <text:p text:style-name="P212">Matrix</text:p>
          </table:table-cell>
          <table:table-cell table:style-name="Таблица6.C7" office:value-type="string">
            <text:p text:style-name="P212">Matrix</text:p>
          </table:table-cell>
          <table:table-cell table:style-name="Таблица6.D7" office:value-type="string">
            <text:p text:style-name="P212">Створити матрицю розмірністю width на height</text:p>
          </table:table-cell>
          <table:table-cell table:style-name="Таблица6.E7" office:value-type="string">
            <text:p text:style-name="P212">height, width</text:p>
          </table:table-cell>
          <table:table-cell table:style-name="Таблица6.F7" office:value-type="string">
            <text:p text:style-name="P210"/>
          </table:table-cell>
          <table:table-cell table:style-name="Таблица6.G7" office:value-type="string">
            <text:p text:style-name="P212">Matrix.hpp</text:p>
          </table:table-cell>
        </table:table-row>
        <table:table-row>
          <table:table-cell table:style-name="Таблица6.A2" office:value-type="float" office:value="7">
            <text:p text:style-name="P227">7</text:p>
          </table:table-cell>
          <table:table-cell table:style-name="Таблица6.B8" office:value-type="string">
            <text:p text:style-name="P212">Matrix</text:p>
          </table:table-cell>
          <table:table-cell table:style-name="Таблица6.C8" office:value-type="string">
            <text:p text:style-name="P212">At</text:p>
          </table:table-cell>
          <table:table-cell table:style-name="Таблица6.D8" office:value-type="string">
            <text:p text:style-name="P212">Отримати посилання на елемент <text:soft-page-break/>матриці</text:p>
          </table:table-cell>
          <table:table-cell table:style-name="Таблица6.E8" office:value-type="string">
            <text:p text:style-name="P212">y, x</text:p>
          </table:table-cell>
          <table:table-cell table:style-name="Таблица6.F8" office:value-type="string">
            <text:p text:style-name="P210"/>
          </table:table-cell>
          <table:table-cell table:style-name="Таблица6.G8" office:value-type="string">
            <text:p text:style-name="P212">Matrix.hpp</text:p>
          </table:table-cell>
        </table:table-row>
        <table:table-row>
          <table:table-cell table:style-name="Таблица6.A2" office:value-type="float" office:value="8">
            <text:p text:style-name="P227">8</text:p>
          </table:table-cell>
          <table:table-cell table:style-name="Таблица6.B8" office:value-type="string">
            <text:p text:style-name="P212">Matrix</text:p>
          </table:table-cell>
          <table:table-cell table:style-name="Таблица6.C8" office:value-type="string">
            <text:p text:style-name="P212">Width</text:p>
          </table:table-cell>
          <table:table-cell table:style-name="Таблица6.D8" office:value-type="string">
            <text:p text:style-name="P212">Отримати кількість стовпців матриці</text:p>
          </table:table-cell>
          <table:table-cell table:style-name="Таблица6.E8" office:value-type="string">
            <text:p text:style-name="P210"/>
          </table:table-cell>
          <table:table-cell table:style-name="Таблица6.F8" office:value-type="string">
            <text:p text:style-name="P210"/>
          </table:table-cell>
          <table:table-cell table:style-name="Таблица6.G8" office:value-type="string">
            <text:p text:style-name="P212">Matrix.hpp</text:p>
          </table:table-cell>
        </table:table-row>
        <table:table-row>
          <table:table-cell table:style-name="Таблица6.A2" office:value-type="float" office:value="9">
            <text:p text:style-name="P227">9</text:p>
          </table:table-cell>
          <table:table-cell table:style-name="Таблица6.B8" office:value-type="string">
            <text:p text:style-name="P212">Matrix</text:p>
          </table:table-cell>
          <table:table-cell table:style-name="Таблица6.C8" office:value-type="string">
            <text:p text:style-name="P212">Height</text:p>
          </table:table-cell>
          <table:table-cell table:style-name="Таблица6.D8" office:value-type="string">
            <text:p text:style-name="P212">Отримати кількість рядків матриці</text:p>
          </table:table-cell>
          <table:table-cell table:style-name="Таблица6.E8" office:value-type="string">
            <text:p text:style-name="P210"/>
          </table:table-cell>
          <table:table-cell table:style-name="Таблица6.F8" office:value-type="string">
            <text:p text:style-name="P210"/>
          </table:table-cell>
          <table:table-cell table:style-name="Таблица6.G8" office:value-type="string">
            <text:p text:style-name="P212">Matrix.hpp</text:p>
          </table:table-cell>
        </table:table-row>
        <table:table-row>
          <table:table-cell table:style-name="Таблица6.A2" office:value-type="float" office:value="10">
            <text:p text:style-name="P227">10</text:p>
          </table:table-cell>
          <table:table-cell table:style-name="Таблица6.B8" office:value-type="string">
            <text:p text:style-name="P212">Matrix</text:p>
          </table:table-cell>
          <table:table-cell table:style-name="Таблица6.C8" office:value-type="string">
            <text:p text:style-name="P212">TryGetEdgeSize</text:p>
          </table:table-cell>
          <table:table-cell table:style-name="Таблица6.D8" office:value-type="string">
            <text:p text:style-name="P212">Спробувати отримати розмірність квадратної матриці по її ширині</text:p>
          </table:table-cell>
          <table:table-cell table:style-name="Таблица6.E8" office:value-type="string">
            <text:p text:style-name="P210"/>
          </table:table-cell>
          <table:table-cell table:style-name="Таблица6.F8" office:value-type="string">
            <text:p text:style-name="P210"/>
          </table:table-cell>
          <table:table-cell table:style-name="Таблица6.G8" office:value-type="string">
            <text:p text:style-name="P212">Matrix.hpp</text:p>
          </table:table-cell>
        </table:table-row>
        <table:table-row>
          <table:table-cell table:style-name="Таблица6.A2" office:value-type="float" office:value="11">
            <text:p text:style-name="P227">11</text:p>
          </table:table-cell>
          <table:table-cell table:style-name="Таблица6.B8" office:value-type="string">
            <text:p text:style-name="P212">Matrix</text:p>
          </table:table-cell>
          <table:table-cell table:style-name="Таблица6.C8" office:value-type="string">
            <text:p text:style-name="P212">IsSquare</text:p>
          </table:table-cell>
          <table:table-cell table:style-name="Таблица6.D8" office:value-type="string">
            <text:p text:style-name="P212">Чи є матриця квадратною</text:p>
          </table:table-cell>
          <table:table-cell table:style-name="Таблица6.E8" office:value-type="string">
            <text:p text:style-name="P210"/>
          </table:table-cell>
          <table:table-cell table:style-name="Таблица6.F8" office:value-type="string">
            <text:p text:style-name="P210"/>
          </table:table-cell>
          <table:table-cell table:style-name="Таблица6.G8" office:value-type="string">
            <text:p text:style-name="P212">Matrix.hpp</text:p>
          </table:table-cell>
        </table:table-row>
        <table:table-row>
          <table:table-cell table:style-name="Таблица6.A2" office:value-type="float" office:value="12">
            <text:p text:style-name="P227">12</text:p>
          </table:table-cell>
          <table:table-cell table:style-name="Таблица6.B8" office:value-type="string">
            <text:p text:style-name="P216">AllocArray2D&lt;T&gt;</text:p>
          </table:table-cell>
          <table:table-cell table:style-name="Таблица6.C8" office:value-type="string">
            <text:p text:style-name="P216">AllocArray2D</text:p>
          </table:table-cell>
          <table:table-cell table:style-name="Таблица6.D8" office:value-type="string">
            <text:p text:style-name="P216">Створини пустий новий двовимірний масив</text:p>
          </table:table-cell>
          <table:table-cell table:style-name="Таблица6.E8" office:value-type="string">
            <text:p text:style-name="P210"/>
          </table:table-cell>
          <table:table-cell table:style-name="Таблица6.F8" office:value-type="string">
            <text:p text:style-name="P210"/>
          </table:table-cell>
          <table:table-cell table:style-name="Таблица6.G8" office:value-type="string">
            <text:p text:style-name="P216">AllocArray2D.inc.hpp</text:p>
          </table:table-cell>
        </table:table-row>
        <table:table-row>
          <table:table-cell table:style-name="Таблица6.A2" office:value-type="float" office:value="13">
            <text:p text:style-name="P227">13</text:p>
          </table:table-cell>
          <table:table-cell table:style-name="Таблица6.B8" office:value-type="string">
            <text:p text:style-name="P216">AllocArray2D&lt;T&gt;</text:p>
          </table:table-cell>
          <table:table-cell table:style-name="Таблица6.C8" office:value-type="string">
            <text:p text:style-name="P216">AllocArray2D</text:p>
          </table:table-cell>
          <table:table-cell table:style-name="Таблица6.D8" office:value-type="string">
            <text:p text:style-name="P216">Створини новий двовимірний масив шириною width та висотою height</text:p>
          </table:table-cell>
          <table:table-cell table:style-name="Таблица6.E8" office:value-type="string">
            <text:p text:style-name="P216">height, width</text:p>
          </table:table-cell>
          <table:table-cell table:style-name="Таблица6.F8" office:value-type="string">
            <text:p text:style-name="P210"/>
          </table:table-cell>
          <table:table-cell table:style-name="Таблица6.G8" office:value-type="string">
            <text:p text:style-name="P216">AllocArray2D.inc.hpp</text:p>
          </table:table-cell>
        </table:table-row>
        <table:table-row>
          <table:table-cell table:style-name="Таблица6.A2" office:value-type="float" office:value="14">
            <text:p text:style-name="P227">14</text:p>
          </table:table-cell>
          <table:table-cell table:style-name="Таблица6.B8" office:value-type="string">
            <text:p text:style-name="P216">AllocArray2D&lt;T&gt;</text:p>
          </table:table-cell>
          <table:table-cell table:style-name="Таблица6.C8" office:value-type="string">
            <text:p text:style-name="P216">At</text:p>
          </table:table-cell>
          <table:table-cell table:style-name="Таблица6.D8" office:value-type="string">
            <text:p text:style-name="P216">Отримати посилання на елемент двовимірного масиву по ширині x та висоті y</text:p>
          </table:table-cell>
          <table:table-cell table:style-name="Таблица6.E8" office:value-type="string">
            <text:p text:style-name="P216">y, x</text:p>
          </table:table-cell>
          <table:table-cell table:style-name="Таблица6.F8" office:value-type="string">
            <text:p text:style-name="P210"/>
          </table:table-cell>
          <table:table-cell table:style-name="Таблица6.G8" office:value-type="string">
            <text:p text:style-name="P216">AllocArray2D.inc.hpp</text:p>
          </table:table-cell>
        </table:table-row>
        <text:soft-page-break/>
        <table:table-row>
          <table:table-cell table:style-name="Таблица6.A2" office:value-type="float" office:value="15">
            <text:p text:style-name="P227">15</text:p>
          </table:table-cell>
          <table:table-cell table:style-name="Таблица6.B16" office:value-type="string">
            <text:p text:style-name="P216">AllocArray2D&lt;T&gt;</text:p>
          </table:table-cell>
          <table:table-cell table:style-name="Таблица6.C16" office:value-type="string">
            <text:p text:style-name="P216">Width</text:p>
          </table:table-cell>
          <table:table-cell table:style-name="Таблица6.D16" office:value-type="string">
            <text:p text:style-name="P216">Отримати ширину двовимірний масиву</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AllocArray2D.inc.hpp</text:p>
          </table:table-cell>
        </table:table-row>
        <table:table-row>
          <table:table-cell table:style-name="Таблица6.A2" office:value-type="float" office:value="16">
            <text:p text:style-name="P227">16</text:p>
          </table:table-cell>
          <table:table-cell table:style-name="Таблица6.B16" office:value-type="string">
            <text:p text:style-name="P216">AllocArray2D&lt;T&gt;</text:p>
          </table:table-cell>
          <table:table-cell table:style-name="Таблица6.C16" office:value-type="string">
            <text:p text:style-name="P216">Height</text:p>
          </table:table-cell>
          <table:table-cell table:style-name="Таблица6.D16" office:value-type="string">
            <text:p text:style-name="P216">Отримати висоту двовимірний масиву</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AllocArray2D.inc.hpp</text:p>
          </table:table-cell>
        </table:table-row>
        <table:table-row>
          <table:table-cell table:style-name="Таблица6.A2" office:value-type="float" office:value="17">
            <text:p text:style-name="P227">17</text:p>
          </table:table-cell>
          <table:table-cell table:style-name="Таблица6.B16" office:value-type="string">
            <text:p text:style-name="P216">SolvingResult</text:p>
          </table:table-cell>
          <table:table-cell table:style-name="Таблица6.C16" office:value-type="string">
            <text:p text:style-name="P216">Successful</text:p>
          </table:table-cell>
          <table:table-cell table:style-name="Таблица6.D16" office:value-type="string">
            <text:p text:style-name="P216">Отримати об’єкт типу класу цього методу. Об’єкт репрезентує, що статус значення є успішним <text:span text:style-name="T197">при</text:span> оброб<text:span text:style-name="T197">ці</text:span></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18">
            <text:p text:style-name="P227">18</text:p>
          </table:table-cell>
          <table:table-cell table:style-name="Таблица6.B16" office:value-type="string">
            <text:p text:style-name="P216">SolvingResult</text:p>
          </table:table-cell>
          <table:table-cell table:style-name="Таблица6.C16" office:value-type="string">
            <text:p text:style-name="P216">Error</text:p>
          </table:table-cell>
          <table:table-cell table:style-name="Таблица6.D16" office:value-type="string">
            <text:p text:style-name="P216">Отримати об’єкт типу класу цього методу. Об’єкт репрезентує, що статус значення не є успішним <text:span text:style-name="T197">при</text:span> оброб<text:span text:style-name="T197">ці</text:span></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19">
            <text:p text:style-name="P227">19</text:p>
          </table:table-cell>
          <table:table-cell table:style-name="Таблица6.B16" office:value-type="string">
            <text:p text:style-name="P216">SolvingResult</text:p>
          </table:table-cell>
          <table:table-cell table:style-name="Таблица6.C16" office:value-type="string">
            <text:p text:style-name="P216">SetItersCount</text:p>
          </table:table-cell>
          <table:table-cell table:style-name="Таблица6.D16" office:value-type="string">
            <text:p text:style-name="P218">Встановити кількість ітерацій при виконанні алгоритмів та вернути оригінальний об’єкт</text:p>
          </table:table-cell>
          <table:table-cell table:style-name="Таблица6.E16" office:value-type="string">
            <text:p text:style-name="P216">itersCount</text:p>
          </table:table-cell>
          <table:table-cell table:style-name="Таблица6.F16" office:value-type="string">
            <text:p text:style-name="P210"/>
          </table:table-cell>
          <table:table-cell table:style-name="Таблица6.G16" office:value-type="string">
            <text:p text:style-name="P216">LSESolver.hpp</text:p>
          </table:table-cell>
        </table:table-row>
        <text:soft-page-break/>
        <table:table-row>
          <table:table-cell table:style-name="Таблица6.A2" office:value-type="float" office:value="20">
            <text:p text:style-name="P227">20</text:p>
          </table:table-cell>
          <table:table-cell table:style-name="Таблица6.B16" office:value-type="string">
            <text:p text:style-name="P212">LSESolver</text:p>
          </table:table-cell>
          <table:table-cell table:style-name="Таблица6.C16" office:value-type="string">
            <text:p text:style-name="P213">LSESolver</text:p>
          </table:table-cell>
          <table:table-cell table:style-name="Таблица6.D16" office:value-type="string">
            <text:p text:style-name="P219">Конструктор стану об’єкта цього типу</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1">
            <text:p text:style-name="P227">21</text:p>
          </table:table-cell>
          <table:table-cell table:style-name="Таблица6.B16" office:value-type="string">
            <text:p text:style-name="P213">LSESolver</text:p>
          </table:table-cell>
          <table:table-cell table:style-name="Таблица6.C16" office:value-type="string">
            <text:p text:style-name="P213"><text:span text:style-name="T198">~</text:span>LSESolver</text:p>
          </table:table-cell>
          <table:table-cell table:style-name="Таблица6.D16" office:value-type="string">
            <text:p text:style-name="P219">Віртуальний деструктор для класів-нащадків</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2">
            <text:p text:style-name="P227">22</text:p>
          </table:table-cell>
          <table:table-cell table:style-name="Таблица6.B16" office:value-type="string">
            <text:p text:style-name="P214">LSESolver</text:p>
          </table:table-cell>
          <table:table-cell table:style-name="Таблица6.C16" office:value-type="string">
            <text:p text:style-name="P220">SetEquationsCount</text:p>
          </table:table-cell>
          <table:table-cell table:style-name="Таблица6.D16" office:value-type="string">
            <text:p text:style-name="P220">Встановити кількість лінійних рівнянь єдиножди</text:p>
          </table:table-cell>
          <table:table-cell table:style-name="Таблица6.E16" office:value-type="string">
            <text:p text:style-name="P220">eqsCount</text:p>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3">
            <text:p text:style-name="P227">23</text:p>
          </table:table-cell>
          <table:table-cell table:style-name="Таблица6.B16" office:value-type="string">
            <text:p text:style-name="P214">LSESolver</text:p>
          </table:table-cell>
          <table:table-cell table:style-name="Таблица6.C16" office:value-type="string">
            <text:p text:style-name="P220">SetVariablesCoefficients</text:p>
          </table:table-cell>
          <table:table-cell table:style-name="Таблица6.D16" office:value-type="string">
            <text:p text:style-name="P220">Встановити матрицю коефіцієнтів</text:p>
          </table:table-cell>
          <table:table-cell table:style-name="Таблица6.E16" office:value-type="string">
            <text:p text:style-name="P22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4">
            <text:p text:style-name="P227">24</text:p>
          </table:table-cell>
          <table:table-cell table:style-name="Таблица6.B16" office:value-type="string">
            <text:p text:style-name="P214">LSESolver</text:p>
          </table:table-cell>
          <table:table-cell table:style-name="Таблица6.C16" office:value-type="string">
            <text:p text:style-name="P220">SetFreeCoefficients</text:p>
          </table:table-cell>
          <table:table-cell table:style-name="Таблица6.D16" office:value-type="string">
            <text:p text:style-name="P220">Встановити вектор вільних членів</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5">
            <text:p text:style-name="P227">25</text:p>
          </table:table-cell>
          <table:table-cell table:style-name="Таблица6.B16" office:value-type="string">
            <text:p text:style-name="P214">LSESolver</text:p>
          </table:table-cell>
          <table:table-cell table:style-name="Таблица6.C16" office:value-type="string">
            <text:p text:style-name="P220">SolveLSE</text:p>
          </table:table-cell>
          <table:table-cell table:style-name="Таблица6.D16" office:value-type="string">
            <text:p text:style-name="P220">Почати процес розв’язку встановленної ЛСАР</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6">
            <text:p text:style-name="P227">26</text:p>
          </table:table-cell>
          <table:table-cell table:style-name="Таблица6.B16" office:value-type="string">
            <text:p text:style-name="P214">LSESolver</text:p>
          </table:table-cell>
          <table:table-cell table:style-name="Таблица6.C16" office:value-type="string">
            <text:p text:style-name="P220">IsLSESolvedSuccessfully</text:p>
          </table:table-cell>
          <table:table-cell table:style-name="Таблица6.D16" office:value-type="string">
            <text:p text:style-name="P220">Отримати статус виконання алгоритму розв’язку</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7">
            <text:p text:style-name="P227">27</text:p>
          </table:table-cell>
          <table:table-cell table:style-name="Таблица6.B16" office:value-type="string">
            <text:p text:style-name="P214">LSESolver</text:p>
          </table:table-cell>
          <table:table-cell table:style-name="Таблица6.C16" office:value-type="string">
            <text:p text:style-name="P220">GetSolvesValuesOnce</text:p>
          </table:table-cell>
          <table:table-cell table:style-name="Таблица6.D16" office:value-type="string">
            <text:p text:style-name="P220">Отримати розв’язок встановленої СЛАР єдиножди</text:p>
          </table:table-cell>
          <table:table-cell table:style-name="Таблица6.E16" office:value-type="string">
            <text:p text:style-name="P210"/>
          </table:table-cell>
          <table:table-cell table:style-name="Таблица6.F16" office:value-type="string">
            <text:p text:style-name="P210"/>
          </table:table-cell>
          <table:table-cell table:style-name="Таблица6.G16" office:value-type="string">
            <text:p text:style-name="P216">LSESolver.hpp</text:p>
          </table:table-cell>
        </table:table-row>
        <table:table-row>
          <table:table-cell table:style-name="Таблица6.A2" office:value-type="float" office:value="28">
            <text:p text:style-name="P227">28</text:p>
          </table:table-cell>
          <table:table-cell table:style-name="Таблица6.B29" office:value-type="string">
            <text:p text:style-name="P214">LSESolver</text:p>
          </table:table-cell>
          <table:table-cell table:style-name="Таблица6.C29" office:value-type="string">
            <text:p text:style-name="P220">GetTotalIte<text:soft-page-break/>rationsCount</text:p>
          </table:table-cell>
          <table:table-cell table:style-name="Таблица6.D29" office:value-type="string">
            <text:p text:style-name="P220">Отримати <text:soft-page-break/>кількість ітерацій при викоанні алогритму</text:p>
          </table:table-cell>
          <table:table-cell table:style-name="Таблица6.E29" office:value-type="string">
            <text:p text:style-name="P210"/>
          </table:table-cell>
          <table:table-cell table:style-name="Таблица6.F29" office:value-type="string">
            <text:p text:style-name="P210"/>
          </table:table-cell>
          <table:table-cell table:style-name="Таблица6.G29" office:value-type="string">
            <text:p text:style-name="P217">LSESolve<text:soft-page-break/>r.hpp</text:p>
          </table:table-cell>
        </table:table-row>
        <table:table-row>
          <table:table-cell table:style-name="Таблица6.A2" office:value-type="float" office:value="29">
            <text:p text:style-name="P227">29</text:p>
          </table:table-cell>
          <table:table-cell table:style-name="Таблица6.B29" office:value-type="string">
            <text:p text:style-name="P221">GUISession</text:p>
          </table:table-cell>
          <table:table-cell table:style-name="Таблица6.C29" office:value-type="string">
            <text:p text:style-name="P221">GUISession</text:p>
          </table:table-cell>
          <table:table-cell table:style-name="Таблица6.D29" office:value-type="string">
            <text:p text:style-name="P221">Створити об’єкт типу сесії графічного інтерфейсу</text:p>
          </table:table-cell>
          <table:table-cell table:style-name="Таблица6.E29" office:value-type="string">
            <text:p text:style-name="P210"/>
          </table:table-cell>
          <table:table-cell table:style-name="Таблица6.F29" office:value-type="string">
            <text:p text:style-name="P210"/>
          </table:table-cell>
          <table:table-cell table:style-name="Таблица6.G29" office:value-type="string">
            <text:p text:style-name="P221">GUI.hpp</text:p>
          </table:table-cell>
        </table:table-row>
        <table:table-row>
          <table:table-cell table:style-name="Таблица6.A2" office:value-type="float" office:value="30">
            <text:p text:style-name="P227">30</text:p>
          </table:table-cell>
          <table:table-cell table:style-name="Таблица6.B29" office:value-type="string">
            <text:p text:style-name="P221">GUISession</text:p>
          </table:table-cell>
          <table:table-cell table:style-name="Таблица6.C29" office:value-type="string">
            <text:p text:style-name="P221">Init</text:p>
          </table:table-cell>
          <table:table-cell table:style-name="Таблица6.D29" office:value-type="string">
            <text:p text:style-name="P221">Ініціалізувати вікно графічної сесії аргументами командного рядка</text:p>
          </table:table-cell>
          <table:table-cell table:style-name="Таблица6.E29" office:value-type="string">
            <text:p text:style-name="P221">argc, argv</text:p>
          </table:table-cell>
          <table:table-cell table:style-name="Таблица6.F29" office:value-type="string">
            <text:p text:style-name="P210"/>
          </table:table-cell>
          <table:table-cell table:style-name="Таблица6.G29" office:value-type="string">
            <text:p text:style-name="P221">GUI.hpp</text:p>
          </table:table-cell>
        </table:table-row>
        <table:table-row>
          <table:table-cell table:style-name="Таблица6.A2" office:value-type="float" office:value="31">
            <text:p text:style-name="P227">31</text:p>
          </table:table-cell>
          <table:table-cell table:style-name="Таблица6.B29" office:value-type="string">
            <text:p text:style-name="P221">GUISession</text:p>
          </table:table-cell>
          <table:table-cell table:style-name="Таблица6.C29" office:value-type="string">
            <text:p text:style-name="P221">GetWindow</text:p>
          </table:table-cell>
          <table:table-cell table:style-name="Таблица6.D29" office:value-type="string">
            <text:p text:style-name="P221">Отримати посилання на вікно програми</text:p>
          </table:table-cell>
          <table:table-cell table:style-name="Таблица6.E29" office:value-type="string">
            <text:p text:style-name="P210"/>
          </table:table-cell>
          <table:table-cell table:style-name="Таблица6.F29" office:value-type="string">
            <text:p text:style-name="P210"/>
          </table:table-cell>
          <table:table-cell table:style-name="Таблица6.G29" office:value-type="string">
            <text:p text:style-name="P221">GUI.hpp</text:p>
          </table:table-cell>
        </table:table-row>
        <table:table-row>
          <table:table-cell table:style-name="Таблица6.A2" office:value-type="float" office:value="32">
            <text:p text:style-name="P227">32</text:p>
          </table:table-cell>
          <table:table-cell table:style-name="Таблица6.B29" office:value-type="string">
            <text:p text:style-name="P223">ApplicationData</text:p>
          </table:table-cell>
          <table:table-cell table:style-name="Таблица6.C29" office:value-type="string">
            <text:p text:style-name="P223">GetLSEInputDataRef</text:p>
          </table:table-cell>
          <table:table-cell table:style-name="Таблица6.D29" office:value-type="string">
            <text:p text:style-name="P223">Отримати посилання на вхідні дані СЛАР</text:p>
          </table:table-cell>
          <table:table-cell table:style-name="Таблица6.E29" office:value-type="string">
            <text:p text:style-name="P210"/>
          </table:table-cell>
          <table:table-cell table:style-name="Таблица6.F29" office:value-type="string">
            <text:p text:style-name="P210"/>
          </table:table-cell>
          <table:table-cell table:style-name="Таблица6.G29" office:value-type="string">
            <text:p text:style-name="P222">GUI.hpp</text:p>
          </table:table-cell>
        </table:table-row>
        <table:table-row>
          <table:table-cell table:style-name="Таблица6.A2" office:value-type="float" office:value="33">
            <text:p text:style-name="P227">33</text:p>
          </table:table-cell>
          <table:table-cell table:style-name="Таблица6.B29" office:value-type="string">
            <text:p text:style-name="P223">ApplicationData</text:p>
          </table:table-cell>
          <table:table-cell table:style-name="Таблица6.C29" office:value-type="string">
            <text:p text:style-name="P223">GetLSEOutputDataRef</text:p>
          </table:table-cell>
          <table:table-cell table:style-name="Таблица6.D29" office:value-type="string">
            <text:p text:style-name="P223">Отримати посилання на дані розв’язку СЛАР</text:p>
          </table:table-cell>
          <table:table-cell table:style-name="Таблица6.E29" office:value-type="string">
            <text:p text:style-name="P210"/>
          </table:table-cell>
          <table:table-cell table:style-name="Таблица6.F29" office:value-type="string">
            <text:p text:style-name="P210"/>
          </table:table-cell>
          <table:table-cell table:style-name="Таблица6.G29" office:value-type="string">
            <text:p text:style-name="P222">GUI.hpp</text:p>
          </table:table-cell>
        </table:table-row>
        <table:table-row>
          <table:table-cell table:style-name="Таблица6.A2" office:value-type="float" office:value="34">
            <text:p text:style-name="P227">34</text:p>
          </table:table-cell>
          <table:table-cell table:style-name="Таблица6.B29" office:value-type="string">
            <text:p text:style-name="P223">ApplicationWindow</text:p>
          </table:table-cell>
          <table:table-cell table:style-name="Таблица6.C29" office:value-type="string">
            <text:p text:style-name="P223">SetApplicationData</text:p>
          </table:table-cell>
          <table:table-cell table:style-name="Таблица6.D29" office:value-type="string">
            <text:p text:style-name="P223">Встановити посилання на об’єкт, що зберігає дані програми</text:p>
          </table:table-cell>
          <table:table-cell table:style-name="Таблица6.E29" office:value-type="string">
            <text:p text:style-name="P223">appData</text:p>
          </table:table-cell>
          <table:table-cell table:style-name="Таблица6.F29" office:value-type="string">
            <text:p text:style-name="P210"/>
          </table:table-cell>
          <table:table-cell table:style-name="Таблица6.G29" office:value-type="string">
            <text:p text:style-name="P222">GUI.hpp</text:p>
          </table:table-cell>
        </table:table-row>
        <table:table-row>
          <table:table-cell table:style-name="Таблица6.A2" office:value-type="float" office:value="35">
            <text:p text:style-name="P227">35</text:p>
          </table:table-cell>
          <table:table-cell table:style-name="Таблица6.B29" office:value-type="string">
            <text:p text:style-name="P223">ApplicationWindow</text:p>
          </table:table-cell>
          <table:table-cell table:style-name="Таблица6.C29" office:value-type="string">
            <text:p text:style-name="P223">ReadyWindow</text:p>
          </table:table-cell>
          <table:table-cell table:style-name="Таблица6.D29" office:value-type="string">
            <text:p text:style-name="P223">Встановити стан вікна як <text:soft-page-break/>готового для опрацювання</text:p>
          </table:table-cell>
          <table:table-cell table:style-name="Таблица6.E29" office:value-type="string">
            <text:p text:style-name="P210"/>
          </table:table-cell>
          <table:table-cell table:style-name="Таблица6.F29" office:value-type="string">
            <text:p text:style-name="P210"/>
          </table:table-cell>
          <table:table-cell table:style-name="Таблица6.G29" office:value-type="string">
            <text:p text:style-name="P222">GUI.hpp</text:p>
          </table:table-cell>
        </table:table-row>
        <table:table-row>
          <table:table-cell table:style-name="Таблица6.A2" office:value-type="float" office:value="36">
            <text:p text:style-name="P227">36</text:p>
          </table:table-cell>
          <table:table-cell table:style-name="Таблица6.B29" office:value-type="string">
            <text:p text:style-name="P224">LSEConfigurator</text:p>
          </table:table-cell>
          <table:table-cell table:style-name="Таблица6.C29" office:value-type="string">
            <text:p text:style-name="P224">SetLSEInputData</text:p>
          </table:table-cell>
          <table:table-cell table:style-name="Таблица6.D29" office:value-type="string">
            <text:p text:style-name="P225">Встановити місце для запису <text:span text:style-name="T199">конфігурації</text:span> СЛАР</text:p>
          </table:table-cell>
          <table:table-cell table:style-name="Таблица6.E29" office:value-type="string">
            <text:p text:style-name="P226">lseInputData</text:p>
          </table:table-cell>
          <table:table-cell table:style-name="Таблица6.F29" office:value-type="string">
            <text:p text:style-name="P210"/>
          </table:table-cell>
          <table:table-cell table:style-name="Таблица6.G29" office:value-type="string">
            <text:p text:style-name="P222">GUI.hpp</text:p>
          </table:table-cell>
        </table:table-row>
        <table:table-row>
          <table:table-cell table:style-name="Таблица6.A2" office:value-type="float" office:value="37">
            <text:p text:style-name="P227">37</text:p>
          </table:table-cell>
          <table:table-cell table:style-name="Таблица6.B29" office:value-type="string">
            <text:p text:style-name="P224">LSESolveOutput</text:p>
          </table:table-cell>
          <table:table-cell table:style-name="Таблица6.C29" office:value-type="string">
            <text:p text:style-name="P224">SetLSEOutputDataRef</text:p>
          </table:table-cell>
          <table:table-cell table:style-name="Таблица6.D29" office:value-type="string">
            <text:p text:style-name="P225">Встановити місце для зчитання даних СЛАР</text:p>
          </table:table-cell>
          <table:table-cell table:style-name="Таблица6.E29" office:value-type="string">
            <text:p text:style-name="P226">lseSolveData</text:p>
          </table:table-cell>
          <table:table-cell table:style-name="Таблица6.F29" office:value-type="string">
            <text:p text:style-name="P210"/>
          </table:table-cell>
          <table:table-cell table:style-name="Таблица6.G29" office:value-type="string">
            <text:p text:style-name="P222">GUI.hpp</text:p>
          </table:table-cell>
        </table:table-row>
        <table:table-row>
          <table:table-cell table:style-name="Таблица6.A2" office:value-type="float" office:value="38">
            <text:p text:style-name="P227">38</text:p>
          </table:table-cell>
          <table:table-cell table:style-name="Таблица6.B39" office:value-type="string">
            <text:p text:style-name="P224">LSESolveOutput</text:p>
          </table:table-cell>
          <table:table-cell table:style-name="Таблица6.C39" office:value-type="string">
            <text:p text:style-name="P224">SetLSEInputDataRef</text:p>
          </table:table-cell>
          <table:table-cell table:style-name="Таблица6.D39" office:value-type="string">
            <text:p text:style-name="P225">Встановити місце для зчитання <text:span text:style-name="T199">даних про розв’язок</text:span> СЛАР</text:p>
          </table:table-cell>
          <table:table-cell table:style-name="Таблица6.E39" office:value-type="string">
            <text:p text:style-name="P226">lseInputData</text:p>
          </table:table-cell>
          <table:table-cell table:style-name="Таблица6.F39" office:value-type="string">
            <text:p text:style-name="P210"/>
          </table:table-cell>
          <table:table-cell table:style-name="Таблица6.G39" office:value-type="string">
            <text:p text:style-name="P212"/>
          </table:table-cell>
        </table:table-row>
        <table:table-row>
          <table:table-cell table:style-name="Таблица6.A2" office:value-type="float" office:value="39">
            <text:p text:style-name="P227">39</text:p>
          </table:table-cell>
          <table:table-cell table:style-name="Таблица6.B39" office:value-type="string">
            <text:p text:style-name="P224">LSESolveOutput</text:p>
          </table:table-cell>
          <table:table-cell table:style-name="Таблица6.C39" office:value-type="string">
            <text:p text:style-name="P224">OutputSolve</text:p>
          </table:table-cell>
          <table:table-cell table:style-name="Таблица6.D39" office:value-type="string">
            <text:p text:style-name="P224">Показати розв’язки СЛАР</text:p>
          </table:table-cell>
          <table:table-cell table:style-name="Таблица6.E39" office:value-type="string">
            <text:p text:style-name="P210"/>
          </table:table-cell>
          <table:table-cell table:style-name="Таблица6.F39" office:value-type="string">
            <text:p text:style-name="P210"/>
          </table:table-cell>
          <table:table-cell table:style-name="Таблица6.G39" office:value-type="string">
            <text:p text:style-name="P212"/>
          </table:table-cell>
        </table:table-row>
        <table:table-row>
          <table:table-cell table:style-name="Таблица6.A2" office:value-type="float" office:value="40">
            <text:p text:style-name="P227">40</text:p>
          </table:table-cell>
          <table:table-cell table:style-name="Таблица6.B39" office:value-type="string">
            <text:p text:style-name="P224">LSESolveOutput</text:p>
          </table:table-cell>
          <table:table-cell table:style-name="Таблица6.C39" office:value-type="string">
            <text:p text:style-name="P224">ClearSolve</text:p>
          </table:table-cell>
          <table:table-cell table:style-name="Таблица6.D39" office:value-type="string">
            <text:p text:style-name="P224">Приховати розв’язки СЛАР</text:p>
          </table:table-cell>
          <table:table-cell table:style-name="Таблица6.E39" office:value-type="string">
            <text:p text:style-name="P210"/>
          </table:table-cell>
          <table:table-cell table:style-name="Таблица6.F39" office:value-type="string">
            <text:p text:style-name="P210"/>
          </table:table-cell>
          <table:table-cell table:style-name="Таблица6.G39" office:value-type="string">
            <text:p text:style-name="P212"/>
          </table:table-cell>
        </table:table-row>
        <table:table-row>
          <table:table-cell table:style-name="Таблица6.A2" office:value-type="float" office:value="41">
            <text:p text:style-name="P227">41</text:p>
          </table:table-cell>
          <table:table-cell table:style-name="Таблица6.B39" office:value-type="string">
            <text:p text:style-name="P224">LSESolverUI</text:p>
          </table:table-cell>
          <table:table-cell table:style-name="Таблица6.C39" office:value-type="string">
            <text:p text:style-name="P224">SetLSEInputData</text:p>
          </table:table-cell>
          <table:table-cell table:style-name="Таблица6.D39" office:value-type="string">
            <text:p text:style-name="P224">Встановити місце для зчитання даних СЛАР</text:p>
          </table:table-cell>
          <table:table-cell table:style-name="Таблица6.E39" office:value-type="string">
            <text:p text:style-name="P226">lseInputData</text:p>
          </table:table-cell>
          <table:table-cell table:style-name="Таблица6.F39" office:value-type="string">
            <text:p text:style-name="P210"/>
          </table:table-cell>
          <table:table-cell table:style-name="Таблица6.G39" office:value-type="string">
            <text:p text:style-name="P212"/>
          </table:table-cell>
        </table:table-row>
        <table:table-row>
          <table:table-cell table:style-name="Таблица6.A2" office:value-type="float" office:value="42">
            <text:p text:style-name="P227">42</text:p>
          </table:table-cell>
          <table:table-cell table:style-name="Таблица6.B43" office:value-type="string">
            <text:p text:style-name="P224">LSESolverUI</text:p>
          </table:table-cell>
          <table:table-cell table:style-name="Таблица6.C43" office:value-type="string">
            <text:p text:style-name="P224">SetLSESolvesPlace</text:p>
          </table:table-cell>
          <table:table-cell table:style-name="Таблица6.D43" office:value-type="string">
            <text:p text:style-name="P224">Встановити місце для запису даних про розв’язок СЛАР</text:p>
          </table:table-cell>
          <table:table-cell table:style-name="Таблица6.E43" office:value-type="string">
            <text:p text:style-name="P226">lseSolvesPlace</text:p>
          </table:table-cell>
          <table:table-cell table:style-name="Таблица6.F43" office:value-type="string">
            <text:p text:style-name="P210"/>
          </table:table-cell>
          <table:table-cell table:style-name="Таблица6.G43" office:value-type="string">
            <text:p text:style-name="P212"/>
          </table:table-cell>
        </table:table-row>
        <table:table-row>
          <table:table-cell table:style-name="Таблица6.A2" office:value-type="float" office:value="43">
            <text:p text:style-name="P227">43</text:p>
          </table:table-cell>
          <table:table-cell table:style-name="Таблица6.B43" office:value-type="string">
            <text:p text:style-name="P224">LSESolverUI</text:p>
          </table:table-cell>
          <table:table-cell table:style-name="Таблица6.C43" office:value-type="string">
            <text:p text:style-name="P224">SetLSESolveOutputIORef</text:p>
          </table:table-cell>
          <table:table-cell table:style-name="Таблица6.D43" office:value-type="string">
            <text:p text:style-name="P224">Встановити віджет для відображення <text:soft-page-break/>розв’язків СЛАР</text:p>
          </table:table-cell>
          <table:table-cell table:style-name="Таблица6.E43" office:value-type="string">
            <text:p text:style-name="P226">lseSolveOutput</text:p>
          </table:table-cell>
          <table:table-cell table:style-name="Таблица6.F43" office:value-type="string">
            <text:p text:style-name="P210"/>
          </table:table-cell>
          <table:table-cell table:style-name="Таблица6.G43" office:value-type="string">
            <text:p text:style-name="P212"/>
          </table:table-cell>
        </table:table-row>
        <table:table-row>
          <table:table-cell table:style-name="Таблица6.A2" office:value-type="float" office:value="44">
            <text:p text:style-name="P227">44</text:p>
          </table:table-cell>
          <table:table-cell table:style-name="Таблица6.B45" office:value-type="string">
            <text:p text:style-name="P212"/>
          </table:table-cell>
          <table:table-cell table:style-name="Таблица6.C45" office:value-type="string">
            <text:p text:style-name="P210"/>
          </table:table-cell>
          <table:table-cell table:style-name="Таблица6.D45" office:value-type="string">
            <text:p text:style-name="P210"/>
          </table:table-cell>
          <table:table-cell table:style-name="Таблица6.E45" office:value-type="string">
            <text:p text:style-name="P210"/>
          </table:table-cell>
          <table:table-cell table:style-name="Таблица6.F45" office:value-type="string">
            <text:p text:style-name="P210"/>
          </table:table-cell>
          <table:table-cell table:style-name="Таблица6.G45" office:value-type="string">
            <text:p text:style-name="P212"/>
          </table:table-cell>
        </table:table-row>
      </table:table>
      <text:p text:style-name="P169"><text:line-break/></text:p>
      <text:p text:style-name="P278">4.2.2. Стандартні 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209">№</text:p>
            <text:p text:style-name="P209">п/п</text:p>
          </table:table-cell>
          <table:table-cell table:style-name="Таблица5.A1" office:value-type="string">
            <text:p text:style-name="P209">Назва класу</text:p>
          </table:table-cell>
          <table:table-cell table:style-name="Таблица5.A1" office:value-type="string">
            <text:p text:style-name="P209">Назва методу</text:p>
          </table:table-cell>
          <table:table-cell table:style-name="Таблица5.A1" office:value-type="string">
            <text:p text:style-name="P209">Призначення методу</text:p>
          </table:table-cell>
          <table:table-cell table:style-name="Таблица5.A1" office:value-type="string">
            <text:p text:style-name="P209">Опис вхідних параметрів</text:p>
          </table:table-cell>
          <table:table-cell table:style-name="Таблица5.A1" office:value-type="string">
            <text:p text:style-name="P209">Опис вихідних параметрів</text:p>
          </table:table-cell>
          <table:table-cell table:style-name="Таблица5.G1" office:value-type="string">
            <text:p text:style-name="P209">Заголовочний файл</text:p>
          </table:table-cell>
        </table:table-row>
        <table:table-row>
          <table:table-cell table:style-name="Таблица5.A2" office:value-type="string">
            <text:p text:style-name="P215"/>
          </table:table-cell>
          <table:table-cell table:style-name="Таблица5.A2" office:value-type="string">
            <text:p text:style-name="P211"/>
          </table:table-cell>
          <table:table-cell table:style-name="Таблица5.A2" office:value-type="string">
            <text:p text:style-name="P211"/>
          </table:table-cell>
          <table:table-cell table:style-name="Таблица5.A2" office:value-type="string">
            <text:p text:style-name="P211"/>
          </table:table-cell>
          <table:table-cell table:style-name="Таблица5.A2" office:value-type="string">
            <text:p text:style-name="P211"/>
          </table:table-cell>
          <table:table-cell table:style-name="Таблица5.A2" office:value-type="string">
            <text:p text:style-name="P211"/>
          </table:table-cell>
          <table:table-cell table:style-name="Таблица5.G2" office:value-type="string">
            <text:p text:style-name="P211"/>
          </table:table-cell>
        </table:table-row>
      </table:table>
      <text:p text:style-name="P203"/>
      <text:list text:continue-numbering="true" text:style-name="WWNum1">
        <text:list-item>
          <text:h text:style-name="P145" text:outline-level="1" loext:marker-style-name="T43"><text:bookmark-start text:name="_Toc135587146"/><text:span text:style-name="T69">Т</text:span><text:bookmark-end text:name="_Toc135587146"/><text:span text:style-name="T72">ЕСТУВАННЯ ПРОГРАМНОГО ЗАБЕЗПЕЧЕННЯ</text:span></text:h>
        </text:list-item>
      </text:list>
      <text:p text:style-name="P32"/>
      <text:list xml:id="list130550717279505" text:continue-numbering="true" text:style-name="WWNum1">
        <text:list-item>
          <text:list>
            <text:list-item>
              <text:h text:style-name="Heading_20_2" text:outline-level="2">План тестування</text:h>
            </text:list-item>
          </text:list>
        </text:list-item>
      </text:list>
      <text:p text:style-name="P128"/>
      <text:p text:style-name="P288">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88">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88">У списку нижче показано короткий зміст та весь план тестування цієї програми:</text:p>
      <text:list xml:id="list1711971775" text:style-name="Numbering_20_ABC">
        <text:list-item>
          <text:p text:style-name="P281">Тестування правильності введених значень.</text:p>
        </text:list-item>
      </text:list>
      <text:list xml:id="list3713894699" text:style-name="Numbering_20_ivx">
        <text:list-item>
          <text:list>
            <text:list-item>
              <text:p text:style-name="P283">Тестування при введенні некоректних символів.</text:p>
            </text:list-item>
            <text:list-item>
              <text:p text:style-name="P283">Тестування при введенні замалих та завеликих значень.</text:p>
            </text:list-item>
          </text:list>
        </text:list-item>
      </text:list>
      <text:list xml:id="list130552322055134" text:continue-list="list1711971775" text:style-name="Numbering_20_ABC">
        <text:list-item>
          <text:p text:style-name="P281">Тестування коректної роботи при введені систем, що не мають коренів.</text:p>
        </text:list-item>
      </text:list>
      <text:list xml:id="list130551457943355" text:continue-list="list3713894699" text:style-name="Numbering_20_ivx">
        <text:list-item>
          <text:list>
            <text:list-item text:start-value="1">
              <text:p text:style-name="P285">Тестування роботи програми при нульовому значенні визначника.</text:p>
            </text:list-item>
            <text:list-item>
              <text:p text:style-name="P283">Тестування роботи методу 1 на несиметричній матриці.</text:p>
            </text:list-item>
            <text:list-item>
              <text:p text:style-name="P283">Тестування роботи методу 1 на не додатньо визначеній матриці.</text:p>
            </text:list-item>
          </text:list>
        </text:list-item>
      </text:list>
      <text:list xml:id="list130551997164797" text:continue-list="list130552322055134" text:style-name="Numbering_20_ABC">
        <text:list-item>
          <text:p text:style-name="P281">Тестування коректності роботи методів 1, 2, 3.</text:p>
        </text:list-item>
      </text:list>
      <text:list xml:id="list130551284208015" text:continue-list="list130551457943355" text:style-name="Numbering_20_ivx">
        <text:list-item>
          <text:list>
            <text:list-item text:start-value="1">
              <text:p text:style-name="P284">Перевірка коректності роботи методу 1.</text:p>
            </text:list-item>
            <text:list-item>
              <text:p text:style-name="P283">Перевірка коректності роботи методу 2.</text:p>
            </text:list-item>
            <text:list-item>
              <text:p text:style-name="P283">Перевірка коректності роботи методу 3.</text:p>
            </text:list-item>
          </text:list>
        </text:list-item>
      </text:list>
      <text:list xml:id="list130550642310312" text:continue-list="list130551997164797" text:style-name="Numbering_20_ABC">
        <text:list-item>
          <text:p text:style-name="P281">Тестування коректності роботи методів 1,2,3 з дробовими коефіцієнтами.</text:p>
        </text:list-item>
      </text:list>
      <text:list text:continue-list="list130551284208015" text:style-name="Numbering_20_ivx">
        <text:list-item>
          <text:list>
            <text:list-item text:start-value="1">
              <text:p text:style-name="P283">Перевірка правильності результатів.</text:p>
            </text:list-item>
            <text:list-item>
              <text:p text:style-name="P283">…</text:p>
            </text:list-item>
          </text:list>
        </text:list-item>
      </text:list>
      <text:list text:continue-list="list130550642310312" text:style-name="Numbering_20_ABC">
        <text:list-item>
          <text:p text:style-name="P282">Тестування побудови графіків.</text:p>
        </text:list-item>
      </text:list>
      <text:p text:style-name="P287"/>
      <text:list text:continue-list="list130550717279505" text:style-name="WWNum1">
        <text:list-item>
          <text:list>
            <text:list-item>
              <text:h text:style-name="Heading_20_2" text:outline-level="2"><text:soft-page-break/>Приклади тестування</text:h>
            </text:list-item>
          </text:list>
        </text:list-item>
      </text:list>
      <text:p text:style-name="Standard"/>
      <text:p text:style-name="P204"><text:span text:style-name="T57">Таблиця 1.</text:span><text:span text:style-name="T58">1 — </text:span><text:span text:style-name="T57">Приклад роботи програми при введенні некоректних символів</text:span><text:span text:style-name="T58">.</text:span></text:p>
      <text:p text:style-name="P204"><text:span text:style-name="T58"/></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05" loext:marker-style-name="T204"><text:span text:style-name="T43">Мета тесту</text:span></text:p>
          </table:table-cell>
          <table:table-cell table:style-name="Таблица7.B1" office:value-type="string">
            <text:p text:style-name="P206" loext:marker-style-name="T204">Перев<text:span text:style-name="T43">ірити можливість введення некоректних даних</text:span></text:p>
          </table:table-cell>
        </table:table-row>
        <table:table-row table:style-name="Таблица7.1">
          <table:table-cell table:style-name="Таблица7.A1" office:value-type="string">
            <text:p text:style-name="P205" loext:marker-style-name="T204"><text:span text:style-name="T43">Початковий стан програми</text:span></text:p>
          </table:table-cell>
          <table:table-cell table:style-name="Таблица7.B2" office:value-type="string">
            <text:p text:style-name="P206" loext:marker-style-name="T204"><text:span text:style-name="T43">Відкрите вікно програми</text:span></text:p>
          </table:table-cell>
        </table:table-row>
        <table:table-row table:style-name="Таблица7.1">
          <table:table-cell table:style-name="Таблица7.A1" office:value-type="string">
            <text:p text:style-name="P205" loext:marker-style-name="T204"><text:span text:style-name="T43">Вхідні дані</text:span></text:p>
          </table:table-cell>
          <table:table-cell table:style-name="Таблица7.B3" office:value-type="string">
            <text:p text:style-name="P206" loext:marker-style-name="T76"><text:span text:style-name="T43"><text:s/>2 3 </text:span><text:span text:style-name="T29">b</text:span><text:span text:style-name="T43"> 6 <text:s text:c="5"/></text:span><text:span text:style-name="T29">S 4 6</text:span><text:span text:style-name="T43"> </text:span><text:span text:style-name="T29">f</text:span><text:span text:style-name="T43"> <text:s text:c="6"/></text:span><text:span text:style-name="T29">f y 9 17</text:span></text:p>
          </table:table-cell>
        </table:table-row>
        <table:table-row table:style-name="Таблица7.1">
          <table:table-cell table:style-name="Таблица7.A1" office:value-type="string">
            <text:p text:style-name="P205" loext:marker-style-name="T204"><text:span text:style-name="T43">Схема проведення тесту</text:span></text:p>
          </table:table-cell>
          <table:table-cell table:style-name="Таблица7.B4" office:value-type="string">
            <text:p text:style-name="P206" loext:marker-style-name="T204"><text:span text:style-name="T43">Поелементне заповнення матриці коефіцієнтів</text:span></text:p>
          </table:table-cell>
        </table:table-row>
        <table:table-row table:style-name="Таблица7.1">
          <table:table-cell table:style-name="Таблица7.A1" office:value-type="string">
            <text:p text:style-name="P205" loext:marker-style-name="T204"><text:span text:style-name="T43">Очікуваний результат</text:span></text:p>
          </table:table-cell>
          <table:table-cell table:style-name="Таблица7.B5" office:value-type="string">
            <text:p text:style-name="P207" loext:marker-style-name="T76"><text:span text:style-name="T43">Повідомлення про помилку</text:span></text:p>
            <text:p text:style-name="P206" loext:marker-style-name="T204"><text:span text:style-name="T43">формату даних</text:span></text:p>
          </table:table-cell>
        </table:table-row>
        <table:table-row table:style-name="Таблица7.1">
          <table:table-cell table:style-name="Таблица7.A1" office:value-type="string">
            <text:p text:style-name="P205" loext:marker-style-name="T204"><text:span text:style-name="T43">Стан програми після проведення випробувань</text:span></text:p>
          </table:table-cell>
          <table:table-cell table:style-name="Таблица7.B6" office:value-type="string">
            <text:p text:style-name="P206" loext:marker-style-name="T76"><text:span text:style-name="T43">Видано помилку «Введіть дійсне число»</text:span></text:p>
          </table:table-cell>
        </table:table-row>
      </table:table>
      <text:list text:continue-numbering="true" text:style-name="WWNum1">
        <text:list-item>
          <text:h text:style-name="P146" text:outline-level="1" loext:marker-style-name="T43"><text:bookmark-start text:name="_Toc135587149"/><text:span text:style-name="T72">І</text:span><text:bookmark-end text:name="_Toc135587149"/><text:span text:style-name="T72">НСТРУКЦІЯ КОРИСТУВАЧА</text:span></text:h>
        </text:list-item>
      </text:list>
      <text:p text:style-name="Text_20_body"/>
      <text:p text:style-name="P106">6.1.<text:tab/>Робота з програмою</text:p>
      <text:p text:style-name="P106">Після з<text:span text:style-name="T43">апуску виконавчого файлу з розширенням *.exe, відкривається головне вікно програми:</text:span></text:p>
      <text:p text:style-name="P106"><text:span text:style-name="T43"/></text:p>
      <text:p text:style-name="P107">Рисунок 6.1 — Головне вікно програми</text:p>
      <text:p text:style-name="P119">Далі треба встановити розмірність системи лінійних алгебраїчних рівнянь (далі — СЛАР) біля таблички «???», потів натиснути на клавішу «???» щоб встановити нову СЛАР, яка буде оброблятися програмою (рисунок 6.2).</text:p>
      <text:p text:style-name="P106"><text:span text:style-name="T43"/></text:p>
      <text:p text:style-name="P107"><text:span text:style-name="T43">Рисунок 6.</text:span><text:span text:style-name="T62">2</text:span><text:span text:style-name="T43"> — Вибір розміру системи</text:span></text:p>
      <text:p text:style-name="P120">Після чого треба встановити всі коефіцієнти матриці та вільні коефіцієнти до всіх комірок форми введення (рисунок 6.3).</text:p>
      <text:p text:style-name="P112"><text:span text:style-name="T43"/></text:p>
      <text:p text:style-name="P108"><text:span text:style-name="T43">Рисунок 6.</text:span><text:span text:style-name="T63">3</text:span><text:span text:style-name="T43"> — </text:span><text:span text:style-name="T62">Форма</text:span><text:span text:style-name="T43"> </text:span><text:span text:style-name="T62">введення СЛАР</text:span></text:p>
      <text:p text:style-name="P113"><text:span text:style-name="T43">Потім треба натиснути на клавішу «???», що ви згодні встановити дану введену СЛАР до програми для подальшої обробки програмою </text:span><text:span text:style-name="T63">(р</text:span><text:span text:style-name="T64">исунок 6.</text:span><text:span text:style-name="T63">3)</text:span><text:span text:style-name="T43">.</text:span></text:p>
      <text:p text:style-name="P121">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22">Далі користувач має вказати один з методів розв’язання введеної СЛАР до програми за допомогою вибору одного з методів у списку (рисунок 6.4) у підменю «???». Завжди перед кожною спробою розв’язання СЛАР, треба її підтвердити.</text:p>
      <text:p text:style-name="P114"><text:span text:style-name="T43"/></text:p>
      <text:p text:style-name="P109"><text:span text:style-name="T43">Рисунок 6.</text:span><text:span text:style-name="T63">4</text:span><text:span text:style-name="T43"> — </text:span><text:span text:style-name="T63">Список вибору методу розв’язання </text:span><text:span text:style-name="T62">СЛАР</text:span></text:p>
      <text:p text:style-name="P114"><text:soft-page-break/><text:span text:style-name="T43">Потім треба натиснути на клавішу «???» для запущення процесу розв’язання введеної СЛАР користувачем. Якщо СЛАР </text:span><text:span text:style-name="T65">була розв’язана успішно, то програма відобразить час завершення розв’язання СЛАР та час можливості отримати розв’язок СЛАР графічно або виводом у файл в залежності від її розмірності</text:span><text:span text:style-name="T43">.</text:span></text:p>
      <text:p text:style-name="P123">Якщо СЛАР не була розв’язана вдало, то буде виведено повідомлення про неможливість розв’язку СЛАР.</text:p>
      <text:p text:style-name="P115"><text:span text:style-name="T43">Якщо СЛАР була розв’язана вдало та її розмірность дорівнює 2, то буде виведено її графічний розв’язок у вікні програми</text:span><text:span text:style-name="T63">.</text:span></text:p>
      <text:p text:style-name="P119">6.2.<text:tab/>Формат вхідних даних</text:p>
      <text:p text:style-name="P124">Користувач на вхід програми подається СЛАР у матричному вигяді, тобто задається за допомогою матриці системи та стовпця вільних членів, числа яких є дійсними.</text:p>
      <text:p text:style-name="P111"><text:span text:style-name="T43">Результатом виконання програми є розв’язок встановленої СЛАР</text:span><text:span text:style-name="T66">. </text:span><text:span text:style-name="T67">У вікні програми СЛАР буде відображатися вертикільною таблицею значень розв’язків СЛАР (рисунок 6.5)</text:span><text:span text:style-name="T66">. Якщо розв’язок буде виведено до файлу, то його змістом буде список дійсних чисел, де числа розділені одним пробілом.</text:span></text:p>
      <text:p text:style-name="P111"><text:span text:style-name="T66"/></text:p>
      <text:p text:style-name="P110"><text:span text:style-name="T66">Рисунок 6.</text:span><text:span text:style-name="T67">5</text:span><text:span text:style-name="T66"> — </text:span><text:span text:style-name="T67">Табличний метод відображення розв’язків</text:span><text:span text:style-name="T63"> </text:span><text:span text:style-name="T62">СЛАР</text:span></text:p>
      <text:p text:style-name="P116">1.3.<text:tab/>Системні вимоги</text:p>
      <table:table table:name="Таблица4" table:style-name="Таблица4">
        <table:table-column table:style-name="Таблица4.A" table:number-columns-repeated="3"/>
        <table:table-row>
          <table:table-cell table:style-name="Таблица4.A1" office:value-type="string">
            <text:p text:style-name="P66"/>
          </table:table-cell>
          <table:table-cell table:style-name="Таблица4.A1" office:value-type="string">
            <text:p text:style-name="P69">Мінімальні</text:p>
          </table:table-cell>
          <table:table-cell table:style-name="Таблица4.C1" office:value-type="string">
            <text:p text:style-name="P69">Рекомендовані</text:p>
          </table:table-cell>
        </table:table-row>
        <table:table-row>
          <table:table-cell table:style-name="Таблица4.A2" office:value-type="string">
            <text:p text:style-name="P69">Операційна система</text:p>
          </table:table-cell>
          <table:table-cell table:style-name="Таблица4.A2" office:value-type="string">
            <text:p text:style-name="P69">Linux (з останніми обновленнями)</text:p>
          </table:table-cell>
          <table:table-cell table:style-name="Таблица4.C2" office:value-type="string">
            <text:p text:style-name="P69">ArchLinux (з останніми обновленнями)</text:p>
          </table:table-cell>
        </table:table-row>
        <table:table-row>
          <table:table-cell table:style-name="Таблица4.A2" office:value-type="string">
            <text:p text:style-name="P66">Процесор</text:p>
          </table:table-cell>
          <table:table-cell table:style-name="Таблица4.C2" table:number-columns-spanned="2" office:value-type="string">
            <text:p text:style-name="P66">Intel i7-6700HQ (8) @ 3.500GHz</text:p>
          </table:table-cell>
          <table:covered-table-cell/>
        </table:table-row>
        <table:table-row>
          <table:table-cell table:style-name="Таблица4.A2" office:value-type="string">
            <text:p text:style-name="P67">Оперативна пам'ять</text:p>
          </table:table-cell>
          <table:table-cell table:style-name="Таблица4.A2" office:value-type="string">
            <text:p text:style-name="P70">4 GB RAM</text:p>
          </table:table-cell>
          <table:table-cell table:style-name="Таблица4.C2" office:value-type="string">
            <text:p text:style-name="P70">8 GB RAM</text:p>
          </table:table-cell>
        </table:table-row>
        <table:table-row>
          <table:table-cell table:style-name="Таблица4.A2" office:value-type="string">
            <text:p text:style-name="P67">Відеоадаптер</text:p>
          </table:table-cell>
          <table:table-cell table:style-name="Таблица4.C2" table:number-columns-spanned="2" office:value-type="string">
            <text:p text:style-name="P66">Intel HD Graphics 530</text:p>
          </table:table-cell>
          <table:covered-table-cell/>
        </table:table-row>
        <table:table-row>
          <table:table-cell table:style-name="Таблица4.A2" office:value-type="string">
            <text:p text:style-name="P67">Дисплей</text:p>
          </table:table-cell>
          <table:table-cell table:style-name="Таблица4.A2" office:value-type="string">
            <text:p text:style-name="P71">1920x1080</text:p>
          </table:table-cell>
          <table:table-cell table:style-name="Таблица4.C2" office:value-type="string">
            <text:p text:style-name="P70">1920x1080 та вище</text:p>
          </table:table-cell>
        </table:table-row>
        <table:table-row>
          <table:table-cell table:style-name="Таблица4.A2" office:value-type="string">
            <text:p text:style-name="P69">Прилади введення</text:p>
          </table:table-cell>
          <table:table-cell table:style-name="Таблица4.C2" table:number-columns-spanned="2" office:value-type="string">
            <text:p text:style-name="P66">Клавіатура, комп’ютерна миша</text:p>
          </table:table-cell>
          <table:covered-table-cell/>
        </table:table-row>
        <table:table-row>
          <table:table-cell table:style-name="Таблица4.A2" office:value-type="string">
            <text:p text:style-name="P67">Додаткове програмне забезпечення</text:p>
          </table:table-cell>
          <table:table-cell table:style-name="Таблица4.C2" table:number-columns-spanned="2" office:value-type="string">
            <text:p text:style-name="P69"><text:span text:style-name="T177">Базові пакети</text:span><text:span text:style-name="T175"> </text:span><text:span text:style-name="T177">(</text:span><text:span text:style-name="T175">«base», «base-devel»</text:span><text:span text:style-name="T177">)</text:span><text:span text:style-name="T175">; </text:span><text:span text:style-name="T177">б</text:span>ібліотека <text:span text:style-name="T176">для</text:span> GTKMM-3.0 <text:span text:style-name="T176">(«gtkmm3»)</text:span></text:p>
          </table:table-cell>
          <table:covered-table-cell/>
        </table:table-row>
      </table:table>
      <text:p text:style-name="P117"><text:soft-page-break/></text:p>
      <text:list text:continue-numbering="true" text:style-name="WWNum1">
        <text:list-item>
          <text:h text:style-name="P145" text:outline-level="1" loext:marker-style-name="T43"><text:bookmark-start text:name="_Toc135587150"/><text:span text:style-name="T69">А</text:span><text:bookmark-end text:name="_Toc135587150"/><text:span text:style-name="T72">НАЛІЗ РЕЗУЛЬАТІВ</text:span></text:h>
        </text:list-item>
      </text:list>
      <text:p text:style-name="P32"/>
      <text:p text:style-name="P61">Немає</text:p>
      <text:h text:style-name="P125" text:outline-level="1">В<text:span text:style-name="T117">ИСНОВКИ</text:span></text:h>
      <text:p text:style-name="P32"/>
      <text:p text:style-name="P62">Немає</text:p>
      <text:h text:style-name="P125" text:outline-level="1">П<text:span text:style-name="T117">ЕРЕЛІК ПОСИЛАНЬ</text:span></text:h>
      <text:p text:style-name="P202"/>
      <text:p text:style-name="P200"><text:span text:style-name="T134">[1] </text:span><text:span text:style-name="T135">Прокопенко, Ю. В., Татарчук, Д. Д., &amp; Казміренко, В. А. (2003). Обчислювальна математика.</text:span></text:p>
      <text:p text:style-name="P201"><text:span text:style-name="T133">[2] </text:span><text:span text:style-name="T132">Шахно, С. М., Дудикевич, А. Т., &amp; Левицька, С. М. (2009). ББК B 162.73 я73 Ш81.</text:span></text:p>
      <text:h text:style-name="P290" text:outline-level="1" loext:marker-style-name="T59"><text:bookmark-start text:name="_Toc135587154 Копия 1"/><text:bookmark-start text:name="_Toc326966890 Копия 1"/>Додаток <text:span text:style-name="T112">А</text:span> <text:bookmark-end text:name="_Toc135587154 Копия 1"/><text:bookmark-end text:name="_Toc326966890 Копия 1"/><text:span text:style-name="T203">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8"><text:tab/><text:tab/><text:tab/><text:tab/><text:tab/><text:tab/><text:tab/><text:tab/><text:tab/> Затвердив </text:p>
      <text:p text:style-name="P19">Керівник _<text:span text:style-name="T40">_</text:span><text:span text:style-name="T2">Головченко М.М.</text:span><text:span text:style-name="T40">_</text:span>___ </text:p>
      <text:p text:style-name="P16"><text:tab/><text:tab/><text:tab/><text:tab/><text:tab/><text:tab/> «_<text:span text:style-name="T30">03</text:span>»___<text:span text:style-name="T80">квітня</text:span>______202<text:span text:style-name="T81">4</text:span> р.</text:p>
      <text:p text:style-name="P19"/>
      <text:p text:style-name="P19">Виконавець:</text:p>
      <text:p text:style-name="P20">Студент __<text:span text:style-name="T3">Адаменко А.Б.</text:span><text:span text:style-name="T7">__</text:span></text:p>
      <text:p text:style-name="P22"><text:s/>«_<text:span text:style-name="T30">03</text:span>»____<text:span text:style-name="T80">квітня</text:span>________202<text:span text:style-name="T81">4</text:span> р.</text:p>
      <text:p text:style-name="P27"/>
      <text:p text:style-name="P27"/>
      <text:p text:style-name="P27"/>
      <text:p text:style-name="P25">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82">Основи програмування</text:span>»</text:p>
      <text:p text:style-name="P21"/>
      <text:p text:style-name="P21"/>
      <text:p text:style-name="P21"/>
      <text:p text:style-name="P21"/>
      <text:p text:style-name="P21"/>
      <text:p text:style-name="P21"/>
      <text:p text:style-name="P15">Київ 202<text:span text:style-name="T79">4</text:span></text:p>
      <text:list xml:id="list130552545455803" text:continue-numbering="true" text:style-name="WWNum1">
        <text:list-item>
          <text:list>
            <text:list-item>
              <text:p text:style-name="P150"><text:span text:style-name="T8">Мета</text:span><text:span text:style-name="T82">: </text:span>Метою курсової роботи <text:span text:style-name="T84">є забезпечення надійності та коректності програмного забезпечення для розв’язання СЛАР різними точними методами.</text:span></text:p>
            </text:list-item>
            <text:list-item>
              <text:p text:style-name="P153"><text:span text:style-name="T8">Дата</text:span><text:span text:style-name="T7"> початку роботи</text:span><text:span text:style-name="T82">: «_</text:span><text:span text:style-name="T4">03</text:span><text:span text:style-name="T82">»___</text:span><text:span text:style-name="T4">квітня</text:span><text:span text:style-name="T82">____</text:span>202<text:span text:style-name="T81">4</text:span> р.</text:p>
            </text:list-item>
            <text:list-item>
              <text:p text:style-name="P151"><text:span text:style-name="T8">Дата</text:span><text:span text:style-name="T7"> закінчення роботи</text:span><text:span text:style-name="T82">: «___»___________ </text:span>202<text:span text:style-name="T81">4</text:span> р.</text:p>
            </text:list-item>
            <text:list-item>
              <text:p text:style-name="P151"><text:span text:style-name="T8">Вимоги</text:span><text:span text:style-name="T7"> до програмного забезпечення</text:span>.</text:p>
            </text:list-item>
          </text:list>
        </text:list-item>
      </text:list>
      <text:list xml:id="list3787170148" text:style-name="WWNum2">
        <text:list-item>
          <text:p text:style-name="P154"><text:span text:style-name="T1">Функціональні вимоги</text:span>:</text:p>
        </text:list-item>
      </text:list>
      <text:list xml:id="list2878542880" text:style-name="WWNum3">
        <text:list-item>
          <text:p text:style-name="P155">Можливість <text:span text:style-name="T84">ввести розмірність СЛАР.</text:span></text:p>
        </text:list-item>
        <text:list-item>
          <text:p text:style-name="P159">Можливість задавати вільні коефіцієнти та коефіцієнти невідомих змінних СЛАР.</text:p>
        </text:list-item>
        <text:list-item>
          <text:p text:style-name="P159">Можливість обирати один з методів розв’язання СЛАР.</text:p>
        </text:list-item>
        <text:list-item>
          <text:p text:style-name="P159">Розв’язати СЛАР обраним методом <text:span text:style-name="T42">(LUP-методом, метод обертання, метод Гауса-Холецького (квадратного кореня))</text:span>.</text:p>
        </text:list-item>
        <text:list-item>
          <text:p text:style-name="P155"><text:span text:style-name="T84">Можливість зберігати результати розв’язання СЛАР у текстовий файл</text:span>.</text:p>
        </text:list-item>
        <text:list-item>
          <text:p text:style-name="P160">Можливість графічного розв’язання СЛАР у випадку розмірності СЛАР у дв<text:span text:style-name="T41">а рівняння</text:span>.</text:p>
        </text:list-item>
        <text:list-item>
          <text:p text:style-name="P161">Відображати значення <text:span text:style-name="T190">практичної</text:span> складності алгоритмів розв’язання СЛАР.</text:p>
        </text:list-item>
        <text:list-item>
          <text:p text:style-name="P161">Нормальна обробка та реакція на некоректні дії користувача.</text:p>
        </text:list-item>
        <text:list-item>
          <text:p text:style-name="P162">Можливість відображення практичної складності алгоритму.</text:p>
        </text:list-item>
      </text:list>
      <text:list text:continue-list="list3787170148" text:style-name="WWNum2">
        <text:list-item>
          <text:p text:style-name="P157"><text:span text:style-name="T1">Нефункціональні вимоги</text:span>:</text:p>
        </text:list-item>
      </text:list>
      <text:list text:continue-list="list2878542880" text:style-name="WWNum3">
        <text:list-item>
          <text:p text:style-name="P163">Можливість <text:span text:style-name="T85">запускати </text:span><text:span text:style-name="T86">та працювати з</text:span><text:span text:style-name="T85"> програмн</text:span><text:span text:style-name="T86">им</text:span><text:span text:style-name="T85"> забезпечення</text:span><text:span text:style-name="T86">м</text:span><text:span text:style-name="T85"> на операційній системі «</text:span><text:span text:style-name="T138">Linux</text:span><text:span text:style-name="T85">».</text:span></text:p>
        </text:list-item>
        <text:list-item>
          <text:p text:style-name="P156">Все програмне забезпечення та супроводжувача технічна документація повинні задовольняти наступним ДЕСТам:</text:p>
        </text:list-item>
      </text:list>
      <text:p text:style-name="P23"><text:soft-page-break/>ГОСТ 29.401 - 78 - Текст програми. Вимоги до змісту та оформлення.</text:p>
      <text:p text:style-name="P23">ГОСТ 19.106 - 78 - Вимоги до програмної документації.</text:p>
      <text:p text:style-name="P23">ГОСТ 7.1 - 84 та ДСТУ 3008 - 2015 - Розробка технічної документації.</text:p>
      <text:p text:style-name="P24"/>
      <text:list xml:id="list130551272774583" text:continue-list="list130552545455803" text:style-name="WWNum1">
        <text:list-item>
          <text:list>
            <text:list-item>
              <text:p text:style-name="P151"><text:span text:style-name="T8">Стадії</text:span><text:span text:style-name="T7"> та етапи розробки</text:span><text:span text:style-name="T82">:</text:span></text:p>
            </text:list-item>
          </text:list>
        </text:list-item>
      </text:list>
      <text:list text:style-name="WWNum4">
        <text:list-item>
          <text:p text:style-name="P158"><text:span text:style-name="T82">Об'єктно-орієнтований аналіз</text:span> предметної області задачі (до__.__.202<text:span text:style-name="T81">4 </text:span>р.)</text:p>
        </text:list-item>
        <text:list-item>
          <text:p text:style-name="P158"><text:s/><text:span text:style-name="T82">Об'єктно-орієнтоване </text:span>проектування архітектури програмної системи (до __.__.202<text:span text:style-name="T81">4 </text:span>р.)</text:p>
        </text:list-item>
        <text:list-item>
          <text:p text:style-name="P158"><text:span text:style-name="T82">Розробка програмного забезпечення (до __.__.202</text:span><text:span text:style-name="T83">4 </text:span><text:span text:style-name="T82">р.)</text:span></text:p>
        </text:list-item>
        <text:list-item>
          <text:p text:style-name="P158"><text:span text:style-name="T82">Тестування розробленої програми (до __.__.20</text:span><text:span text:style-name="T83">24 </text:span><text:span text:style-name="T82">р.)</text:span></text:p>
        </text:list-item>
        <text:list-item>
          <text:p text:style-name="P158"><text:span text:style-name="T82">Розробка пояснювальної записки (до __.__.202</text:span><text:span text:style-name="T83">4 </text:span><text:span text:style-name="T82">р.).</text:span></text:p>
        </text:list-item>
        <text:list-item>
          <text:p text:style-name="P158"><text:span text:style-name="T82">Захист</text:span> курсової роботи (до __.__.202<text:span text:style-name="T81">4</text:span> р.).</text:p>
        </text:list-item>
      </text:list>
      <text:list text:continue-list="list130551272774583" text:style-name="WWNum1">
        <text:list-item>
          <text:list>
            <text:list-item>
              <text:p text:style-name="P152"><text:span text:style-name="T7">Порядок контролю та приймання</text:span><text:span text:style-name="T82">. </text:span>Поточні результати роботи над КР регулярно демонструються викладачу. С<text:span text:style-name="T35">воєчасність виконання основних етапів графіку підготовки роботи </text:span>впливає на <text:span text:style-name="T36">оцінку</text:span> за КР відповідно до критеріїв оцінювання.</text:p>
            </text:list-item>
          </text:list>
        </text:list-item>
      </text:list>
      <text:h text:style-name="P289" text:outline-level="1" loext:marker-style-name="T59"><text:bookmark-start text:name="_Toc135587154"/><text:bookmark-start text:name="_Toc326966890"/><text:span text:style-name="T59">Додаток </text:span><text:span text:style-name="T111">Б</text:span><text:span text:style-name="T59"> </text:span><text:bookmark-end text:name="_Toc326966890"/><text:span text:style-name="T59">Тексти програмного коду</text:span><text:bookmark-end text:name="_Toc135587154"/></text:h>
      <text:p text:style-name="P55"><draw:custom-shape text:anchor-type="char" draw:z-index="141" draw:name="Поле 78" draw:style-name="gr1" draw:text-style-name="P291" svg:width="3.1323in" svg:height="0.9787in" svg:x="1.7638in" svg:y="5.8256in"><text:p text:style-name="P138" loext:marker-style-name="T7"><text:span text:style-name="T38">студента групи ІП-</text:span><text:span text:style-name="T39">35</text:span><text:span text:style-name="T38"> І курсу</text:span></text:p><text:p text:style-name="P139" loext:marker-style-name="T7"><text:span text:style-name="T24">Адаменко А</text:span><text:span text:style-name="T7">.</text:span><text:span text:style-name="T24">Б.</text:span></text:p><text:p text:style-name="P140" loext:marker-style-name="T137"/><text:p text:style-name="P140" loext:marker-style-name="T137"/><text:p text:style-name="P140" loext:marker-style-name="T137"/><text:p text:style-name="P5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9" draw:name="Группа 79" draw:style-name="gr2"><draw:custom-shape draw:name="Text Box 1" draw:style-name="gr7" draw:text-style-name="P292" svg:width="3.1413in" svg:height="0.1906in" svg:x="1.7744in" svg:y="3.5374in"><text:p text:style-name="P60">(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2" draw:style-name="gr8" draw:text-style-name="P292" svg:width="3.1516in" svg:height="0.2661in" svg:x="1.7689in" svg:y="3.2937in"><text:p text:style-name="P60" loext:marker-style-name="T32"><text:span text:style-name="T25">C</text:span><text:span text:style-name="T31">D-R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293" svg:x1="1.7689in" svg:y1="3.5323in" svg:x2="4.9217in" svg:y2="3.5331in"><text:p/></draw:line></draw:g></draw:g><draw:g text:anchor-type="char" draw:z-index="140" draw:name="Группа 84" draw:style-name="gr2"><draw:custom-shape draw:name="Text Box 7" draw:style-name="gr3" draw:text-style-name="P292" svg:width="3.7531in" svg:height="0.1906in" svg:x="1.4646in" svg:y="4.1528in"><text:p text:style-name="P60">(Обсяг програми (документа), арк., К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8" draw:style-name="gr5" draw:text-style-name="P292" svg:width="3.7657in" svg:height="0.2661in" svg:x="1.4583in" svg:y="3.9091in"><text:p text:style-name="P60" loext:marker-style-name="T7"><text:span text:style-name="T25">182</text:span><text:span text:style-name="T31"> арк,</text:span><text:span text:style-name="T25"> 124 Кб</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293" svg:x1="1.4583in" svg:y1="4.1492in" svg:x2="5.2248in" svg:y2="4.1496in"><text:p/></draw:line></draw:g></draw:g></text:p>
      <text:p text:style-name="P56"><draw:g text:anchor-type="char" draw:z-index="129" draw:name="Группа 89" draw:style-name="gr11"><draw:custom-shape draw:name="Text Box 3" draw:style-name="gr12" draw:text-style-name="P292" svg:width="5.1768in" svg:height="0.7858in" svg:x="0.8827in" svg:y="2.326in"><text:p text:style-name="P59">(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4" draw:style-name="gr13" draw:text-style-name="P292" svg:width="5.1941in" svg:height="1.0913in" svg:x="0.8827in" svg:y="1.3217in"><text:p text:style-name="P57"/><text:p text:style-name="P57" loext:marker-style-name="T10"><text:span text:style-name="T10">Тексти програмного ко</text:span><text:span text:style-name="T26">ду програмного забезпечення вирішення задачі </text:span><text:span text:style-name="T27">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293" svg:x1="0.8744in" svg:y1="2.3083in" svg:x2="6.0697in" svg:y2="2.3087in"><text:p/></draw:line></draw:g></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left="0in" fo:margin-top="0.139in" fo:margin-bottom="0in" style:contextual-spacing="false" fo:keep-together="always" fo:text-indent="0.4925in" style:auto-text-indent="false"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6</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17T13:05:49.952716236</dc:date>
    <meta:editing-duration>P2DT16H43M36S</meta:editing-duration>
    <meta:editing-cycles>214</meta:editing-cycles>
    <meta:generator>LibreOffice/7.6.5.2$Linux_X86_64 LibreOffice_project/60$Build-2</meta:generator>
    <meta:print-date>2024-05-16T17:57:26.385200176</meta:print-date>
    <meta:printed-by>Файлы PDF</meta:printed-by>
    <meta:document-statistic meta:table-count="7" meta:image-count="0" meta:object-count="156" meta:page-count="39" meta:paragraph-count="735" meta:word-count="3806" meta:character-count="26957" meta:non-whitespace-character-count="23528"/>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j</mi>
    <annotation encoding="StarMath 5.0">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1/content.xml><?xml version="1.0" encoding="utf-8"?>
<math xmlns="http://www.w3.org/1998/Math/MathML" display="block">
  <semantics>
    <mi>U</mi>
    <annotation encoding="StarMath 5.0">U</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sub>
      <mi>a</mi>
      <mi mathvariant="italic">ji</mi>
    </msub>
    <annotation encoding="StarMath 5.0">a_ji</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